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4H57M32.525S" table:style-name="ce2">
            <text:p>57:32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4H57M32.595S" table:style-name="ce2">
            <text:p>57:32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4H57M32.585S" table:style-name="ce2">
            <text:p>57:32.6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in.d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079" table:style-name="ce1">
            <text:p>2407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4H57M32.603S" table:style-name="ce2">
            <text:p>57:32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in.d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4H57M32.637S" table:style-name="ce2">
            <text:p>57:32.6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121" table:style-name="ce1">
            <text:p>2412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4H57M32.698S" table:style-name="ce2">
            <text:p>57:32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4H57M32.657S" table:style-name="ce2">
            <text:p>57:32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4H57M32.686S" table:style-name="ce2">
            <text:p>57:32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121" table:style-name="ce1">
            <text:p>2412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4H57M32.722S" table:style-name="ce2">
            <text:p>57:32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321" table:style-name="ce1">
            <text:p>2432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4H57M32.719S" table:style-name="ce2">
            <text:p>57:32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4H57M32.767S" table:style-name="ce2">
            <text:p>57:32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4H57M32.720S" table:style-name="ce2">
            <text:p>57:32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in.d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4H57M32.759S" table:style-name="ce2">
            <text:p>57:32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hom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4H57M32.848S" table:style-name="ce2">
            <text:p>57:32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4H57M32.781S" table:style-name="ce2">
            <text:p>57:32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in.d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4H57M32.821S" table:style-name="ce2">
            <text:p>57:32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4H57M32.908S" table:style-name="ce2">
            <text:p>57:32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4H57M32.886S" table:style-name="ce2">
            <text:p>57:32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4H57M32.856S" table:style-name="ce2">
            <text:p>57:32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4H57M32.854S" table:style-name="ce2">
            <text:p>57:32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in.do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4H57M33.019S" table:style-name="ce2">
            <text:p>57:33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4H57M32.958S" table:style-name="ce2">
            <text:p>57:33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hom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4H57M32.976S" table:style-name="ce2">
            <text:p>57:33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4H57M33.100S" table:style-name="ce2">
            <text:p>57:33.1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4H57M32.975S" table:style-name="ce2">
            <text:p>57:33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4H57M33.085S" table:style-name="ce2">
            <text:p>57:33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4H57M33.161S" table:style-name="ce2">
            <text:p>57:33.2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4H57M33.140S" table:style-name="ce2">
            <text:p>57:33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4H57M32.935S" table:style-name="ce2">
            <text:p>57:32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in.do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4H57M33.049S" table:style-name="ce2">
            <text:p>57:33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in.do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4H57M33.119S" table:style-name="ce2">
            <text:p>57:33.1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in.d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4H57M33.199S" table:style-name="ce2">
            <text:p>57:33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4H57M33.262S" table:style-name="ce2">
            <text:p>57:33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4H57M33.203S" table:style-name="ce2">
            <text:p>57:33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4H57M33.227S" table:style-name="ce2">
            <text:p>57:33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4H57M33.354S" table:style-name="ce2">
            <text:p>57:33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4H57M33.251S" table:style-name="ce2">
            <text:p>57:33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4H57M33.188S" table:style-name="ce2">
            <text:p>57:33.2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in.do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082" table:style-name="ce1">
            <text:p>24082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4H57M33.269S" table:style-name="ce2">
            <text:p>57:33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in.do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4H57M33.415S" table:style-name="ce2">
            <text:p>57:33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4H57M33.351S" table:style-name="ce2">
            <text:p>57:33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4H57M33.333S" table:style-name="ce2">
            <text:p>57:33.3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4H57M33.374S" table:style-name="ce2">
            <text:p>57:33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4H57M33.382S" table:style-name="ce2">
            <text:p>57:33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4H57M33.365S" table:style-name="ce2">
            <text:p>57:33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in.do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4H57M33.456S" table:style-name="ce2">
            <text:p>57:33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hom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4H57M33.477S" table:style-name="ce2">
            <text:p>57:33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4H57M33.429S" table:style-name="ce2">
            <text:p>57:33.4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4H57M33.510S" table:style-name="ce2">
            <text:p>57:33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4H57M33.462S" table:style-name="ce2">
            <text:p>57:33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4H57M33.482S" table:style-name="ce2">
            <text:p>57:33.5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124" table:style-name="ce1">
            <text:p>24124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4H57M33.479S" table:style-name="ce2">
            <text:p>57:33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4H57M33.432S" table:style-name="ce2">
            <text:p>57:33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in.do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4H57M33.607S" table:style-name="ce2">
            <text:p>57:33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4H57M33.534S" table:style-name="ce2">
            <text:p>57:33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hom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4H57M33.568S" table:style-name="ce2">
            <text:p>57:33.6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hom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324" table:style-name="ce1">
            <text:p>24324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4H57M33.668S" table:style-name="ce2">
            <text:p>57:33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4H57M33.573S" table:style-name="ce2">
            <text:p>57:33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4H57M33.571S" table:style-name="ce2">
            <text:p>57:33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4H57M33.626S" table:style-name="ce2">
            <text:p>57:33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4H57M33.539S" table:style-name="ce2">
            <text:p>57:33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in.do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4H57M33.700S" table:style-name="ce2">
            <text:p>57:33.7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4H57M33.619S" table:style-name="ce2">
            <text:p>57:33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in.do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4H57M33.690S" table:style-name="ce2">
            <text:p>57:33.7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home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4H57M33.710S" table:style-name="ce2">
            <text:p>57:33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4H57M33.778S" table:style-name="ce2">
            <text:p>57:33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4H57M33.689S" table:style-name="ce2">
            <text:p>57:33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in.do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4H57M33.802S" table:style-name="ce2">
            <text:p>57:33.8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hom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4H57M33.805S" table:style-name="ce2">
            <text:p>57:33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4H57M33.859S" table:style-name="ce2">
            <text:p>57:33.9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4H57M33.798S" table:style-name="ce2">
            <text:p>57:33.8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4H57M33.839S" table:style-name="ce2">
            <text:p>57:33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4H57M33.871S" table:style-name="ce2">
            <text:p>57:33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4H57M33.921S" table:style-name="ce2">
            <text:p>57:33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4H57M33.895S" table:style-name="ce2">
            <text:p>57:33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4H57M33.902S" table:style-name="ce2">
            <text:p>57:33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home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4H57M33.824S" table:style-name="ce2">
            <text:p>57:33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in.do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080" table:style-name="ce1">
            <text:p>24080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4H57M33.885S" table:style-name="ce2">
            <text:p>57:33.9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in.d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4H57M33.952S" table:style-name="ce2">
            <text:p>57:34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4H57M33.956S" table:style-name="ce2">
            <text:p>57:34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4H57M33.958S" table:style-name="ce2">
            <text:p>57:34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4H57M33.942S" table:style-name="ce2">
            <text:p>57:33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in.do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4H57M34.023S" table:style-name="ce2">
            <text:p>57:34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4H57M33.983S" table:style-name="ce2">
            <text:p>57:34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4H57M34.043S" table:style-name="ce2">
            <text:p>57:34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122" table:style-name="ce1">
            <text:p>24122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4H57M34.112S" table:style-name="ce2">
            <text:p>57:34.1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4H57M34.075S" table:style-name="ce2">
            <text:p>57:34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4H57M34.053S" table:style-name="ce2">
            <text:p>57:34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in.d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4H57M34.045S" table:style-name="ce2">
            <text:p>57:34.0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4H57M34.097S" table:style-name="ce2">
            <text:p>57:34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hom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322" table:style-name="ce1">
            <text:p>24322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4H57M34.126S" table:style-name="ce2">
            <text:p>57:34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4H57M34.174S" table:style-name="ce2">
            <text:p>57:34.2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4H57M34.127S" table:style-name="ce2">
            <text:p>57:34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4H57M34.123S" table:style-name="ce2">
            <text:p>57:34.1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in.do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4H57M34.132S" table:style-name="ce2">
            <text:p>57:34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4H57M34.204S" table:style-name="ce2">
            <text:p>57:34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h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4H57M34.211S" table:style-name="ce2">
            <text:p>57:34.2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4H57M34.276S" table:style-name="ce2">
            <text:p>57:34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4H57M34.214S" table:style-name="ce2">
            <text:p>57:34.2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4H57M34.286S" table:style-name="ce2">
            <text:p>57:34.3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4H57M34.365S" table:style-name="ce2">
            <text:p>57:34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4H57M34.186S" table:style-name="ce2">
            <text:p>57:34.2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in.do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4H57M34.305S" table:style-name="ce2">
            <text:p>57:34.3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4H57M34.434S" table:style-name="ce2">
            <text:p>57:34.4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4H57M34.311S" table:style-name="ce2">
            <text:p>57:34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in.do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4H57M34.426S" table:style-name="ce2">
            <text:p>57:34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hom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4H57M34.539S" table:style-name="ce2">
            <text:p>57:34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4H57M34.463S" table:style-name="ce2">
            <text:p>57:34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4H57M34.408S" table:style-name="ce2">
            <text:p>57:34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4H57M34.448S" table:style-name="ce2">
            <text:p>57:34.4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in.do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4H57M34.617S" table:style-name="ce2">
            <text:p>57:34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4H57M34.399S" table:style-name="ce2">
            <text:p>57:34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in.do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4H57M34.694S" table:style-name="ce2">
            <text:p>57:34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4H57M34.580S" table:style-name="ce2">
            <text:p>57:34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4H57M34.563S" table:style-name="ce2">
            <text:p>57:34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in.do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4H57M34.608S" table:style-name="ce2">
            <text:p>57:34.6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4H57M34.788S" table:style-name="ce2">
            <text:p>57:34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4H57M34.604S" table:style-name="ce2">
            <text:p>57:34.6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home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4H57M34.869S" table:style-name="ce2">
            <text:p>57:34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4H57M34.747S" table:style-name="ce2">
            <text:p>57:34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4H57M34.686S" table:style-name="ce2">
            <text:p>57:34.7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4H57M34.935S" table:style-name="ce2">
            <text:p>57:34.9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4H57M34.886S" table:style-name="ce2">
            <text:p>57:34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4H57M34.734S" table:style-name="ce2">
            <text:p>57:34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in.do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4H57M34.632S" table:style-name="ce2">
            <text:p>57:34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in.do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4H57M35.085S" table:style-name="ce2">
            <text:p>57:35.1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4H57M34.841S" table:style-name="ce2">
            <text:p>57:34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home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4H57M34.951S" table:style-name="ce2">
            <text:p>57:35.0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4H57M34.832S" table:style-name="ce2">
            <text:p>57:34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4H57M35.117S" table:style-name="ce2">
            <text:p>57:35.1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4H57M34.848S" table:style-name="ce2">
            <text:p>57:34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in.do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4H57M35.123S" table:style-name="ce2">
            <text:p>57:35.1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4H57M35.118S" table:style-name="ce2">
            <text:p>57:35.1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4H57M35.125S" table:style-name="ce2">
            <text:p>57:35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4H57M34.998S" table:style-name="ce2">
            <text:p>57:35.0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in.do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4H57M35.199S" table:style-name="ce2">
            <text:p>57:35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4H57M35.052S" table:style-name="ce2">
            <text:p>57:35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4H57M34.890S" table:style-name="ce2">
            <text:p>57:34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in.do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4H57M35.198S" table:style-name="ce2">
            <text:p>57:35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4H57M35.334S" table:style-name="ce2">
            <text:p>57:35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4H57M35.051S" table:style-name="ce2">
            <text:p>57:35.1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4H57M35.227S" table:style-name="ce2">
            <text:p>57:35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4H57M35.376S" table:style-name="ce2">
            <text:p>57:35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4H57M35.114S" table:style-name="ce2">
            <text:p>57:35.1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in.do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4H57M35.229S" table:style-name="ce2">
            <text:p>57:35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4H57M35.447S" table:style-name="ce2">
            <text:p>57:35.4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4H57M35.189S" table:style-name="ce2">
            <text:p>57:35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4H57M35.189S" table:style-name="ce2">
            <text:p>57:35.2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in.do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4H57M35.578S" table:style-name="ce2">
            <text:p>57:35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4H57M35.377S" table:style-name="ce2">
            <text:p>57:35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home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4H57M35.630S" table:style-name="ce2">
            <text:p>57:35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4H57M35.222S" table:style-name="ce2">
            <text:p>57:35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in.do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4H57M35.221S" table:style-name="ce2">
            <text:p>57:35.2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4H57M35.699S" table:style-name="ce2">
            <text:p>57:35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4H57M35.376S" table:style-name="ce2">
            <text:p>57:35.4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home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4H57M35.349S" table:style-name="ce2">
            <text:p>57:35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in.do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4H57M35.475S" table:style-name="ce2">
            <text:p>57:35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home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4H57M35.825S" table:style-name="ce2">
            <text:p>57:35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4H57M35.740S" table:style-name="ce2">
            <text:p>57:35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4H57M35.465S" table:style-name="ce2">
            <text:p>57:35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home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4H57M35.881S" table:style-name="ce2">
            <text:p>57:35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4H57M35.753S" table:style-name="ce2">
            <text:p>57:35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4H57M35.418S" table:style-name="ce2">
            <text:p>57:35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4H57M35.466S" table:style-name="ce2">
            <text:p>57:35.5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in.do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4H57M35.956S" table:style-name="ce2">
            <text:p>57:36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4H57M35.388S" table:style-name="ce2">
            <text:p>57:35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in.do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4H57M35.869S" table:style-name="ce2">
            <text:p>57:35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4H57M35.590S" table:style-name="ce2">
            <text:p>57:3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4H57M36.083S" table:style-name="ce2">
            <text:p>57:36.1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4H57M35.738S" table:style-name="ce2">
            <text:p>57:35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4H57M35.667S" table:style-name="ce2">
            <text:p>57:35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in.do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4H57M35.704S" table:style-name="ce2">
            <text:p>57:35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home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4H57M36.133S" table:style-name="ce2">
            <text:p>57:36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4H57M35.605S" table:style-name="ce2">
            <text:p>57:35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in.do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4H57M35.689S" table:style-name="ce2">
            <text:p>57:35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4H57M35.942S" table:style-name="ce2">
            <text:p>57:35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home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4H57M36.203S" table:style-name="ce2">
            <text:p>57:36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4H57M35.845S" table:style-name="ce2">
            <text:p>57:35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in.do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4H57M36.158S" table:style-name="ce2">
            <text:p>57:36.2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4H57M36.331S" table:style-name="ce2">
            <text:p>57:36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4H57M36.206S" table:style-name="ce2">
            <text:p>57:36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home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4H57M36.386S" table:style-name="ce2">
            <text:p>57:36.4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4H57M36.035S" table:style-name="ce2">
            <text:p>57:36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home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4H57M35.976S" table:style-name="ce2">
            <text:p>57:36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in.do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4H57M35.715S" table:style-name="ce2">
            <text:p>57:35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in.do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4H57M36.464S" table:style-name="ce2">
            <text:p>57:36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4H57M35.977S" table:style-name="ce2">
            <text:p>57:36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4H57M35.960S" table:style-name="ce2">
            <text:p>57:36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4H57M35.890S" table:style-name="ce2">
            <text:p>57:35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in.do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4H57M36.577S" table:style-name="ce2">
            <text:p>57:36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4H57M36.161S" table:style-name="ce2">
            <text:p>57:36.2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in.do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4H57M36.209S" table:style-name="ce2">
            <text:p>57:36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in.do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4H57M36.485S" table:style-name="ce2">
            <text:p>57:36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4H57M36.639S" table:style-name="ce2">
            <text:p>57:36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4H57M36.165S" table:style-name="ce2">
            <text:p>57:36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4H57M36.723S" table:style-name="ce2">
            <text:p>57:36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4H57M36.095S" table:style-name="ce2">
            <text:p>57:36.1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in.do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4H57M36.205S" table:style-name="ce2">
            <text:p>57:36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home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4H57M36.346S" table:style-name="ce2">
            <text:p>57:36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in.do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4H57M36.142S" table:style-name="ce2">
            <text:p>57:36.1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home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4H57M36.154S" table:style-name="ce2">
            <text:p>57:36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4H57M36.825S" table:style-name="ce2">
            <text:p>57:36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4H57M36.894S" table:style-name="ce2">
            <text:p>57:36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4H57M36.316S" table:style-name="ce2">
            <text:p>57:36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4H57M36.976S" table:style-name="ce2">
            <text:p>57:37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4H57M36.662S" table:style-name="ce2">
            <text:p>57:36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home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4H57M36.542S" table:style-name="ce2">
            <text:p>57:36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4H57M36.834S" table:style-name="ce2">
            <text:p>57:36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4H57M36.815S" table:style-name="ce2">
            <text:p>57:36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home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4H57M36.496S" table:style-name="ce2">
            <text:p>57:36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4H57M36.505S" table:style-name="ce2">
            <text:p>57:36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in.do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4H57M37.080S" table:style-name="ce2">
            <text:p>57:37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4H57M36.475S" table:style-name="ce2">
            <text:p>57:36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in.do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4H57M37.010S" table:style-name="ce2">
            <text:p>57:37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4H57M36.486S" table:style-name="ce2">
            <text:p>57:36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4H57M36.526S" table:style-name="ce2">
            <text:p>57:36.5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home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4H57M37.147S" table:style-name="ce2">
            <text:p>57:37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4H57M36.511S" table:style-name="ce2">
            <text:p>57:36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home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4H57M37.223S" table:style-name="ce2">
            <text:p>57:37.2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4H57M36.738S" table:style-name="ce2">
            <text:p>57:36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in.do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4H57M36.834S" table:style-name="ce2">
            <text:p>57:36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4H57M37.344S" table:style-name="ce2">
            <text:p>57:37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4H57M37.028S" table:style-name="ce2">
            <text:p>57:37.0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home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4H57M37.181S" table:style-name="ce2">
            <text:p>57:37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4H57M36.765S" table:style-name="ce2">
            <text:p>57:36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4H57M37.401S" table:style-name="ce2">
            <text:p>57:37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4H57M36.634S" table:style-name="ce2">
            <text:p>57:36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4H57M37.225S" table:style-name="ce2">
            <text:p>57:37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home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4H57M36.836S" table:style-name="ce2">
            <text:p>57:36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home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4H57M37.476S" table:style-name="ce2">
            <text:p>57:37.5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4H57M36.646S" table:style-name="ce2">
            <text:p>57:36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in.do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4H57M37.361S" table:style-name="ce2">
            <text:p>57:37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4H57M36.644S" table:style-name="ce2">
            <text:p>57:36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4H57M37.484S" table:style-name="ce2">
            <text:p>57:37.5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4H57M36.590S" table:style-name="ce2">
            <text:p>57:36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in.do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4H57M37.183S" table:style-name="ce2">
            <text:p>57:37.2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in.do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4H57M37.116S" table:style-name="ce2">
            <text:p>57:37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in.do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4H57M37.111S" table:style-name="ce2">
            <text:p>57:37.1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4H57M37.135S" table:style-name="ce2">
            <text:p>57:37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4H57M37.108S" table:style-name="ce2">
            <text:p>57:37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home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4H57M37.169S" table:style-name="ce2">
            <text:p>57:37.2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home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4H57M37.003S" table:style-name="ce2">
            <text:p>57:37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in.do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4H57M36.933S" table:style-name="ce2">
            <text:p>57:36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in.do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4H57M36.864S" table:style-name="ce2">
            <text:p>57:36.9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in.do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4H57M37.649S" table:style-name="ce2">
            <text:p>57:37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4H57M37.772S" table:style-name="ce2">
            <text:p>57:37.8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4H57M36.990S" table:style-name="ce2">
            <text:p>57:37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home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4H57M37.774S" table:style-name="ce2">
            <text:p>57:37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4H57M37.726S" table:style-name="ce2">
            <text:p>57:37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home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4H57M37.690S" table:style-name="ce2">
            <text:p>57:37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4H57M37.720S" table:style-name="ce2">
            <text:p>57:37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4H57M37.996S" table:style-name="ce2">
            <text:p>57:38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4H57M38.048S" table:style-name="ce2">
            <text:p>57:38.0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4H57M37.650S" table:style-name="ce2">
            <text:p>57:37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4H57M37.485S" table:style-name="ce2">
            <text:p>57:37.5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in.do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4H57M37.501S" table:style-name="ce2">
            <text:p>57:37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4H57M38.087S" table:style-name="ce2">
            <text:p>57:38.1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home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4H57M37.568S" table:style-name="ce2">
            <text:p>57:37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home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4H57M37.414S" table:style-name="ce2">
            <text:p>57:37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in.do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4H57M37.351S" table:style-name="ce2">
            <text:p>57:37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in.do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4H57M37.392S" table:style-name="ce2">
            <text:p>57:37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home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4H57M37.417S" table:style-name="ce2">
            <text:p>57:37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home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4H57M37.308S" table:style-name="ce2">
            <text:p>57:37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4H57M38.323S" table:style-name="ce2">
            <text:p>57:38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home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4H57M37.336S" table:style-name="ce2">
            <text:p>57:37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home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4H57M37.246S" table:style-name="ce2">
            <text:p>57:37.2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in.do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4H57M38.286S" table:style-name="ce2">
            <text:p>57:38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h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4H57M38.442S" table:style-name="ce2">
            <text:p>57:38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home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4H57M38.235S" table:style-name="ce2">
            <text:p>57:38.2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4H57M38.209S" table:style-name="ce2">
            <text:p>57:38.2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hom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4H57M38.464S" table:style-name="ce2">
            <text:p>57:38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home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4H57M38.601S" table:style-name="ce2">
            <text:p>57:38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4H57M38.079S" table:style-name="ce2">
            <text:p>57:38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home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4H57M38.631S" table:style-name="ce2">
            <text:p>57:38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4H57M38.667S" table:style-name="ce2">
            <text:p>57:38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4H57M37.971S" table:style-name="ce2">
            <text:p>57:38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4H57M37.972S" table:style-name="ce2">
            <text:p>57:38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home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4H57M37.896S" table:style-name="ce2">
            <text:p>57:37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4H57M37.839S" table:style-name="ce2">
            <text:p>57:37.8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4H57M38.918S" table:style-name="ce2">
            <text:p>57:38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home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4H57M38.781S" table:style-name="ce2">
            <text:p>57:38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hom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4H57M38.601S" table:style-name="ce2">
            <text:p>57:38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4H57M38.492S" table:style-name="ce2">
            <text:p>57:38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home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4H57M38.652S" table:style-name="ce2">
            <text:p>57:38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home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4H57M38.420S" table:style-name="ce2">
            <text:p>57:38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4H57M38.355S" table:style-name="ce2">
            <text:p>57:38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4H57M39.139S" table:style-name="ce2">
            <text:p>57:39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4H57M39.149S" table:style-name="ce2">
            <text:p>57:39.1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4H57M38.944S" table:style-name="ce2">
            <text:p>57:38.9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home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4H57M38.929S" table:style-name="ce2">
            <text:p>57:38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home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4H57M38.844S" table:style-name="ce2">
            <text:p>57:38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home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4H57M39.204S" table:style-name="ce2">
            <text:p>57:39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home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4H57M39.361S" table:style-name="ce2">
            <text:p>57:39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home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4H57M39.328S" table:style-name="ce2">
            <text:p>57:39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home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4H57M39.053S" table:style-name="ce2">
            <text:p>57:39.1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home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4H57M39.346S" table:style-name="ce2">
            <text:p>57:39.3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home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4H57M39.239S" table:style-name="ce2">
            <text:p>57:39.2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home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4H57M39.532S" table:style-name="ce2">
            <text:p>57:39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4H57M39.606S" table:style-name="ce2">
            <text:p>57:39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4H57M39.647S" table:style-name="ce2">
            <text:p>57:39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hom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4325" table:style-name="ce1">
            <text:p>24325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4H57M32.823S" table:style-name="ce2">
            <text:p>57:32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3283" table:style-name="ce1">
            <text:p>13283</text:p>
          </table:table-cell>
          <table:table-cell office:value-type="string" table:style-name="ce1">
            <text:p>Success</text:p>
          </table:table-cell>
          <table:table-cell office:value-type="float" office:value="123678" table:style-name="ce1">
            <text:p>123678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4H57M33.993S" table:style-name="ce2">
            <text:p>57:34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2174" table:style-name="ce1">
            <text:p>12174</text:p>
          </table:table-cell>
          <table:table-cell office:value-type="string" table:style-name="ce1">
            <text:p>Success</text:p>
          </table:table-cell>
          <table:table-cell office:value-type="float" office:value="123664" table:style-name="ce1">
            <text:p>123664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4H57M33.524S" table:style-name="ce2">
            <text:p>57:33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2725" table:style-name="ce1">
            <text:p>12725</text:p>
          </table:table-cell>
          <table:table-cell office:value-type="string" table:style-name="ce1">
            <text:p>Success</text:p>
          </table:table-cell>
          <table:table-cell office:value-type="float" office:value="123671" table:style-name="ce1">
            <text:p>123671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4H57M34.482S" table:style-name="ce2">
            <text:p>57:34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1771" table:style-name="ce1">
            <text:p>11771</text:p>
          </table:table-cell>
          <table:table-cell office:value-type="string" table:style-name="ce1">
            <text:p>Success</text:p>
          </table:table-cell>
          <table:table-cell office:value-type="float" office:value="123657" table:style-name="ce1">
            <text:p>123657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4H57M33.994S" table:style-name="ce2">
            <text:p>57:34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2282" table:style-name="ce1">
            <text:p>12282</text:p>
          </table:table-cell>
          <table:table-cell office:value-type="string" table:style-name="ce1">
            <text:p>Success</text:p>
          </table:table-cell>
          <table:table-cell office:value-type="float" office:value="123665" table:style-name="ce1">
            <text:p>123665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4H57M33.794S" table:style-name="ce2">
            <text:p>57:33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2490" table:style-name="ce1">
            <text:p>12490</text:p>
          </table:table-cell>
          <table:table-cell office:value-type="string" table:style-name="ce1">
            <text:p>Success</text:p>
          </table:table-cell>
          <table:table-cell office:value-type="float" office:value="123666" table:style-name="ce1">
            <text:p>123666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4H57M32.748S" table:style-name="ce2">
            <text:p>57:32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3550" table:style-name="ce1">
            <text:p>13550</text:p>
          </table:table-cell>
          <table:table-cell office:value-type="string" table:style-name="ce1">
            <text:p>Success</text:p>
          </table:table-cell>
          <table:table-cell office:value-type="float" office:value="124523" table:style-name="ce1">
            <text:p>124523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4H57M33.708S" table:style-name="ce2">
            <text:p>57:33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2602" table:style-name="ce1">
            <text:p>12602</text:p>
          </table:table-cell>
          <table:table-cell office:value-type="string" table:style-name="ce1">
            <text:p>Success</text:p>
          </table:table-cell>
          <table:table-cell office:value-type="float" office:value="123668" table:style-name="ce1">
            <text:p>123668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4H57M33.169S" table:style-name="ce2">
            <text:p>57:33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3160" table:style-name="ce1">
            <text:p>13160</text:p>
          </table:table-cell>
          <table:table-cell office:value-type="string" table:style-name="ce1">
            <text:p>Success</text:p>
          </table:table-cell>
          <table:table-cell office:value-type="float" office:value="125795" table:style-name="ce1">
            <text:p>125795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4H57M33.253S" table:style-name="ce2">
            <text:p>57:33.3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3081" table:style-name="ce1">
            <text:p>13081</text:p>
          </table:table-cell>
          <table:table-cell office:value-type="string" table:style-name="ce1">
            <text:p>Success</text:p>
          </table:table-cell>
          <table:table-cell office:value-type="float" office:value="125794" table:style-name="ce1">
            <text:p>125794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4H57M34.176S" table:style-name="ce2">
            <text:p>57:34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2171" table:style-name="ce1">
            <text:p>12171</text:p>
          </table:table-cell>
          <table:table-cell office:value-type="string" table:style-name="ce1">
            <text:p>Success</text:p>
          </table:table-cell>
          <table:table-cell office:value-type="float" office:value="123663" table:style-name="ce1">
            <text:p>123663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4H57M35.299S" table:style-name="ce2">
            <text:p>57:35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1053" table:style-name="ce1">
            <text:p>11053</text:p>
          </table:table-cell>
          <table:table-cell office:value-type="string" table:style-name="ce1">
            <text:p>Success</text:p>
          </table:table-cell>
          <table:table-cell office:value-type="float" office:value="125770" table:style-name="ce1">
            <text:p>125770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4H57M35.006S" table:style-name="ce2">
            <text:p>57:35.0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1349" table:style-name="ce1">
            <text:p>11349</text:p>
          </table:table-cell>
          <table:table-cell office:value-type="string" table:style-name="ce1">
            <text:p>Success</text:p>
          </table:table-cell>
          <table:table-cell office:value-type="float" office:value="123657" table:style-name="ce1">
            <text:p>12365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4H57M35.189S" table:style-name="ce2">
            <text:p>57:35.2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1168" table:style-name="ce1">
            <text:p>11168</text:p>
          </table:table-cell>
          <table:table-cell office:value-type="string" table:style-name="ce1">
            <text:p>Success</text:p>
          </table:table-cell>
          <table:table-cell office:value-type="float" office:value="123653" table:style-name="ce1">
            <text:p>123653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4H57M35.192S" table:style-name="ce2">
            <text:p>57:35.2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1174" table:style-name="ce1">
            <text:p>11174</text:p>
          </table:table-cell>
          <table:table-cell office:value-type="string" table:style-name="ce1">
            <text:p>Success</text:p>
          </table:table-cell>
          <table:table-cell office:value-type="float" office:value="123650" table:style-name="ce1">
            <text:p>123650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4H57M33.642S" table:style-name="ce2">
            <text:p>57:33.6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2727" table:style-name="ce1">
            <text:p>12727</text:p>
          </table:table-cell>
          <table:table-cell office:value-type="string" table:style-name="ce1">
            <text:p>Success</text:p>
          </table:table-cell>
          <table:table-cell office:value-type="float" office:value="123670" table:style-name="ce1">
            <text:p>123670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4H57M34.390S" table:style-name="ce2">
            <text:p>57:34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2005" table:style-name="ce1">
            <text:p>12005</text:p>
          </table:table-cell>
          <table:table-cell office:value-type="string" table:style-name="ce1">
            <text:p>Success</text:p>
          </table:table-cell>
          <table:table-cell office:value-type="float" office:value="123659" table:style-name="ce1">
            <text:p>123659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4H57M33.546S" table:style-name="ce2">
            <text:p>57:33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2866" table:style-name="ce1">
            <text:p>12866</text:p>
          </table:table-cell>
          <table:table-cell office:value-type="string" table:style-name="ce1">
            <text:p>Success</text:p>
          </table:table-cell>
          <table:table-cell office:value-type="float" office:value="123669" table:style-name="ce1">
            <text:p>123669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4H57M33.866S" table:style-name="ce2">
            <text:p>57:33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2548" table:style-name="ce1">
            <text:p>12548</text:p>
          </table:table-cell>
          <table:table-cell office:value-type="string" table:style-name="ce1">
            <text:p>Success</text:p>
          </table:table-cell>
          <table:table-cell office:value-type="float" office:value="123666" table:style-name="ce1">
            <text:p>123666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4H57M33.053S" table:style-name="ce2">
            <text:p>57:33.1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3369" table:style-name="ce1">
            <text:p>13369</text:p>
          </table:table-cell>
          <table:table-cell office:value-type="string" table:style-name="ce1">
            <text:p>Success</text:p>
          </table:table-cell>
          <table:table-cell office:value-type="float" office:value="123675" table:style-name="ce1">
            <text:p>123675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4H57M34.311S" table:style-name="ce2">
            <text:p>57:34.3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2123" table:style-name="ce1">
            <text:p>12123</text:p>
          </table:table-cell>
          <table:table-cell office:value-type="string" table:style-name="ce1">
            <text:p>Success</text:p>
          </table:table-cell>
          <table:table-cell office:value-type="float" office:value="123663" table:style-name="ce1">
            <text:p>123663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4H57M33.912S" table:style-name="ce2">
            <text:p>57:33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2523" table:style-name="ce1">
            <text:p>12523</text:p>
          </table:table-cell>
          <table:table-cell office:value-type="string" table:style-name="ce1">
            <text:p>Success</text:p>
          </table:table-cell>
          <table:table-cell office:value-type="float" office:value="125787" table:style-name="ce1">
            <text:p>125787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4H57M34.928S" table:style-name="ce2">
            <text:p>57:34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1507" table:style-name="ce1">
            <text:p>11507</text:p>
          </table:table-cell>
          <table:table-cell office:value-type="string" table:style-name="ce1">
            <text:p>Success</text:p>
          </table:table-cell>
          <table:table-cell office:value-type="float" office:value="123654" table:style-name="ce1">
            <text:p>123654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4H57M33.501S" table:style-name="ce2">
            <text:p>57:33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970" table:style-name="ce1">
            <text:p>12970</text:p>
          </table:table-cell>
          <table:table-cell office:value-type="string" table:style-name="ce1">
            <text:p>Success</text:p>
          </table:table-cell>
          <table:table-cell office:value-type="float" office:value="125794" table:style-name="ce1">
            <text:p>125794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4H57M46.173S" table:style-name="ce2">
            <text:p>57:46.2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4H57M46.109S" table:style-name="ce2">
            <text:p>57:46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4H57M34.142S" table:style-name="ce2">
            <text:p>57:34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2373" table:style-name="ce1">
            <text:p>12373</text:p>
          </table:table-cell>
          <table:table-cell office:value-type="string" table:style-name="ce1">
            <text:p>Success</text:p>
          </table:table-cell>
          <table:table-cell office:value-type="float" office:value="123661" table:style-name="ce1">
            <text:p>123661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4H57M46.257S" table:style-name="ce2">
            <text:p>57:46.3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4H57M46.287S" table:style-name="ce2">
            <text:p>57:46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4H57M46.359S" table:style-name="ce2">
            <text:p>57:46.4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4H57M46.350S" table:style-name="ce2">
            <text:p>57:46.4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4H57M46.416S" table:style-name="ce2">
            <text:p>57:46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4H57M46.253S" table:style-name="ce2">
            <text:p>57:46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4H57M46.414S" table:style-name="ce2">
            <text:p>57:46.4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4H57M46.437S" table:style-name="ce2">
            <text:p>57:46.4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4H57M46.397S" table:style-name="ce2">
            <text:p>57:46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4H57M46.356S" table:style-name="ce2">
            <text:p>57:46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4H57M46.353S" table:style-name="ce2">
            <text:p>57:46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4H57M46.372S" table:style-name="ce2">
            <text:p>57:46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4H57M46.313S" table:style-name="ce2">
            <text:p>57:46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4H57M46.439S" table:style-name="ce2">
            <text:p>57:46.4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4H57M46.331S" table:style-name="ce2">
            <text:p>57:46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4H57M46.438S" table:style-name="ce2">
            <text:p>57:46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4H57M46.301S" table:style-name="ce2">
            <text:p>57:46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24425" table:style-name="ce1">
            <text:p>24425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4H57M46.280S" table:style-name="ce2">
            <text:p>57:46.3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4H57M46.372S" table:style-name="ce2">
            <text:p>57:46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4H57M46.339S" table:style-name="ce2">
            <text:p>57:46.3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4H57M46.518S" table:style-name="ce2">
            <text:p>57:46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4H57M46.474S" table:style-name="ce2">
            <text:p>57:46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4H57M46.424S" table:style-name="ce2">
            <text:p>57:46.4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4H57M35.911S" table:style-name="ce2">
            <text:p>57:35.9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215" table:style-name="ce1">
            <text:p>12215</text:p>
          </table:table-cell>
          <table:table-cell office:value-type="string" table:style-name="ce1">
            <text:p>Success</text:p>
          </table:table-cell>
          <table:table-cell office:value-type="float" office:value="147002" table:style-name="ce1">
            <text:p>147002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4H57M35.617S" table:style-name="ce2">
            <text:p>57:35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2728" table:style-name="ce1">
            <text:p>12728</text:p>
          </table:table-cell>
          <table:table-cell office:value-type="string" table:style-name="ce1">
            <text:p>Success</text:p>
          </table:table-cell>
          <table:table-cell office:value-type="float" office:value="147009" table:style-name="ce1">
            <text:p>147009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4H57M48.129S" table:style-name="ce2">
            <text:p>57:48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4H57M48.348S" table:style-name="ce2">
            <text:p>57:48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4H57M35.868S" table:style-name="ce2">
            <text:p>57:35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3358" table:style-name="ce1">
            <text:p>13358</text:p>
          </table:table-cell>
          <table:table-cell office:value-type="string" table:style-name="ce1">
            <text:p>Success</text:p>
          </table:table-cell>
          <table:table-cell office:value-type="float" office:value="151260" table:style-name="ce1">
            <text:p>151260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4H57M49.231S" table:style-name="ce2">
            <text:p>57:49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4H57M36.461S" table:style-name="ce2">
            <text:p>57:36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4870" table:style-name="ce1">
            <text:p>14870</text:p>
          </table:table-cell>
          <table:table-cell office:value-type="string" table:style-name="ce1">
            <text:p>Success</text:p>
          </table:table-cell>
          <table:table-cell office:value-type="float" office:value="168317" table:style-name="ce1">
            <text:p>168317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4H57M51.338S" table:style-name="ce2">
            <text:p>57:51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4H57M36.034S" table:style-name="ce2">
            <text:p>57:36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6838" table:style-name="ce1">
            <text:p>16838</text:p>
          </table:table-cell>
          <table:table-cell office:value-type="string" table:style-name="ce1">
            <text:p>Success</text:p>
          </table:table-cell>
          <table:table-cell office:value-type="float" office:value="176853" table:style-name="ce1">
            <text:p>176853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4H57M38.999S" table:style-name="ce2">
            <text:p>57:39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983" table:style-name="ce1">
            <text:p>13983</text:p>
          </table:table-cell>
          <table:table-cell office:value-type="string" table:style-name="ce1">
            <text:p>Success</text:p>
          </table:table-cell>
          <table:table-cell office:value-type="float" office:value="176848" table:style-name="ce1">
            <text:p>176848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4H57M38.995S" table:style-name="ce2">
            <text:p>57:39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4043" table:style-name="ce1">
            <text:p>14043</text:p>
          </table:table-cell>
          <table:table-cell office:value-type="string" table:style-name="ce1">
            <text:p>Success</text:p>
          </table:table-cell>
          <table:table-cell office:value-type="float" office:value="176848" table:style-name="ce1">
            <text:p>176848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4H57M38.669S" table:style-name="ce2">
            <text:p>57:38.7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4401" table:style-name="ce1">
            <text:p>14401</text:p>
          </table:table-cell>
          <table:table-cell office:value-type="string" table:style-name="ce1">
            <text:p>Success</text:p>
          </table:table-cell>
          <table:table-cell office:value-type="float" office:value="176853" table:style-name="ce1">
            <text:p>176853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4H57M38.764S" table:style-name="ce2">
            <text:p>57:38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4333" table:style-name="ce1">
            <text:p>14333</text:p>
          </table:table-cell>
          <table:table-cell office:value-type="string" table:style-name="ce1">
            <text:p>Success</text:p>
          </table:table-cell>
          <table:table-cell office:value-type="float" office:value="176853" table:style-name="ce1">
            <text:p>176853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4H57M39.241S" table:style-name="ce2">
            <text:p>57:39.2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3902" table:style-name="ce1">
            <text:p>13902</text:p>
          </table:table-cell>
          <table:table-cell office:value-type="string" table:style-name="ce1">
            <text:p>Success</text:p>
          </table:table-cell>
          <table:table-cell office:value-type="float" office:value="176853" table:style-name="ce1">
            <text:p>176853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4H57M52.989S" table:style-name="ce2">
            <text:p>57:53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4H57M37.648S" table:style-name="ce2">
            <text:p>57:37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5639" table:style-name="ce1">
            <text:p>15639</text:p>
          </table:table-cell>
          <table:table-cell office:value-type="string" table:style-name="ce1">
            <text:p>Success</text:p>
          </table:table-cell>
          <table:table-cell office:value-type="float" office:value="176856" table:style-name="ce1">
            <text:p>176856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4H57M38.822S" table:style-name="ce2">
            <text:p>57:38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4523" table:style-name="ce1">
            <text:p>14523</text:p>
          </table:table-cell>
          <table:table-cell office:value-type="string" table:style-name="ce1">
            <text:p>Success</text:p>
          </table:table-cell>
          <table:table-cell office:value-type="float" office:value="176849" table:style-name="ce1">
            <text:p>176849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4H57M52.875S" table:style-name="ce2">
            <text:p>57:52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4H57M38.197S" table:style-name="ce2">
            <text:p>57:38.2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5205" table:style-name="ce1">
            <text:p>15205</text:p>
          </table:table-cell>
          <table:table-cell office:value-type="string" table:style-name="ce1">
            <text:p>Success</text:p>
          </table:table-cell>
          <table:table-cell office:value-type="float" office:value="176852" table:style-name="ce1">
            <text:p>176852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4H57M53.101S" table:style-name="ce2">
            <text:p>57:53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4H57M53.041S" table:style-name="ce2">
            <text:p>57:53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4H57M38.296S" table:style-name="ce2">
            <text:p>57:38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5134" table:style-name="ce1">
            <text:p>15134</text:p>
          </table:table-cell>
          <table:table-cell office:value-type="string" table:style-name="ce1">
            <text:p>Success</text:p>
          </table:table-cell>
          <table:table-cell office:value-type="float" office:value="176853" table:style-name="ce1">
            <text:p>176853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4H57M53.073S" table:style-name="ce2">
            <text:p>57:53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4H57M39.561S" table:style-name="ce2">
            <text:p>57:39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876" table:style-name="ce1">
            <text:p>13876</text:p>
          </table:table-cell>
          <table:table-cell office:value-type="string" table:style-name="ce1">
            <text:p>Success</text:p>
          </table:table-cell>
          <table:table-cell office:value-type="float" office:value="176846" table:style-name="ce1">
            <text:p>176846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4H57M37.511S" table:style-name="ce2">
            <text:p>57:37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5933" table:style-name="ce1">
            <text:p>15933</text:p>
          </table:table-cell>
          <table:table-cell office:value-type="string" table:style-name="ce1">
            <text:p>Success</text:p>
          </table:table-cell>
          <table:table-cell office:value-type="float" office:value="176853" table:style-name="ce1">
            <text:p>176853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4H57M38.635S" table:style-name="ce2">
            <text:p>57:38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4844" table:style-name="ce1">
            <text:p>14844</text:p>
          </table:table-cell>
          <table:table-cell office:value-type="string" table:style-name="ce1">
            <text:p>Success</text:p>
          </table:table-cell>
          <table:table-cell office:value-type="float" office:value="176854" table:style-name="ce1">
            <text:p>176854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4H57M53.434S" table:style-name="ce2">
            <text:p>57:53.4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4H57M53.148S" table:style-name="ce2">
            <text:p>57:53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4H57M37.981S" table:style-name="ce2">
            <text:p>57:38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5618" table:style-name="ce1">
            <text:p>15618</text:p>
          </table:table-cell>
          <table:table-cell office:value-type="string" table:style-name="ce1">
            <text:p>Success</text:p>
          </table:table-cell>
          <table:table-cell office:value-type="float" office:value="176856" table:style-name="ce1">
            <text:p>176856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4H57M53.405S" table:style-name="ce2">
            <text:p>57:53.4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4H57M53.295S" table:style-name="ce2">
            <text:p>57:53.3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4H57M36.343S" table:style-name="ce2">
            <text:p>57:36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7275" table:style-name="ce1">
            <text:p>17275</text:p>
          </table:table-cell>
          <table:table-cell office:value-type="string" table:style-name="ce1">
            <text:p>Success</text:p>
          </table:table-cell>
          <table:table-cell office:value-type="float" office:value="176858" table:style-name="ce1">
            <text:p>176858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4H57M38.155S" table:style-name="ce2">
            <text:p>57:38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5470" table:style-name="ce1">
            <text:p>15470</text:p>
          </table:table-cell>
          <table:table-cell office:value-type="string" table:style-name="ce1">
            <text:p>Success</text:p>
          </table:table-cell>
          <table:table-cell office:value-type="float" office:value="176857" table:style-name="ce1">
            <text:p>176857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4H57M53.350S" table:style-name="ce2">
            <text:p>57:53.4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4H57M53.448S" table:style-name="ce2">
            <text:p>57:53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4H57M39.602S" table:style-name="ce2">
            <text:p>57:39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4064" table:style-name="ce1">
            <text:p>14064</text:p>
          </table:table-cell>
          <table:table-cell office:value-type="string" table:style-name="ce1">
            <text:p>Success</text:p>
          </table:table-cell>
          <table:table-cell office:value-type="float" office:value="176848" table:style-name="ce1">
            <text:p>176848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4H57M37.441S" table:style-name="ce2">
            <text:p>57:37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6234" table:style-name="ce1">
            <text:p>16234</text:p>
          </table:table-cell>
          <table:table-cell office:value-type="string" table:style-name="ce1">
            <text:p>Success</text:p>
          </table:table-cell>
          <table:table-cell office:value-type="float" office:value="176858" table:style-name="ce1">
            <text:p>176858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4H57M36.644S" table:style-name="ce2">
            <text:p>57:36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7037" table:style-name="ce1">
            <text:p>17037</text:p>
          </table:table-cell>
          <table:table-cell office:value-type="string" table:style-name="ce1">
            <text:p>Success</text:p>
          </table:table-cell>
          <table:table-cell office:value-type="float" office:value="176856" table:style-name="ce1">
            <text:p>176856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4H57M37.383S" table:style-name="ce2">
            <text:p>57:37.4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6304" table:style-name="ce1">
            <text:p>16304</text:p>
          </table:table-cell>
          <table:table-cell office:value-type="string" table:style-name="ce1">
            <text:p>Success</text:p>
          </table:table-cell>
          <table:table-cell office:value-type="float" office:value="176856" table:style-name="ce1">
            <text:p>176856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4H57M53.483S" table:style-name="ce2">
            <text:p>57:53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4H57M53.440S" table:style-name="ce2">
            <text:p>57:53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4H57M37.059S" table:style-name="ce2">
            <text:p>57:37.1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6645" table:style-name="ce1">
            <text:p>16645</text:p>
          </table:table-cell>
          <table:table-cell office:value-type="string" table:style-name="ce1">
            <text:p>Success</text:p>
          </table:table-cell>
          <table:table-cell office:value-type="float" office:value="176857" table:style-name="ce1">
            <text:p>176857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4H57M39.690S" table:style-name="ce2">
            <text:p>57:39.7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Success</text:p>
          </table:table-cell>
          <table:table-cell office:value-type="float" office:value="176840" table:style-name="ce1">
            <text:p>176840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4H57M38.807S" table:style-name="ce2">
            <text:p>57:38.8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4913" table:style-name="ce1">
            <text:p>14913</text:p>
          </table:table-cell>
          <table:table-cell office:value-type="string" table:style-name="ce1">
            <text:p>Success</text:p>
          </table:table-cell>
          <table:table-cell office:value-type="float" office:value="176849" table:style-name="ce1">
            <text:p>176849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4H57M39.821S" table:style-name="ce2">
            <text:p>57:39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3905" table:style-name="ce1">
            <text:p>13905</text:p>
          </table:table-cell>
          <table:table-cell office:value-type="string" table:style-name="ce1">
            <text:p>Success</text:p>
          </table:table-cell>
          <table:table-cell office:value-type="float" office:value="176839" table:style-name="ce1">
            <text:p>176839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4H57M39.862S" table:style-name="ce2">
            <text:p>57:39.9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3865" table:style-name="ce1">
            <text:p>13865</text:p>
          </table:table-cell>
          <table:table-cell office:value-type="string" table:style-name="ce1">
            <text:p>Success</text:p>
          </table:table-cell>
          <table:table-cell office:value-type="float" office:value="176844" table:style-name="ce1">
            <text:p>176844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4H57M37.162S" table:style-name="ce2">
            <text:p>57:37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6596" table:style-name="ce1">
            <text:p>16596</text:p>
          </table:table-cell>
          <table:table-cell office:value-type="string" table:style-name="ce1">
            <text:p>Success</text:p>
          </table:table-cell>
          <table:table-cell office:value-type="float" office:value="176858" table:style-name="ce1">
            <text:p>176858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4H57M37.997S" table:style-name="ce2">
            <text:p>57:38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5765" table:style-name="ce1">
            <text:p>15765</text:p>
          </table:table-cell>
          <table:table-cell office:value-type="string" table:style-name="ce1">
            <text:p>Success</text:p>
          </table:table-cell>
          <table:table-cell office:value-type="float" office:value="176856" table:style-name="ce1">
            <text:p>176856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4H57M37.071S" table:style-name="ce2">
            <text:p>57:37.1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6709" table:style-name="ce1">
            <text:p>16709</text:p>
          </table:table-cell>
          <table:table-cell office:value-type="string" table:style-name="ce1">
            <text:p>Success</text:p>
          </table:table-cell>
          <table:table-cell office:value-type="float" office:value="176857" table:style-name="ce1">
            <text:p>176857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4H57M39.283S" table:style-name="ce2">
            <text:p>57:39.3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4519" table:style-name="ce1">
            <text:p>14519</text:p>
          </table:table-cell>
          <table:table-cell office:value-type="string" table:style-name="ce1">
            <text:p>Success</text:p>
          </table:table-cell>
          <table:table-cell office:value-type="float" office:value="176841" table:style-name="ce1">
            <text:p>176841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4H57M38.574S" table:style-name="ce2">
            <text:p>57:38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5237" table:style-name="ce1">
            <text:p>15237</text:p>
          </table:table-cell>
          <table:table-cell office:value-type="string" table:style-name="ce1">
            <text:p>Success</text:p>
          </table:table-cell>
          <table:table-cell office:value-type="float" office:value="176854" table:style-name="ce1">
            <text:p>17685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4H57M53.628S" table:style-name="ce2">
            <text:p>57:53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4H57M53.621S" table:style-name="ce2">
            <text:p>57:53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4H57M53.604S" table:style-name="ce2">
            <text:p>57:53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4H57M53.766S" table:style-name="ce2">
            <text:p>57:53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4H57M53.730S" table:style-name="ce2">
            <text:p>57:53.7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4H57M53.690S" table:style-name="ce2">
            <text:p>57:53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4H57M53.707S" table:style-name="ce2">
            <text:p>57:53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4H57M53.716S" table:style-name="ce2">
            <text:p>57:53.7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4H57M53.684S" table:style-name="ce2">
            <text:p>57:53.7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4H57M53.669S" table:style-name="ce2">
            <text:p>57:53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4H57M53.679S" table:style-name="ce2">
            <text:p>57:53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4H57M53.733S" table:style-name="ce2">
            <text:p>57:53.7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4H57M39.645S" table:style-name="ce2">
            <text:p>57:39.6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4291" table:style-name="ce1">
            <text:p>14291</text:p>
          </table:table-cell>
          <table:table-cell office:value-type="string" table:style-name="ce1">
            <text:p>Success</text:p>
          </table:table-cell>
          <table:table-cell office:value-type="float" office:value="176846" table:style-name="ce1">
            <text:p>176846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4H57M53.784S" table:style-name="ce2">
            <text:p>57:53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4H57M53.761S" table:style-name="ce2">
            <text:p>57:53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4H57M53.724S" table:style-name="ce2">
            <text:p>57:53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4H57M53.804S" table:style-name="ce2">
            <text:p>57:53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4H57M53.815S" table:style-name="ce2">
            <text:p>57:53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4H57M53.939S" table:style-name="ce2">
            <text:p>57:53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4H57M46.486S" table:style-name="ce2">
            <text:p>57:46.5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7800" table:style-name="ce1">
            <text:p>17800</text:p>
          </table:table-cell>
          <table:table-cell office:value-type="string" table:style-name="ce1">
            <text:p>Success</text:p>
          </table:table-cell>
          <table:table-cell office:value-type="float" office:value="83865" table:style-name="ce1">
            <text:p>83865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4H57M46.854S" table:style-name="ce2">
            <text:p>57:46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7433" table:style-name="ce1">
            <text:p>17433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4H57M46.722S" table:style-name="ce2">
            <text:p>57:46.7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7565" table:style-name="ce1">
            <text:p>17565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4H57M46.762S" table:style-name="ce2">
            <text:p>57:46.8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7528" table:style-name="ce1">
            <text:p>17528</text:p>
          </table:table-cell>
          <table:table-cell office:value-type="string" table:style-name="ce1">
            <text:p>Success</text:p>
          </table:table-cell>
          <table:table-cell office:value-type="float" office:value="83854" table:style-name="ce1">
            <text:p>83854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4H57M53.904S" table:style-name="ce2">
            <text:p>57:53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0389" table:style-name="ce1">
            <text:p>10389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4H57M53.438S" table:style-name="ce2">
            <text:p>57:53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0859" table:style-name="ce1">
            <text:p>10859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4H57M46.708S" table:style-name="ce2">
            <text:p>57:46.7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7595" table:style-name="ce1">
            <text:p>17595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4H57M53.604S" table:style-name="ce2">
            <text:p>57:53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0699" table:style-name="ce1">
            <text:p>10699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4H57M53.936S" table:style-name="ce2">
            <text:p>57:53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0373" table:style-name="ce1">
            <text:p>10373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4H57M46.837S" table:style-name="ce2">
            <text:p>57:46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7474" table:style-name="ce1">
            <text:p>17474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4H57M46.828S" table:style-name="ce2">
            <text:p>57:46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7485" table:style-name="ce1">
            <text:p>17485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4H57M53.932S" table:style-name="ce2">
            <text:p>57:53.9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0385" table:style-name="ce1">
            <text:p>10385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4H57M46.823S" table:style-name="ce2">
            <text:p>57:46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7495" table:style-name="ce1">
            <text:p>17495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4H57M54.120S" table:style-name="ce2">
            <text:p>57:54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0199" table:style-name="ce1">
            <text:p>10199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4H57M53.971S" table:style-name="ce2">
            <text:p>57:54.0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0351" table:style-name="ce1">
            <text:p>10351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4H57M53.599S" table:style-name="ce2">
            <text:p>57:53.6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0741" table:style-name="ce1">
            <text:p>10741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4H57M46.976S" table:style-name="ce2">
            <text:p>57:47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7366" table:style-name="ce1">
            <text:p>17366</text:p>
          </table:table-cell>
          <table:table-cell office:value-type="string" table:style-name="ce1">
            <text:p>Success</text:p>
          </table:table-cell>
          <table:table-cell office:value-type="float" office:value="83875" table:style-name="ce1">
            <text:p>83875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4H57M46.823S" table:style-name="ce2">
            <text:p>57:46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7560" table:style-name="ce1">
            <text:p>17560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4H57M53.837S" table:style-name="ce2">
            <text:p>57:53.8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0547" table:style-name="ce1">
            <text:p>10547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4H57M48.787S" table:style-name="ce2">
            <text:p>57:48.8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5598" table:style-name="ce1">
            <text:p>15598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4H57M54.185S" table:style-name="ce2">
            <text:p>57:54.2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0200" table:style-name="ce1">
            <text:p>10200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4H57M49.536S" table:style-name="ce2">
            <text:p>57:49.5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4850" table:style-name="ce1">
            <text:p>14850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4H57M46.917S" table:style-name="ce2">
            <text:p>57:46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7470" table:style-name="ce1">
            <text:p>17470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4H57M46.868S" table:style-name="ce2">
            <text:p>57:46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7520" table:style-name="ce1">
            <text:p>17520</text:p>
          </table:table-cell>
          <table:table-cell office:value-type="string" table:style-name="ce1">
            <text:p>Success</text:p>
          </table:table-cell>
          <table:table-cell office:value-type="float" office:value="83871" table:style-name="ce1">
            <text:p>83871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4H57M53.427S" table:style-name="ce2">
            <text:p>57:53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961" table:style-name="ce1">
            <text:p>10961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4H57M46.851S" table:style-name="ce2">
            <text:p>57:46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7539" table:style-name="ce1">
            <text:p>17539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4H57M53.977S" table:style-name="ce2">
            <text:p>57:54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0468" table:style-name="ce1">
            <text:p>10468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4H57M53.901S" table:style-name="ce2">
            <text:p>57:53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0595" table:style-name="ce1">
            <text:p>10595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4H57M48.408S" table:style-name="ce2">
            <text:p>57:48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133" table:style-name="ce1">
            <text:p>16133</text:p>
          </table:table-cell>
          <table:table-cell office:value-type="string" table:style-name="ce1">
            <text:p>Success</text:p>
          </table:table-cell>
          <table:table-cell office:value-type="float" office:value="83873" table:style-name="ce1">
            <text:p>83873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4H57M53.693S" table:style-name="ce2">
            <text:p>57:53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0887" table:style-name="ce1">
            <text:p>10887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4H57M54.030S" table:style-name="ce2">
            <text:p>57:54.0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0592" table:style-name="ce1">
            <text:p>10592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4H57M46.842S" table:style-name="ce2">
            <text:p>57:46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0224" table:style-name="ce1">
            <text:p>20224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4H57M53.270S" table:style-name="ce2">
            <text:p>57:53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863" table:style-name="ce1">
            <text:p>13863</text:p>
          </table:table-cell>
          <table:table-cell office:value-type="string" table:style-name="ce1">
            <text:p>Success</text:p>
          </table:table-cell>
          <table:table-cell office:value-type="float" office:value="83869" table:style-name="ce1">
            <text:p>83869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4H58M4.582S" table:style-name="ce2">
            <text:p>58:04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4H58M4.543S" table:style-name="ce2">
            <text:p>58:04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4H58M4.319S" table:style-name="ce2">
            <text:p>58:04.3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4H58M4.387S" table:style-name="ce2">
            <text:p>58:04.4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4H57M53.703S" table:style-name="ce2">
            <text:p>57:53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4031" table:style-name="ce1">
            <text:p>14031</text:p>
          </table:table-cell>
          <table:table-cell office:value-type="string" table:style-name="ce1">
            <text:p>Success</text:p>
          </table:table-cell>
          <table:table-cell office:value-type="float" office:value="83876" table:style-name="ce1">
            <text:p>83876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4H58M4.392S" table:style-name="ce2">
            <text:p>58:04.4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4H58M4.499S" table:style-name="ce2">
            <text:p>58:04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266" table:style-name="ce1">
            <text:p>326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4H58M4.385S" table:style-name="ce2">
            <text:p>58:04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387" table:style-name="ce1">
            <text:p>3387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4H57M53.827S" table:style-name="ce2">
            <text:p>57:53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3957" table:style-name="ce1">
            <text:p>13957</text:p>
          </table:table-cell>
          <table:table-cell office:value-type="string" table:style-name="ce1">
            <text:p>Success</text:p>
          </table:table-cell>
          <table:table-cell office:value-type="float" office:value="83876" table:style-name="ce1">
            <text:p>83876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4H58M4.623S" table:style-name="ce2">
            <text:p>58:04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4H58M4.306S" table:style-name="ce2">
            <text:p>58:04.3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481" table:style-name="ce1">
            <text:p>3481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4H58M4.447S" table:style-name="ce2">
            <text:p>58:04.4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4H57M46.498S" table:style-name="ce2">
            <text:p>57:46.5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21291" table:style-name="ce1">
            <text:p>21291</text:p>
          </table:table-cell>
          <table:table-cell office:value-type="string" table:style-name="ce1">
            <text:p>Success</text:p>
          </table:table-cell>
          <table:table-cell office:value-type="float" office:value="83878" table:style-name="ce1">
            <text:p>83878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4H58M4.296S" table:style-name="ce2">
            <text:p>58:04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4H57M53.606S" table:style-name="ce2">
            <text:p>57:53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4187" table:style-name="ce1">
            <text:p>14187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4H58M4.342S" table:style-name="ce2">
            <text:p>58:04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4H57M46.770S" table:style-name="ce2">
            <text:p>57:46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1024" table:style-name="ce1">
            <text:p>21024</text:p>
          </table:table-cell>
          <table:table-cell office:value-type="string" table:style-name="ce1">
            <text:p>Success</text:p>
          </table:table-cell>
          <table:table-cell office:value-type="float" office:value="83871" table:style-name="ce1">
            <text:p>83871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4H58M4.290S" table:style-name="ce2">
            <text:p>58:04.3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05" table:style-name="ce1">
            <text:p>3505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4H57M53.913S" table:style-name="ce2">
            <text:p>57:53.9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3888" table:style-name="ce1">
            <text:p>13888</text:p>
          </table:table-cell>
          <table:table-cell office:value-type="string" table:style-name="ce1">
            <text:p>Success</text:p>
          </table:table-cell>
          <table:table-cell office:value-type="float" office:value="84091" table:style-name="ce1">
            <text:p>84091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4H58M4.389S" table:style-name="ce2">
            <text:p>58:04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414" table:style-name="ce1">
            <text:p>3414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4H58M4.387S" table:style-name="ce2">
            <text:p>58:04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416" table:style-name="ce1">
            <text:p>341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4H57M53.588S" table:style-name="ce2">
            <text:p>57:53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4228" table:style-name="ce1">
            <text:p>14228</text:p>
          </table:table-cell>
          <table:table-cell office:value-type="string" table:style-name="ce1">
            <text:p>Success</text:p>
          </table:table-cell>
          <table:table-cell office:value-type="float" office:value="84077" table:style-name="ce1">
            <text:p>84077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4H57M46.826S" table:style-name="ce2">
            <text:p>57:46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0993" table:style-name="ce1">
            <text:p>20993</text:p>
          </table:table-cell>
          <table:table-cell office:value-type="string" table:style-name="ce1">
            <text:p>Success</text:p>
          </table:table-cell>
          <table:table-cell office:value-type="float" office:value="84075" table:style-name="ce1">
            <text:p>84075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4H57M46.627S" table:style-name="ce2">
            <text:p>57:46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21193" table:style-name="ce1">
            <text:p>21193</text:p>
          </table:table-cell>
          <table:table-cell office:value-type="string" table:style-name="ce1">
            <text:p>Success</text:p>
          </table:table-cell>
          <table:table-cell office:value-type="float" office:value="84088" table:style-name="ce1">
            <text:p>84088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4H57M53.892S" table:style-name="ce2">
            <text:p>57:53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971" table:style-name="ce1">
            <text:p>13971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4H58M4.293S" table:style-name="ce2">
            <text:p>58:04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573" table:style-name="ce1">
            <text:p>3573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4H58M4.391S" table:style-name="ce2">
            <text:p>58:04.4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481" table:style-name="ce1">
            <text:p>3481</text:p>
          </table:table-cell>
          <table:table-cell office:value-type="string" table:style-name="ce1">
            <text:p>Success</text:p>
          </table:table-cell>
          <table:table-cell office:value-type="float" office:value="43267" table:style-name="ce1">
            <text:p>43267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4H58M7.133S" table:style-name="ce2">
            <text:p>58:07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4H58M4.318S" table:style-name="ce2">
            <text:p>58:04.3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85" table:style-name="ce1">
            <text:p>3585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4H58M4.388S" table:style-name="ce2">
            <text:p>58:04.4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518" table:style-name="ce1">
            <text:p>3518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4H57M53.633S" table:style-name="ce2">
            <text:p>57:53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5325" table:style-name="ce1">
            <text:p>15325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4H57M46.845S" table:style-name="ce2">
            <text:p>57:46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2113" table:style-name="ce1">
            <text:p>22113</text:p>
          </table:table-cell>
          <table:table-cell office:value-type="string" table:style-name="ce1">
            <text:p>Success</text:p>
          </table:table-cell>
          <table:table-cell office:value-type="float" office:value="84079" table:style-name="ce1">
            <text:p>84079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4H57M53.653S" table:style-name="ce2">
            <text:p>57:53.7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5330" table:style-name="ce1">
            <text:p>15330</text:p>
          </table:table-cell>
          <table:table-cell office:value-type="string" table:style-name="ce1">
            <text:p>Success</text:p>
          </table:table-cell>
          <table:table-cell office:value-type="float" office:value="84098" table:style-name="ce1">
            <text:p>84098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4H57M53.886S" table:style-name="ce2">
            <text:p>57:53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5099" table:style-name="ce1">
            <text:p>15099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4H57M53.975S" table:style-name="ce2">
            <text:p>57:54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5013" table:style-name="ce1">
            <text:p>15013</text:p>
          </table:table-cell>
          <table:table-cell office:value-type="string" table:style-name="ce1">
            <text:p>Success</text:p>
          </table:table-cell>
          <table:table-cell office:value-type="float" office:value="84098" table:style-name="ce1">
            <text:p>84098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4H57M46.824S" table:style-name="ce2">
            <text:p>57:46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2166" table:style-name="ce1">
            <text:p>22166</text:p>
          </table:table-cell>
          <table:table-cell office:value-type="string" table:style-name="ce1">
            <text:p>Success</text:p>
          </table:table-cell>
          <table:table-cell office:value-type="float" office:value="84098" table:style-name="ce1">
            <text:p>8409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4H57M46.707S" table:style-name="ce2">
            <text:p>57:46.7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22286" table:style-name="ce1">
            <text:p>22286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4H57M46.826S" table:style-name="ce2">
            <text:p>57:46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2176" table:style-name="ce1">
            <text:p>22176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4H57M46.768S" table:style-name="ce2">
            <text:p>57:46.8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22237" table:style-name="ce1">
            <text:p>22237</text:p>
          </table:table-cell>
          <table:table-cell office:value-type="string" table:style-name="ce1">
            <text:p>Success</text:p>
          </table:table-cell>
          <table:table-cell office:value-type="float" office:value="84086" table:style-name="ce1">
            <text:p>84086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4H57M51.633S" table:style-name="ce2">
            <text:p>57:51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7376" table:style-name="ce1">
            <text:p>17376</text:p>
          </table:table-cell>
          <table:table-cell office:value-type="string" table:style-name="ce1">
            <text:p>Success</text:p>
          </table:table-cell>
          <table:table-cell office:value-type="float" office:value="84091" table:style-name="ce1">
            <text:p>84091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4H57M53.358S" table:style-name="ce2">
            <text:p>57:53.4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5664" table:style-name="ce1">
            <text:p>15664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4H58M4.295S" table:style-name="ce2">
            <text:p>58:04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729" table:style-name="ce1">
            <text:p>4729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4H58M4.311S" table:style-name="ce2">
            <text:p>58:04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22" table:style-name="ce1">
            <text:p>4722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4H58M4.390S" table:style-name="ce2">
            <text:p>58:04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45" table:style-name="ce1">
            <text:p>4645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4H58M4.305S" table:style-name="ce2">
            <text:p>58:04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32" table:style-name="ce1">
            <text:p>4732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4H58M7.730S" table:style-name="ce2">
            <text:p>58:07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3787" table:style-name="ce1">
            <text:p>3787</text:p>
          </table:table-cell>
          <table:table-cell office:value-type="string" table:style-name="ce1">
            <text:p>Success</text:p>
          </table:table-cell>
          <table:table-cell office:value-type="float" office:value="47546" table:style-name="ce1">
            <text:p>47546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4H57M53.418S" table:style-name="ce2">
            <text:p>57:53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8120" table:style-name="ce1">
            <text:p>18120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4H57M53.829S" table:style-name="ce2">
            <text:p>57:53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7725" table:style-name="ce1">
            <text:p>17725</text:p>
          </table:table-cell>
          <table:table-cell office:value-type="string" table:style-name="ce1">
            <text:p>Success</text:p>
          </table:table-cell>
          <table:table-cell office:value-type="float" office:value="84098" table:style-name="ce1">
            <text:p>84098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4H58M4.321S" table:style-name="ce2">
            <text:p>58:04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288" table:style-name="ce1">
            <text:p>7288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4H58M7.069S" table:style-name="ce2">
            <text:p>58:07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545" table:style-name="ce1">
            <text:p>4545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4H58M7.224S" table:style-name="ce2">
            <text:p>58:07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4395" table:style-name="ce1">
            <text:p>4395</text:p>
          </table:table-cell>
          <table:table-cell office:value-type="string" table:style-name="ce1">
            <text:p>Success</text:p>
          </table:table-cell>
          <table:table-cell office:value-type="float" office:value="47471" table:style-name="ce1">
            <text:p>47471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4H58M7.796S" table:style-name="ce2">
            <text:p>58:07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31" table:style-name="ce1">
            <text:p>3831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4H58M4.323S" table:style-name="ce2">
            <text:p>58:04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311" table:style-name="ce1">
            <text:p>7311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4H57M53.927S" table:style-name="ce2">
            <text:p>57:53.9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7709" table:style-name="ce1">
            <text:p>17709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4H58M4.385S" table:style-name="ce2">
            <text:p>58:04.4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252" table:style-name="ce1">
            <text:p>7252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4H58M7.796S" table:style-name="ce2">
            <text:p>58:07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842" table:style-name="ce1">
            <text:p>3842</text:p>
          </table:table-cell>
          <table:table-cell office:value-type="string" table:style-name="ce1">
            <text:p>Success</text:p>
          </table:table-cell>
          <table:table-cell office:value-type="float" office:value="43267" table:style-name="ce1">
            <text:p>43267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4H58M4.298S" table:style-name="ce2">
            <text:p>58:04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342" table:style-name="ce1">
            <text:p>7342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4H58M4.313S" table:style-name="ce2">
            <text:p>58:04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329" table:style-name="ce1">
            <text:p>7329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4H58M4.383S" table:style-name="ce2">
            <text:p>58:04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261" table:style-name="ce1">
            <text:p>7261</text:p>
          </table:table-cell>
          <table:table-cell office:value-type="string" table:style-name="ce1">
            <text:p>Success</text:p>
          </table:table-cell>
          <table:table-cell office:value-type="float" office:value="43267" table:style-name="ce1">
            <text:p>43267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4H57M46.841S" table:style-name="ce2">
            <text:p>57:46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4829" table:style-name="ce1">
            <text:p>24829</text:p>
          </table:table-cell>
          <table:table-cell office:value-type="string" table:style-name="ce1">
            <text:p>Success</text:p>
          </table:table-cell>
          <table:table-cell office:value-type="float" office:value="84104" table:style-name="ce1">
            <text:p>84104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4H58M4.315S" table:style-name="ce2">
            <text:p>58:04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356" table:style-name="ce1">
            <text:p>735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4H58M7.821S" table:style-name="ce2">
            <text:p>58:07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50" table:style-name="ce1">
            <text:p>3850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4H58M7.796S" table:style-name="ce2">
            <text:p>58:07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80" table:style-name="ce1">
            <text:p>3880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4H58M7.735S" table:style-name="ce2">
            <text:p>58:07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4H58M4.341S" table:style-name="ce2">
            <text:p>58:04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366" table:style-name="ce1">
            <text:p>7366</text:p>
          </table:table-cell>
          <table:table-cell office:value-type="string" table:style-name="ce1">
            <text:p>Success</text:p>
          </table:table-cell>
          <table:table-cell office:value-type="float" office:value="43265" table:style-name="ce1">
            <text:p>43265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4H58M11.621S" table:style-name="ce2">
            <text:p>58:11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6363" table:style-name="ce1">
            <text:p>6363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4H58M11.556S" table:style-name="ce2">
            <text:p>58:11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4H58M7.766S" table:style-name="ce2">
            <text:p>58:07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4772" table:style-name="ce1">
            <text:p>4772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4H58M7.872S" table:style-name="ce2">
            <text:p>58:07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4675" table:style-name="ce1">
            <text:p>4675</text:p>
          </table:table-cell>
          <table:table-cell office:value-type="string" table:style-name="ce1">
            <text:p>Success</text:p>
          </table:table-cell>
          <table:table-cell office:value-type="float" office:value="46699" table:style-name="ce1">
            <text:p>46699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4H58M7.867S" table:style-name="ce2">
            <text:p>58:07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4690" table:style-name="ce1">
            <text:p>4690</text:p>
          </table:table-cell>
          <table:table-cell office:value-type="string" table:style-name="ce1">
            <text:p>Success</text:p>
          </table:table-cell>
          <table:table-cell office:value-type="float" office:value="46702" table:style-name="ce1">
            <text:p>46702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4H58M7.532S" table:style-name="ce2">
            <text:p>58:07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5028" table:style-name="ce1">
            <text:p>5028</text:p>
          </table:table-cell>
          <table:table-cell office:value-type="string" table:style-name="ce1">
            <text:p>Success</text:p>
          </table:table-cell>
          <table:table-cell office:value-type="float" office:value="46702" table:style-name="ce1">
            <text:p>46702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4H58M7.800S" table:style-name="ce2">
            <text:p>58:07.8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4767" table:style-name="ce1">
            <text:p>4767</text:p>
          </table:table-cell>
          <table:table-cell office:value-type="string" table:style-name="ce1">
            <text:p>Success</text:p>
          </table:table-cell>
          <table:table-cell office:value-type="float" office:value="46694" table:style-name="ce1">
            <text:p>46694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4H58M7.799S" table:style-name="ce2">
            <text:p>58:07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4772" table:style-name="ce1">
            <text:p>4772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4H58M7.787S" table:style-name="ce2">
            <text:p>58:07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796" table:style-name="ce1">
            <text:p>4796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4H57M53.883S" table:style-name="ce2">
            <text:p>57:53.9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8703" table:style-name="ce1">
            <text:p>18703</text:p>
          </table:table-cell>
          <table:table-cell office:value-type="string" table:style-name="ce1">
            <text:p>Success</text:p>
          </table:table-cell>
          <table:table-cell office:value-type="float" office:value="83250" table:style-name="ce1">
            <text:p>83250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4H57M46.995S" table:style-name="ce2">
            <text:p>57:47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5592" table:style-name="ce1">
            <text:p>25592</text:p>
          </table:table-cell>
          <table:table-cell office:value-type="string" table:style-name="ce1">
            <text:p>Success</text:p>
          </table:table-cell>
          <table:table-cell office:value-type="float" office:value="83256" table:style-name="ce1">
            <text:p>83256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4H58M7.800S" table:style-name="ce2">
            <text:p>58:07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790" table:style-name="ce1">
            <text:p>4790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4H58M7.904S" table:style-name="ce2">
            <text:p>58:07.9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4690" table:style-name="ce1">
            <text:p>4690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4H58M7.874S" table:style-name="ce2">
            <text:p>58:07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4726" table:style-name="ce1">
            <text:p>4726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4H58M7.804S" table:style-name="ce2">
            <text:p>58:07.8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801" table:style-name="ce1">
            <text:p>4801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4H58M7.801S" table:style-name="ce2">
            <text:p>58:07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4811" table:style-name="ce1">
            <text:p>4811</text:p>
          </table:table-cell>
          <table:table-cell office:value-type="string" table:style-name="ce1">
            <text:p>Success</text:p>
          </table:table-cell>
          <table:table-cell office:value-type="float" office:value="46702" table:style-name="ce1">
            <text:p>46702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4H58M7.820S" table:style-name="ce2">
            <text:p>58:07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94" table:style-name="ce1">
            <text:p>4794</text:p>
          </table:table-cell>
          <table:table-cell office:value-type="string" table:style-name="ce1">
            <text:p>Success</text:p>
          </table:table-cell>
          <table:table-cell office:value-type="float" office:value="42401" table:style-name="ce1">
            <text:p>42401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4H58M7.804S" table:style-name="ce2">
            <text:p>58:07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4835" table:style-name="ce1">
            <text:p>4835</text:p>
          </table:table-cell>
          <table:table-cell office:value-type="string" table:style-name="ce1">
            <text:p>Success</text:p>
          </table:table-cell>
          <table:table-cell office:value-type="float" office:value="46702" table:style-name="ce1">
            <text:p>46702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4H58M7.800S" table:style-name="ce2">
            <text:p>58:07.8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4840" table:style-name="ce1">
            <text:p>4840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4H58M7.791S" table:style-name="ce2">
            <text:p>58:07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70" table:style-name="ce1">
            <text:p>4870</text:p>
          </table:table-cell>
          <table:table-cell office:value-type="string" table:style-name="ce1">
            <text:p>Success</text:p>
          </table:table-cell>
          <table:table-cell office:value-type="float" office:value="42401" table:style-name="ce1">
            <text:p>42401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4H58M7.865S" table:style-name="ce2">
            <text:p>58:07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15" table:style-name="ce1">
            <text:p>4815</text:p>
          </table:table-cell>
          <table:table-cell office:value-type="string" table:style-name="ce1">
            <text:p>Success</text:p>
          </table:table-cell>
          <table:table-cell office:value-type="float" office:value="42399" table:style-name="ce1">
            <text:p>42399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4H58M7.818S" table:style-name="ce2">
            <text:p>58:07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69" table:style-name="ce1">
            <text:p>4869</text:p>
          </table:table-cell>
          <table:table-cell office:value-type="string" table:style-name="ce1">
            <text:p>Success</text:p>
          </table:table-cell>
          <table:table-cell office:value-type="float" office:value="42399" table:style-name="ce1">
            <text:p>42399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4H58M11.519S" table:style-name="ce2">
            <text:p>58:11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6371" table:style-name="ce1">
            <text:p>6371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4H58M7.726S" table:style-name="ce2">
            <text:p>58:07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5038" table:style-name="ce1">
            <text:p>5038</text:p>
          </table:table-cell>
          <table:table-cell office:value-type="string" table:style-name="ce1">
            <text:p>Success</text:p>
          </table:table-cell>
          <table:table-cell office:value-type="float" office:value="46702" table:style-name="ce1">
            <text:p>46702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4H58M7.799S" table:style-name="ce2">
            <text:p>58:07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4976" table:style-name="ce1">
            <text:p>4976</text:p>
          </table:table-cell>
          <table:table-cell office:value-type="string" table:style-name="ce1">
            <text:p>Success</text:p>
          </table:table-cell>
          <table:table-cell office:value-type="float" office:value="46698" table:style-name="ce1">
            <text:p>46698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4H58M7.784S" table:style-name="ce2">
            <text:p>58:07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993" table:style-name="ce1">
            <text:p>4993</text:p>
          </table:table-cell>
          <table:table-cell office:value-type="string" table:style-name="ce1">
            <text:p>Success</text:p>
          </table:table-cell>
          <table:table-cell office:value-type="float" office:value="46702" table:style-name="ce1">
            <text:p>46702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4H58M11.540S" table:style-name="ce2">
            <text:p>58:11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4H58M7.802S" table:style-name="ce2">
            <text:p>58:07.8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41" table:style-name="ce1">
            <text:p>5041</text:p>
          </table:table-cell>
          <table:table-cell office:value-type="string" table:style-name="ce1">
            <text:p>Success</text:p>
          </table:table-cell>
          <table:table-cell office:value-type="float" office:value="42399" table:style-name="ce1">
            <text:p>42399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4H58M12.550S" table:style-name="ce2">
            <text:p>58:12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4H58M12.568S" table:style-name="ce2">
            <text:p>58:12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4H58M12.562S" table:style-name="ce2">
            <text:p>58:12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4H58M12.540S" table:style-name="ce2">
            <text:p>58:12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4H58M12.607S" table:style-name="ce2">
            <text:p>58:12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19060" table:style-name="ce1">
            <text:p>19060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4H58M12.640S" table:style-name="ce2">
            <text:p>58:12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19060" table:style-name="ce1">
            <text:p>19060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4H58M8.990S" table:style-name="ce2">
            <text:p>58:09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15" table:style-name="ce1">
            <text:p>4815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4H58M9.026S" table:style-name="ce2">
            <text:p>58:09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789" table:style-name="ce1">
            <text:p>4789</text:p>
          </table:table-cell>
          <table:table-cell office:value-type="string" table:style-name="ce1">
            <text:p>Success</text:p>
          </table:table-cell>
          <table:table-cell office:value-type="float" office:value="46725" table:style-name="ce1">
            <text:p>46725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4H58M7.907S" table:style-name="ce2">
            <text:p>58:07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5909" table:style-name="ce1">
            <text:p>5909</text:p>
          </table:table-cell>
          <table:table-cell office:value-type="string" table:style-name="ce1">
            <text:p>Success</text:p>
          </table:table-cell>
          <table:table-cell office:value-type="float" office:value="46725" table:style-name="ce1">
            <text:p>46725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4H58M8.961S" table:style-name="ce2">
            <text:p>58:09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55" table:style-name="ce1">
            <text:p>4855</text:p>
          </table:table-cell>
          <table:table-cell office:value-type="string" table:style-name="ce1">
            <text:p>Success</text:p>
          </table:table-cell>
          <table:table-cell office:value-type="float" office:value="41535" table:style-name="ce1">
            <text:p>41535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4H58M8.996S" table:style-name="ce2">
            <text:p>58:09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27" table:style-name="ce1">
            <text:p>4827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4H58M8.963S" table:style-name="ce2">
            <text:p>58:09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82" table:style-name="ce1">
            <text:p>4882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4H58M9.012S" table:style-name="ce2">
            <text:p>58:09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39" table:style-name="ce1">
            <text:p>4839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4H58M9.007S" table:style-name="ce2">
            <text:p>58:09.0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53" table:style-name="ce1">
            <text:p>4853</text:p>
          </table:table-cell>
          <table:table-cell office:value-type="string" table:style-name="ce1">
            <text:p>Success</text:p>
          </table:table-cell>
          <table:table-cell office:value-type="float" office:value="41535" table:style-name="ce1">
            <text:p>41535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4H58M9.035S" table:style-name="ce2">
            <text:p>58:09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841" table:style-name="ce1">
            <text:p>4841</text:p>
          </table:table-cell>
          <table:table-cell office:value-type="string" table:style-name="ce1">
            <text:p>Success</text:p>
          </table:table-cell>
          <table:table-cell office:value-type="float" office:value="46725" table:style-name="ce1">
            <text:p>46725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4H58M8.988S" table:style-name="ce2">
            <text:p>58:09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4H58M12.602S" table:style-name="ce2">
            <text:p>58:12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21176" table:style-name="ce1">
            <text:p>21176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4H58M11.690S" table:style-name="ce2">
            <text:p>58:11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2298" table:style-name="ce1">
            <text:p>2298</text:p>
          </table:table-cell>
          <table:table-cell office:value-type="string" table:style-name="ce1">
            <text:p>Success</text:p>
          </table:table-cell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4H58M11.677S" table:style-name="ce2">
            <text:p>58:11.7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Success</text:p>
          </table:table-cell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4H58M11.640S" table:style-name="ce2">
            <text:p>58:11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4H58M9.005S" table:style-name="ce2">
            <text:p>58:09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23" table:style-name="ce1">
            <text:p>502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4H58M8.985S" table:style-name="ce2">
            <text:p>58:09.0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43" table:style-name="ce1">
            <text:p>504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4H58M11.671S" table:style-name="ce2">
            <text:p>58:11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358" table:style-name="ce1">
            <text:p>2358</text:p>
          </table:table-cell>
          <table:table-cell office:value-type="string" table:style-name="ce1">
            <text:p>Success</text:p>
          </table:table-cell>
          <table:table-cell office:value-type="float" office:value="38768" table:style-name="ce1">
            <text:p>38768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4H58M12.589S" table:style-name="ce2">
            <text:p>58:12.6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38768" table:style-name="ce1">
            <text:p>38768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4H58M11.637S" table:style-name="ce2">
            <text:p>58:11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4H58M9.004S" table:style-name="ce2">
            <text:p>58:09.0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34" table:style-name="ce1">
            <text:p>5034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4H58M9.023S" table:style-name="ce2">
            <text:p>58:09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4H58M12.515S" table:style-name="ce2">
            <text:p>58:12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593" table:style-name="ce1">
            <text:p>1593</text:p>
          </table:table-cell>
          <table:table-cell office:value-type="string" table:style-name="ce1">
            <text:p>Success</text:p>
          </table:table-cell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4H58M12.588S" table:style-name="ce2">
            <text:p>58:12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Success</text:p>
          </table:table-cell>
          <table:table-cell office:value-type="float" office:value="38766" table:style-name="ce1">
            <text:p>3876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4H58M12.903S" table:style-name="ce2">
            <text:p>58:12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481" table:style-name="ce1">
            <text:p>1481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4H58M13.881S" table:style-name="ce2">
            <text:p>58:13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4H58M12.689S" table:style-name="ce2">
            <text:p>58:12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4H58M13.824S" table:style-name="ce2">
            <text:p>58:13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4H58M14.031S" table:style-name="ce2">
            <text:p>58:14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46743" table:style-name="ce1">
            <text:p>46743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4H58M12.780S" table:style-name="ce2">
            <text:p>58:12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Success</text:p>
          </table:table-cell>
          <table:table-cell office:value-type="float" office:value="27529" table:style-name="ce1">
            <text:p>27529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4H58M12.766S" table:style-name="ce2">
            <text:p>58:12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Success</text:p>
          </table:table-cell>
          <table:table-cell office:value-type="float" office:value="27529" table:style-name="ce1">
            <text:p>27529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4H58M12.592S" table:style-name="ce2">
            <text:p>58:12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4H58M14.035S" table:style-name="ce2">
            <text:p>58:14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4H58M12.936S" table:style-name="ce2">
            <text:p>58:12.9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4H58M12.596S" table:style-name="ce2">
            <text:p>58:12.6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4H58M11.610S" table:style-name="ce2">
            <text:p>58:11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3574" table:style-name="ce1">
            <text:p>3574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4H58M12.642S" table:style-name="ce2">
            <text:p>58:12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2544" table:style-name="ce1">
            <text:p>2544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4H58M12.874S" table:style-name="ce2">
            <text:p>58:12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Success</text:p>
          </table:table-cell>
          <table:table-cell office:value-type="float" office:value="69740" table:style-name="ce1">
            <text:p>69740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4H58M12.615S" table:style-name="ce2">
            <text:p>58:12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4H58M14.282S" table:style-name="ce2">
            <text:p>58:14.3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4H58M14.109S" table:style-name="ce2">
            <text:p>58:14.1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4H58M14.040S" table:style-name="ce2">
            <text:p>58:14.0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4H58M13.862S" table:style-name="ce2">
            <text:p>58:13.9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Success</text:p>
          </table:table-cell>
          <table:table-cell office:value-type="float" office:value="46739" table:style-name="ce1">
            <text:p>46739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4H58M12.681S" table:style-name="ce2">
            <text:p>58:12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4H58M13.818S" table:style-name="ce2">
            <text:p>58:13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46739" table:style-name="ce1">
            <text:p>4673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4H58M13.990S" table:style-name="ce2">
            <text:p>58:14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499" table:style-name="ce1">
            <text:p>1499</text:p>
          </table:table-cell>
          <table:table-cell office:value-type="string" table:style-name="ce1">
            <text:p>Success</text:p>
          </table:table-cell>
          <table:table-cell office:value-type="float" office:value="38120" table:style-name="ce1">
            <text:p>38120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4H58M11.644S" table:style-name="ce2">
            <text:p>58:11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925" table:style-name="ce1">
            <text:p>3925</text:p>
          </table:table-cell>
          <table:table-cell office:value-type="string" table:style-name="ce1">
            <text:p>Success</text:p>
          </table:table-cell>
          <table:table-cell office:value-type="float" office:value="46742" table:style-name="ce1">
            <text:p>46742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4H58M15.032S" table:style-name="ce2">
            <text:p>58:15.0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4H58M13.816S" table:style-name="ce2">
            <text:p>58:13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Success</text:p>
          </table:table-cell>
          <table:table-cell office:value-type="float" office:value="36001" table:style-name="ce1">
            <text:p>36001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4H58M13.806S" table:style-name="ce2">
            <text:p>58:13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4H58M15.189S" table:style-name="ce2">
            <text:p>58:15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4H58M14.031S" table:style-name="ce2">
            <text:p>58:14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Success</text:p>
          </table:table-cell>
          <table:table-cell office:value-type="float" office:value="46743" table:style-name="ce1">
            <text:p>46743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4H58M12.617S" table:style-name="ce2">
            <text:p>58:12.6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Success</text:p>
          </table:table-cell>
          <table:table-cell office:value-type="float" office:value="46735" table:style-name="ce1">
            <text:p>46735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4H58M12.663S" table:style-name="ce2">
            <text:p>58:12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548" table:style-name="ce1">
            <text:p>3548</text:p>
          </table:table-cell>
          <table:table-cell office:value-type="string" table:style-name="ce1">
            <text:p>Success</text:p>
          </table:table-cell>
          <table:table-cell office:value-type="float" office:value="46739" table:style-name="ce1">
            <text:p>46739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4H58M13.845S" table:style-name="ce2">
            <text:p>58:13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4H58M15.183S" table:style-name="ce2">
            <text:p>58:15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4H58M14.023S" table:style-name="ce2">
            <text:p>58:14.0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236" table:style-name="ce1">
            <text:p>2236</text:p>
          </table:table-cell>
          <table:table-cell office:value-type="string" table:style-name="ce1">
            <text:p>Success</text:p>
          </table:table-cell>
          <table:table-cell office:value-type="float" office:value="42362" table:style-name="ce1">
            <text:p>42362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4H58M14.031S" table:style-name="ce2">
            <text:p>58:14.0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4H58M15.242S" table:style-name="ce2">
            <text:p>58:15.2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4H58M14.003S" table:style-name="ce2">
            <text:p>58:14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337" table:style-name="ce1">
            <text:p>2337</text:p>
          </table:table-cell>
          <table:table-cell office:value-type="string" table:style-name="ce1">
            <text:p>Success</text:p>
          </table:table-cell>
          <table:table-cell office:value-type="float" office:value="42362" table:style-name="ce1">
            <text:p>42362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4H58M12.783S" table:style-name="ce2">
            <text:p>58:12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593" table:style-name="ce1">
            <text:p>3593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4H58M14.031S" table:style-name="ce2">
            <text:p>58:14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4H58M12.845S" table:style-name="ce2">
            <text:p>58:12.8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3631" table:style-name="ce1">
            <text:p>3631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4H58M12.689S" table:style-name="ce2">
            <text:p>58:12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3836" table:style-name="ce1">
            <text:p>3836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4H58M11.635S" table:style-name="ce2">
            <text:p>58:11.6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5049" table:style-name="ce1">
            <text:p>5049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4H58M11.673S" table:style-name="ce2">
            <text:p>58:11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5121" table:style-name="ce1">
            <text:p>5121</text:p>
          </table:table-cell>
          <table:table-cell office:value-type="string" table:style-name="ce1">
            <text:p>Success</text:p>
          </table:table-cell>
          <table:table-cell office:value-type="float" office:value="46741" table:style-name="ce1">
            <text:p>46741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4H58M11.616S" table:style-name="ce2">
            <text:p>58:11.6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5196" table:style-name="ce1">
            <text:p>5196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4H58M13.852S" table:style-name="ce2">
            <text:p>58:13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3128" table:style-name="ce1">
            <text:p>3128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4H58M9.038S" table:style-name="ce2">
            <text:p>58:09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7984" table:style-name="ce1">
            <text:p>7984</text:p>
          </table:table-cell>
          <table:table-cell office:value-type="string" table:style-name="ce1">
            <text:p>Success</text:p>
          </table:table-cell>
          <table:table-cell office:value-type="float" office:value="46741" table:style-name="ce1">
            <text:p>46741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4H58M11.628S" table:style-name="ce2">
            <text:p>58:11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5453" table:style-name="ce1">
            <text:p>5453</text:p>
          </table:table-cell>
          <table:table-cell office:value-type="string" table:style-name="ce1">
            <text:p>Success</text:p>
          </table:table-cell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4H58M11.672S" table:style-name="ce2">
            <text:p>58:11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5485" table:style-name="ce1">
            <text:p>5485</text:p>
          </table:table-cell>
          <table:table-cell office:value-type="string" table:style-name="ce1">
            <text:p>Success</text:p>
          </table:table-cell>
          <table:table-cell office:value-type="float" office:value="46742" table:style-name="ce1">
            <text:p>46742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4H58M11.637S" table:style-name="ce2">
            <text:p>58:11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Success</text:p>
          </table:table-cell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4H58M16.261S" table:style-name="ce2">
            <text:p>58:16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4H58M12.559S" table:style-name="ce2">
            <text:p>58:12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4704" table:style-name="ce1">
            <text:p>470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4H58M15.648S" table:style-name="ce2">
            <text:p>58:15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4H58M14.838S" table:style-name="ce2">
            <text:p>58:14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428" table:style-name="ce1">
            <text:p>2428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4H58M15.292S" table:style-name="ce2">
            <text:p>58:15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4H58M15.186S" table:style-name="ce2">
            <text:p>58:15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2084" table:style-name="ce1">
            <text:p>208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4H58M9.035S" table:style-name="ce2">
            <text:p>58:09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8266" table:style-name="ce1">
            <text:p>8266</text:p>
          </table:table-cell>
          <table:table-cell office:value-type="string" table:style-name="ce1">
            <text:p>Success</text:p>
          </table:table-cell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4H58M16.341S" table:style-name="ce2">
            <text:p>58:16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4H58M15.040S" table:style-name="ce2">
            <text:p>58:15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267" table:style-name="ce1">
            <text:p>226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4H58M14.696S" table:style-name="ce2">
            <text:p>58:14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613" table:style-name="ce1">
            <text:p>2613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4H58M14.819S" table:style-name="ce2">
            <text:p>58:14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495" table:style-name="ce1">
            <text:p>2495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4H58M15.490S" table:style-name="ce2">
            <text:p>58:15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4H58M14.111S" table:style-name="ce2">
            <text:p>58:14.1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4H58M15.332S" table:style-name="ce2">
            <text:p>58:15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4H58M16.068S" table:style-name="ce2">
            <text:p>58:16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4H58M14.486S" table:style-name="ce2">
            <text:p>58:14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2837" table:style-name="ce1">
            <text:p>283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4H58M16.528S" table:style-name="ce2">
            <text:p>58:16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4H58M11.645S" table:style-name="ce2">
            <text:p>58:11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5824" table:style-name="ce1">
            <text:p>5824</text:p>
          </table:table-cell>
          <table:table-cell office:value-type="string" table:style-name="ce1">
            <text:p>Success</text:p>
          </table:table-cell>
          <table:table-cell office:value-type="float" office:value="46742" table:style-name="ce1">
            <text:p>46742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4H58M12.572S" table:style-name="ce2">
            <text:p>58:12.6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4952" table:style-name="ce1">
            <text:p>495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4H58M11.639S" table:style-name="ce2">
            <text:p>58:11.6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5960" table:style-name="ce1">
            <text:p>5960</text:p>
          </table:table-cell>
          <table:table-cell office:value-type="string" table:style-name="ce1">
            <text:p>Success</text:p>
          </table:table-cell>
          <table:table-cell office:value-type="float" office:value="46739" table:style-name="ce1">
            <text:p>46739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4H58M14.649S" table:style-name="ce2">
            <text:p>58:14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Success</text:p>
          </table:table-cell>
          <table:table-cell office:value-type="float" office:value="44490" table:style-name="ce1">
            <text:p>44490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4H58M14.496S" table:style-name="ce2">
            <text:p>58:14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4H58M15.850S" table:style-name="ce2">
            <text:p>58:15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4H58M16.237S" table:style-name="ce2">
            <text:p>58:16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4H58M15.199S" table:style-name="ce2">
            <text:p>58:15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829" table:style-name="ce1">
            <text:p>2829</text:p>
          </table:table-cell>
          <table:table-cell office:value-type="string" table:style-name="ce1">
            <text:p>Success</text:p>
          </table:table-cell>
          <table:table-cell office:value-type="float" office:value="42475" table:style-name="ce1">
            <text:p>42475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4H58M16.296S" table:style-name="ce2">
            <text:p>58:16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4H58M15.630S" table:style-name="ce2">
            <text:p>58:15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4H58M14.387S" table:style-name="ce2">
            <text:p>58:14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3651" table:style-name="ce1">
            <text:p>3651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4H58M15.048S" table:style-name="ce2">
            <text:p>58:15.0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4H58M17.999S" table:style-name="ce2">
            <text:p>58:18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4H58M18.027S" table:style-name="ce2">
            <text:p>58:18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4H58M17.991S" table:style-name="ce2">
            <text:p>58:18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4H58M18.093S" table:style-name="ce2">
            <text:p>58:18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4H58M18.040S" table:style-name="ce2">
            <text:p>58:18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4H58M18.030S" table:style-name="ce2">
            <text:p>58:18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4H58M17.262S" table:style-name="ce2">
            <text:p>58:17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4H58M18.034S" table:style-name="ce2">
            <text:p>58:18.0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4H58M18.035S" table:style-name="ce2">
            <text:p>58:18.0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4H58M17.024S" table:style-name="ce2">
            <text:p>58:17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4H58M18.179S" table:style-name="ce2">
            <text:p>58:18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4H58M18.229S" table:style-name="ce2">
            <text:p>58:18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4H58M18.193S" table:style-name="ce2">
            <text:p>58:18.2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4H58M11.707S" table:style-name="ce2">
            <text:p>58:11.7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6637" table:style-name="ce1">
            <text:p>6637</text:p>
          </table:table-cell>
          <table:table-cell office:value-type="string" table:style-name="ce1">
            <text:p>Success</text:p>
          </table:table-cell>
          <table:table-cell office:value-type="float" office:value="46738" table:style-name="ce1">
            <text:p>4673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4H58M16.819S" table:style-name="ce2">
            <text:p>58:16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4H58M18.246S" table:style-name="ce2">
            <text:p>58:18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4H58M18.233S" table:style-name="ce2">
            <text:p>58:18.2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4H58M17.800S" table:style-name="ce2">
            <text:p>58:17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4H58M18.154S" table:style-name="ce2">
            <text:p>58:18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4H58M18.303S" table:style-name="ce2">
            <text:p>58:18.3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4H58M18.321S" table:style-name="ce2">
            <text:p>58:18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4H58M18.331S" table:style-name="ce2">
            <text:p>58:18.3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4H58M18.253S" table:style-name="ce2">
            <text:p>58:18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4H58M18.397S" table:style-name="ce2">
            <text:p>58:18.4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4H58M18.257S" table:style-name="ce2">
            <text:p>58:18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4H58M18.293S" table:style-name="ce2">
            <text:p>58:18.3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4H58M16.685S" table:style-name="ce2">
            <text:p>58:16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4H58M18.444S" table:style-name="ce2">
            <text:p>58:18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4H58M18.744S" table:style-name="ce2">
            <text:p>58:18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4H58M18.621S" table:style-name="ce2">
            <text:p>58:18.6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4H58M17.180S" table:style-name="ce2">
            <text:p>58:17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4H58M18.727S" table:style-name="ce2">
            <text:p>58:18.7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4H58M18.505S" table:style-name="ce2">
            <text:p>58:18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4H58M18.844S" table:style-name="ce2">
            <text:p>58:18.8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4H58M19.085S" table:style-name="ce2">
            <text:p>58:19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4H58M19.108S" table:style-name="ce2">
            <text:p>58:19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4H58M17.601S" table:style-name="ce2">
            <text:p>58:17.6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4H58M18.451S" table:style-name="ce2">
            <text:p>58:18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4H58M18.906S" table:style-name="ce2">
            <text:p>58:18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4H58M18.911S" table:style-name="ce2">
            <text:p>58:18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4H58M18.910S" table:style-name="ce2">
            <text:p>58:18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4H58M19.084S" table:style-name="ce2">
            <text:p>58:19.1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4H58M18.961S" table:style-name="ce2">
            <text:p>58:19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4H58M12.506S" table:style-name="ce2">
            <text:p>58:12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8151" table:style-name="ce1">
            <text:p>8151</text:p>
          </table:table-cell>
          <table:table-cell office:value-type="string" table:style-name="ce1">
            <text:p>Success</text:p>
          </table:table-cell>
          <table:table-cell office:value-type="float" office:value="64083" table:style-name="ce1">
            <text:p>64083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4H58M12.584S" table:style-name="ce2">
            <text:p>58:12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8162" table:style-name="ce1">
            <text:p>816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4H58M15.266S" table:style-name="ce2">
            <text:p>58:15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5517" table:style-name="ce1">
            <text:p>5517</text:p>
          </table:table-cell>
          <table:table-cell office:value-type="string" table:style-name="ce1">
            <text:p>Success</text:p>
          </table:table-cell>
          <table:table-cell office:value-type="float" office:value="48736" table:style-name="ce1">
            <text:p>48736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4H58M20.457S" table:style-name="ce2">
            <text:p>58:20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4H58M20.450S" table:style-name="ce2">
            <text:p>58:20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4H58M19.228S" table:style-name="ce2">
            <text:p>58:19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4H58M20.444S" table:style-name="ce2">
            <text:p>58:20.4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4H58M19.238S" table:style-name="ce2">
            <text:p>58:19.2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4H58M20.396S" table:style-name="ce2">
            <text:p>58:20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4H58M20.510S" table:style-name="ce2">
            <text:p>58:20.5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4H58M12.925S" table:style-name="ce2">
            <text:p>58:12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8144" table:style-name="ce1">
            <text:p>814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4H58M20.858S" table:style-name="ce2">
            <text:p>58:20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4H58M20.881S" table:style-name="ce2">
            <text:p>58:20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4H58M20.850S" table:style-name="ce2">
            <text:p>58:20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4H58M20.953S" table:style-name="ce2">
            <text:p>58:21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4H58M12.903S" table:style-name="ce2">
            <text:p>58:12.9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8394" table:style-name="ce1">
            <text:p>839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4H58M20.915S" table:style-name="ce2">
            <text:p>58:20.9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4H58M15.321S" table:style-name="ce2">
            <text:p>58:15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6042" table:style-name="ce1">
            <text:p>6042</text:p>
          </table:table-cell>
          <table:table-cell office:value-type="string" table:style-name="ce1">
            <text:p>Success</text:p>
          </table:table-cell>
          <table:table-cell office:value-type="float" office:value="52973" table:style-name="ce1">
            <text:p>52973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4H58M21.285S" table:style-name="ce2">
            <text:p>58:21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4H58M15.335S" table:style-name="ce2">
            <text:p>58:15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6120" table:style-name="ce1">
            <text:p>6120</text:p>
          </table:table-cell>
          <table:table-cell office:value-type="string" table:style-name="ce1">
            <text:p>Success</text:p>
          </table:table-cell>
          <table:table-cell office:value-type="float" office:value="50860" table:style-name="ce1">
            <text:p>50860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4H58M13.878S" table:style-name="ce2">
            <text:p>58:13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7584" table:style-name="ce1">
            <text:p>758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4H58M12.958S" table:style-name="ce2">
            <text:p>58:13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507" table:style-name="ce1">
            <text:p>850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4H58M13.985S" table:style-name="ce2">
            <text:p>58:14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7483" table:style-name="ce1">
            <text:p>748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4H58M15.256S" table:style-name="ce2">
            <text:p>58:15.3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6211" table:style-name="ce1">
            <text:p>6211</text:p>
          </table:table-cell>
          <table:table-cell office:value-type="string" table:style-name="ce1">
            <text:p>Success</text:p>
          </table:table-cell>
          <table:table-cell office:value-type="float" office:value="50836" table:style-name="ce1">
            <text:p>50836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4H58M13.817S" table:style-name="ce2">
            <text:p>58:13.8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7671" table:style-name="ce1">
            <text:p>767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4H58M21.465S" table:style-name="ce2">
            <text:p>58:21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4H58M21.357S" table:style-name="ce2">
            <text:p>58:21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4H58M21.502S" table:style-name="ce2">
            <text:p>58:21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4H58M12.776S" table:style-name="ce2">
            <text:p>58:12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8793" table:style-name="ce1">
            <text:p>879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4H58M20.784S" table:style-name="ce2">
            <text:p>58:20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4H58M15.571S" table:style-name="ce2">
            <text:p>58:15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6118" table:style-name="ce1">
            <text:p>6118</text:p>
          </table:table-cell>
          <table:table-cell office:value-type="string" table:style-name="ce1">
            <text:p>Success</text:p>
          </table:table-cell>
          <table:table-cell office:value-type="float" office:value="55098" table:style-name="ce1">
            <text:p>5509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4H58M21.460S" table:style-name="ce2">
            <text:p>58:21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4H58M21.674S" table:style-name="ce2">
            <text:p>58:21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4H58M21.690S" table:style-name="ce2">
            <text:p>58:21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4H58M21.364S" table:style-name="ce2">
            <text:p>58:21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69740" table:style-name="ce1">
            <text:p>69740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4H58M22.188S" table:style-name="ce2">
            <text:p>58:22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4H58M22.225S" table:style-name="ce2">
            <text:p>58:22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4H58M21.470S" table:style-name="ce2">
            <text:p>58:2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4H58M22.301S" table:style-name="ce2">
            <text:p>58:22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4H58M22.200S" table:style-name="ce2">
            <text:p>58:22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2475" table:style-name="ce1">
            <text:p>42475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4H58M22.344S" table:style-name="ce2">
            <text:p>58:22.3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4H58M22.451S" table:style-name="ce2">
            <text:p>58:22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4H58M22.424S" table:style-name="ce2">
            <text:p>58:22.4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4H58M22.478S" table:style-name="ce2">
            <text:p>58:22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4H58M22.477S" table:style-name="ce2">
            <text:p>58:22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4H58M22.508S" table:style-name="ce2">
            <text:p>58:22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4H58M22.506S" table:style-name="ce2">
            <text:p>58:22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4H58M22.498S" table:style-name="ce2">
            <text:p>58:22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4H58M22.539S" table:style-name="ce2">
            <text:p>58:22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4H58M22.538S" table:style-name="ce2">
            <text:p>58:22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4H58M22.573S" table:style-name="ce2">
            <text:p>58:22.6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4H58M22.570S" table:style-name="ce2">
            <text:p>58:22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4H58M22.584S" table:style-name="ce2">
            <text:p>58:22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4H58M15.757S" table:style-name="ce2">
            <text:p>58:15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7173" table:style-name="ce1">
            <text:p>7173</text:p>
          </table:table-cell>
          <table:table-cell office:value-type="string" table:style-name="ce1">
            <text:p>Success</text:p>
          </table:table-cell>
          <table:table-cell office:value-type="float" office:value="57221" table:style-name="ce1">
            <text:p>57221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4H58M15.860S" table:style-name="ce2">
            <text:p>58:15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7094" table:style-name="ce1">
            <text:p>7094</text:p>
          </table:table-cell>
          <table:table-cell office:value-type="string" table:style-name="ce1">
            <text:p>Success</text:p>
          </table:table-cell>
          <table:table-cell office:value-type="float" office:value="59341" table:style-name="ce1">
            <text:p>59341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4H58M22.956S" table:style-name="ce2">
            <text:p>58:23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4H58M22.932S" table:style-name="ce2">
            <text:p>58:22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4H58M16.217S" table:style-name="ce2">
            <text:p>58:16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7939" table:style-name="ce1">
            <text:p>7939</text:p>
          </table:table-cell>
          <table:table-cell office:value-type="string" table:style-name="ce1">
            <text:p>Success</text:p>
          </table:table-cell>
          <table:table-cell office:value-type="float" office:value="65706" table:style-name="ce1">
            <text:p>65706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4H58M16.222S" table:style-name="ce2">
            <text:p>58:16.2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8145" table:style-name="ce1">
            <text:p>8145</text:p>
          </table:table-cell>
          <table:table-cell office:value-type="string" table:style-name="ce1">
            <text:p>Success</text:p>
          </table:table-cell>
          <table:table-cell office:value-type="float" office:value="65704" table:style-name="ce1">
            <text:p>65704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4H58M16.287S" table:style-name="ce2">
            <text:p>58:16.3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8138" table:style-name="ce1">
            <text:p>8138</text:p>
          </table:table-cell>
          <table:table-cell office:value-type="string" table:style-name="ce1">
            <text:p>Success</text:p>
          </table:table-cell>
          <table:table-cell office:value-type="float" office:value="65705" table:style-name="ce1">
            <text:p>65705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4H58M24.157S" table:style-name="ce2">
            <text:p>58:24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69740" table:style-name="ce1">
            <text:p>69740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4H58M24.368S" table:style-name="ce2">
            <text:p>58:24.4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4H58M24.427S" table:style-name="ce2">
            <text:p>58:24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4H58M16.390S" table:style-name="ce2">
            <text:p>58:16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8356" table:style-name="ce1">
            <text:p>8356</text:p>
          </table:table-cell>
          <table:table-cell office:value-type="string" table:style-name="ce1">
            <text:p>Success</text:p>
          </table:table-cell>
          <table:table-cell office:value-type="float" office:value="69948" table:style-name="ce1">
            <text:p>69948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4H58M24.556S" table:style-name="ce2">
            <text:p>58:24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42475" table:style-name="ce1">
            <text:p>42475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4H58M24.803S" table:style-name="ce2">
            <text:p>58:24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4H58M24.664S" table:style-name="ce2">
            <text:p>58:24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4H58M24.824S" table:style-name="ce2">
            <text:p>58:24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4H58M24.832S" table:style-name="ce2">
            <text:p>58:24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4H58M24.883S" table:style-name="ce2">
            <text:p>58:24.9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4H58M16.478S" table:style-name="ce2">
            <text:p>58:16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8503" table:style-name="ce1">
            <text:p>8503</text:p>
          </table:table-cell>
          <table:table-cell office:value-type="string" table:style-name="ce1">
            <text:p>Success</text:p>
          </table:table-cell>
          <table:table-cell office:value-type="float" office:value="72069" table:style-name="ce1">
            <text:p>72069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4H58M16.377S" table:style-name="ce2">
            <text:p>58:16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8607" table:style-name="ce1">
            <text:p>8607</text:p>
          </table:table-cell>
          <table:table-cell office:value-type="string" table:style-name="ce1">
            <text:p>Success</text:p>
          </table:table-cell>
          <table:table-cell office:value-type="float" office:value="72066" table:style-name="ce1">
            <text:p>72066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4H58M24.918S" table:style-name="ce2">
            <text:p>58:24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4H58M24.717S" table:style-name="ce2">
            <text:p>58:24.7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4H58M24.974S" table:style-name="ce2">
            <text:p>58:25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4H58M24.748S" table:style-name="ce2">
            <text:p>58:24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4H58M25.000S" table:style-name="ce2">
            <text:p>58:25.0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4H58M25.051S" table:style-name="ce2">
            <text:p>58:25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4H58M24.986S" table:style-name="ce2">
            <text:p>58:25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4H58M25.095S" table:style-name="ce2">
            <text:p>58:25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4H58M25.108S" table:style-name="ce2">
            <text:p>58:25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4H58M25.158S" table:style-name="ce2">
            <text:p>58:25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4H58M25.162S" table:style-name="ce2">
            <text:p>58:25.2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4H58M24.985S" table:style-name="ce2">
            <text:p>58:25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4H58M24.983S" table:style-name="ce2">
            <text:p>58:25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4H58M25.240S" table:style-name="ce2">
            <text:p>58:25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4H58M25.311S" table:style-name="ce2">
            <text:p>58:25.3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4H58M25.294S" table:style-name="ce2">
            <text:p>58:25.3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4H58M25.533S" table:style-name="ce2">
            <text:p>58:25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4H58M25.583S" table:style-name="ce2">
            <text:p>58:2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4H58M25.657S" table:style-name="ce2">
            <text:p>58:25.7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4H58M25.714S" table:style-name="ce2">
            <text:p>58:25.7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4H58M25.768S" table:style-name="ce2">
            <text:p>58:25.8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4H58M16.797S" table:style-name="ce2">
            <text:p>58:16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9160" table:style-name="ce1">
            <text:p>9160</text:p>
          </table:table-cell>
          <table:table-cell office:value-type="string" table:style-name="ce1">
            <text:p>Success</text:p>
          </table:table-cell>
          <table:table-cell office:value-type="float" office:value="74190" table:style-name="ce1">
            <text:p>74190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4H58M25.958S" table:style-name="ce2">
            <text:p>58:26.0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4H58M16.983S" table:style-name="ce2">
            <text:p>58:17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9271" table:style-name="ce1">
            <text:p>9271</text:p>
          </table:table-cell>
          <table:table-cell office:value-type="string" table:style-name="ce1">
            <text:p>Success</text:p>
          </table:table-cell>
          <table:table-cell office:value-type="float" office:value="76310" table:style-name="ce1">
            <text:p>76310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4H58M26.215S" table:style-name="ce2">
            <text:p>58:26.2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4H58M26.390S" table:style-name="ce2">
            <text:p>58:26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4H58M26.434S" table:style-name="ce2">
            <text:p>58:26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4H58M17.083S" table:style-name="ce2">
            <text:p>58:17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9424" table:style-name="ce1">
            <text:p>9424</text:p>
          </table:table-cell>
          <table:table-cell office:value-type="string" table:style-name="ce1">
            <text:p>Success</text:p>
          </table:table-cell>
          <table:table-cell office:value-type="float" office:value="78430" table:style-name="ce1">
            <text:p>78430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4H58M26.255S" table:style-name="ce2">
            <text:p>58:26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4H58M26.501S" table:style-name="ce2">
            <text:p>58:26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4H58M26.605S" table:style-name="ce2">
            <text:p>58:26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4H58M26.670S" table:style-name="ce2">
            <text:p>58:26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4H58M26.508S" table:style-name="ce2">
            <text:p>58:26.5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4H58M26.785S" table:style-name="ce2">
            <text:p>58:26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4H58M26.920S" table:style-name="ce2">
            <text:p>58:26.9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4H58M26.966S" table:style-name="ce2">
            <text:p>58:27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4H58M27.002S" table:style-name="ce2">
            <text:p>58:27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4H58M27.087S" table:style-name="ce2">
            <text:p>58:27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4H58M27.120S" table:style-name="ce2">
            <text:p>58:27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4H58M17.159S" table:style-name="ce2">
            <text:p>58:17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0074" table:style-name="ce1">
            <text:p>10074</text:p>
          </table:table-cell>
          <table:table-cell office:value-type="string" table:style-name="ce1">
            <text:p>Success</text:p>
          </table:table-cell>
          <table:table-cell office:value-type="float" office:value="82673" table:style-name="ce1">
            <text:p>82673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4H58M17.325S" table:style-name="ce2">
            <text:p>58:17.3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0096" table:style-name="ce1">
            <text:p>10096</text:p>
          </table:table-cell>
          <table:table-cell office:value-type="string" table:style-name="ce1">
            <text:p>Success</text:p>
          </table:table-cell>
          <table:table-cell office:value-type="float" office:value="84793" table:style-name="ce1">
            <text:p>84793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4H58M17.323S" table:style-name="ce2">
            <text:p>58:17.3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0168" table:style-name="ce1">
            <text:p>10168</text:p>
          </table:table-cell>
          <table:table-cell office:value-type="string" table:style-name="ce1">
            <text:p>Success</text:p>
          </table:table-cell>
          <table:table-cell office:value-type="float" office:value="86913" table:style-name="ce1">
            <text:p>86913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4H58M27.234S" table:style-name="ce2">
            <text:p>58:27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4H58M17.315S" table:style-name="ce2">
            <text:p>58:17.3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0585" table:style-name="ce1">
            <text:p>10585</text:p>
          </table:table-cell>
          <table:table-cell office:value-type="string" table:style-name="ce1">
            <text:p>Success</text:p>
          </table:table-cell>
          <table:table-cell office:value-type="float" office:value="89095" table:style-name="ce1">
            <text:p>89095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4H58M17.317S" table:style-name="ce2">
            <text:p>58:17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0665" table:style-name="ce1">
            <text:p>10665</text:p>
          </table:table-cell>
          <table:table-cell office:value-type="string" table:style-name="ce1">
            <text:p>Success</text:p>
          </table:table-cell>
          <table:table-cell office:value-type="float" office:value="89090" table:style-name="ce1">
            <text:p>89090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4H58M17.303S" table:style-name="ce2">
            <text:p>58:17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769" table:style-name="ce1">
            <text:p>10769</text:p>
          </table:table-cell>
          <table:table-cell office:value-type="string" table:style-name="ce1">
            <text:p>Success</text:p>
          </table:table-cell>
          <table:table-cell office:value-type="float" office:value="91160" table:style-name="ce1">
            <text:p>91160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4H58M17.309S" table:style-name="ce2">
            <text:p>58:17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0810" table:style-name="ce1">
            <text:p>10810</text:p>
          </table:table-cell>
          <table:table-cell office:value-type="string" table:style-name="ce1">
            <text:p>Success</text:p>
          </table:table-cell>
          <table:table-cell office:value-type="float" office:value="91161" table:style-name="ce1">
            <text:p>91161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4H58M28.073S" table:style-name="ce2">
            <text:p>58:28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4H58M27.985S" table:style-name="ce2">
            <text:p>58:28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4H58M27.901S" table:style-name="ce2">
            <text:p>58:27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4H58M28.121S" table:style-name="ce2">
            <text:p>58:28.1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4H58M27.492S" table:style-name="ce2">
            <text:p>58:27.5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49390" table:style-name="ce1">
            <text:p>49390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4H58M27.422S" table:style-name="ce2">
            <text:p>58:27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4H58M17.304S" table:style-name="ce2">
            <text:p>58:17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1106" table:style-name="ce1">
            <text:p>11106</text:p>
          </table:table-cell>
          <table:table-cell office:value-type="string" table:style-name="ce1">
            <text:p>Success</text:p>
          </table:table-cell>
          <table:table-cell office:value-type="float" office:value="93335" table:style-name="ce1">
            <text:p>93335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4H58M17.311S" table:style-name="ce2">
            <text:p>58:17.3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1226" table:style-name="ce1">
            <text:p>11226</text:p>
          </table:table-cell>
          <table:table-cell office:value-type="string" table:style-name="ce1">
            <text:p>Success</text:p>
          </table:table-cell>
          <table:table-cell office:value-type="float" office:value="93287" table:style-name="ce1">
            <text:p>93287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4H58M28.411S" table:style-name="ce2">
            <text:p>58:28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4H58M17.267S" table:style-name="ce2">
            <text:p>58:17.3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1493" table:style-name="ce1">
            <text:p>11493</text:p>
          </table:table-cell>
          <table:table-cell office:value-type="string" table:style-name="ce1">
            <text:p>Success</text:p>
          </table:table-cell>
          <table:table-cell office:value-type="float" office:value="95461" table:style-name="ce1">
            <text:p>95461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4H58M17.266S" table:style-name="ce2">
            <text:p>58:17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1619" table:style-name="ce1">
            <text:p>11619</text:p>
          </table:table-cell>
          <table:table-cell office:value-type="string" table:style-name="ce1">
            <text:p>Success</text:p>
          </table:table-cell>
          <table:table-cell office:value-type="float" office:value="95460" table:style-name="ce1">
            <text:p>95460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4H58M17.269S" table:style-name="ce2">
            <text:p>58:17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1785" table:style-name="ce1">
            <text:p>11785</text:p>
          </table:table-cell>
          <table:table-cell office:value-type="string" table:style-name="ce1">
            <text:p>Success</text:p>
          </table:table-cell>
          <table:table-cell office:value-type="float" office:value="97535" table:style-name="ce1">
            <text:p>97535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4H58M17.271S" table:style-name="ce2">
            <text:p>58:17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2063" table:style-name="ce1">
            <text:p>12063</text:p>
          </table:table-cell>
          <table:table-cell office:value-type="string" table:style-name="ce1">
            <text:p>Success</text:p>
          </table:table-cell>
          <table:table-cell office:value-type="float" office:value="99653" table:style-name="ce1">
            <text:p>99653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4H58M17.264S" table:style-name="ce2">
            <text:p>58:17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2389" table:style-name="ce1">
            <text:p>12389</text:p>
          </table:table-cell>
          <table:table-cell office:value-type="string" table:style-name="ce1">
            <text:p>Success</text:p>
          </table:table-cell>
          <table:table-cell office:value-type="float" office:value="101778" table:style-name="ce1">
            <text:p>101778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4H58M28.357S" table:style-name="ce2">
            <text:p>58:28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4H58M29.335S" table:style-name="ce2">
            <text:p>58:2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4H58M28.887S" table:style-name="ce2">
            <text:p>58:28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4H58M17.470S" table:style-name="ce2">
            <text:p>58:17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583" table:style-name="ce1">
            <text:p>12583</text:p>
          </table:table-cell>
          <table:table-cell office:value-type="string" table:style-name="ce1">
            <text:p>Success</text:p>
          </table:table-cell>
          <table:table-cell office:value-type="float" office:value="106024" table:style-name="ce1">
            <text:p>106024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4H58M29.056S" table:style-name="ce2">
            <text:p>58:29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4H58M28.762S" table:style-name="ce2">
            <text:p>58:28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Success</text:p>
          </table:table-cell>
          <table:table-cell office:value-type="float" office:value="49388" table:style-name="ce1">
            <text:p>4938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4H58M17.321S" table:style-name="ce2">
            <text:p>58:17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933" table:style-name="ce1">
            <text:p>12933</text:p>
          </table:table-cell>
          <table:table-cell office:value-type="string" table:style-name="ce1">
            <text:p>Success</text:p>
          </table:table-cell>
          <table:table-cell office:value-type="float" office:value="108147" table:style-name="ce1">
            <text:p>108147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4H58M17.321S" table:style-name="ce2">
            <text:p>58:17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2962" table:style-name="ce1">
            <text:p>12962</text:p>
          </table:table-cell>
          <table:table-cell office:value-type="string" table:style-name="ce1">
            <text:p>Success</text:p>
          </table:table-cell>
          <table:table-cell office:value-type="float" office:value="108151" table:style-name="ce1">
            <text:p>108151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4H58M17.332S" table:style-name="ce2">
            <text:p>58:17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3165" table:style-name="ce1">
            <text:p>13165</text:p>
          </table:table-cell>
          <table:table-cell office:value-type="string" table:style-name="ce1">
            <text:p>Success</text:p>
          </table:table-cell>
          <table:table-cell office:value-type="float" office:value="108149" table:style-name="ce1">
            <text:p>108149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4H58M17.530S" table:style-name="ce2">
            <text:p>58:17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2975" table:style-name="ce1">
            <text:p>12975</text:p>
          </table:table-cell>
          <table:table-cell office:value-type="string" table:style-name="ce1">
            <text:p>Success</text:p>
          </table:table-cell>
          <table:table-cell office:value-type="float" office:value="108149" table:style-name="ce1">
            <text:p>108149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4H58M28.756S" table:style-name="ce2">
            <text:p>58:28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4H58M28.540S" table:style-name="ce2">
            <text:p>58:28.5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Success</text:p>
          </table:table-cell>
          <table:table-cell office:value-type="float" office:value="49390" table:style-name="ce1">
            <text:p>49390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4H58M18.346S" table:style-name="ce2">
            <text:p>58:18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3082" table:style-name="ce1">
            <text:p>13082</text:p>
          </table:table-cell>
          <table:table-cell office:value-type="string" table:style-name="ce1">
            <text:p>Success</text:p>
          </table:table-cell>
          <table:table-cell office:value-type="float" office:value="114520" table:style-name="ce1">
            <text:p>114520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4H58M18.350S" table:style-name="ce2">
            <text:p>58:18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3115" table:style-name="ce1">
            <text:p>13115</text:p>
          </table:table-cell>
          <table:table-cell office:value-type="string" table:style-name="ce1">
            <text:p>Success</text:p>
          </table:table-cell>
          <table:table-cell office:value-type="float" office:value="114521" table:style-name="ce1">
            <text:p>114521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4H58M18.301S" table:style-name="ce2">
            <text:p>58:18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3309" table:style-name="ce1">
            <text:p>13309</text:p>
          </table:table-cell>
          <table:table-cell office:value-type="string" table:style-name="ce1">
            <text:p>Success</text:p>
          </table:table-cell>
          <table:table-cell office:value-type="float" office:value="114524" table:style-name="ce1">
            <text:p>114524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4H58M31.430S" table:style-name="ce2">
            <text:p>58:31.4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69742" table:style-name="ce1">
            <text:p>69742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4H58M31.708S" table:style-name="ce2">
            <text:p>58:31.7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2474" table:style-name="ce1">
            <text:p>42474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4H58M31.844S" table:style-name="ce2">
            <text:p>58:31.8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4H58M28.354S" table:style-name="ce2">
            <text:p>58:28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4H58M31.959S" table:style-name="ce2">
            <text:p>58:32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4H58M32.008S" table:style-name="ce2">
            <text:p>58:32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4H58M32.058S" table:style-name="ce2">
            <text:p>58:32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4H58M32.118S" table:style-name="ce2">
            <text:p>58:32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4H58M18.945S" table:style-name="ce2">
            <text:p>58:18.9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3325" table:style-name="ce1">
            <text:p>13325</text:p>
          </table:table-cell>
          <table:table-cell office:value-type="string" table:style-name="ce1">
            <text:p>Success</text:p>
          </table:table-cell>
          <table:table-cell office:value-type="float" office:value="116640" table:style-name="ce1">
            <text:p>116640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4H58M28.350S" table:style-name="ce2">
            <text:p>58:28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171" table:style-name="ce1">
            <text:p>4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4H58M19.106S" table:style-name="ce2">
            <text:p>58:19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3580" table:style-name="ce1">
            <text:p>13580</text:p>
          </table:table-cell>
          <table:table-cell office:value-type="string" table:style-name="ce1">
            <text:p>Success</text:p>
          </table:table-cell>
          <table:table-cell office:value-type="float" office:value="118769" table:style-name="ce1">
            <text:p>118769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4H58M20.323S" table:style-name="ce2">
            <text:p>58:20.3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2485" table:style-name="ce1">
            <text:p>12485</text:p>
          </table:table-cell>
          <table:table-cell office:value-type="string" table:style-name="ce1">
            <text:p>Success</text:p>
          </table:table-cell>
          <table:table-cell office:value-type="float" office:value="120961" table:style-name="ce1">
            <text:p>120961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4H58M20.345S" table:style-name="ce2">
            <text:p>58:20.3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2534" table:style-name="ce1">
            <text:p>12534</text:p>
          </table:table-cell>
          <table:table-cell office:value-type="string" table:style-name="ce1">
            <text:p>Success</text:p>
          </table:table-cell>
          <table:table-cell office:value-type="float" office:value="120869" table:style-name="ce1">
            <text:p>120869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4H58M20.658S" table:style-name="ce2">
            <text:p>58:20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2381" table:style-name="ce1">
            <text:p>12381</text:p>
          </table:table-cell>
          <table:table-cell office:value-type="string" table:style-name="ce1">
            <text:p>Success</text:p>
          </table:table-cell>
          <table:table-cell office:value-type="float" office:value="120954" table:style-name="ce1">
            <text:p>120954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4H58M20.506S" table:style-name="ce2">
            <text:p>58:20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2539" table:style-name="ce1">
            <text:p>12539</text:p>
          </table:table-cell>
          <table:table-cell office:value-type="string" table:style-name="ce1">
            <text:p>Success</text:p>
          </table:table-cell>
          <table:table-cell office:value-type="float" office:value="120942" table:style-name="ce1">
            <text:p>120942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4H58M20.345S" table:style-name="ce2">
            <text:p>58:20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2743" table:style-name="ce1">
            <text:p>12743</text:p>
          </table:table-cell>
          <table:table-cell office:value-type="string" table:style-name="ce1">
            <text:p>Success</text:p>
          </table:table-cell>
          <table:table-cell office:value-type="float" office:value="120949" table:style-name="ce1">
            <text:p>120949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4H58M20.747S" table:style-name="ce2">
            <text:p>58:20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2526" table:style-name="ce1">
            <text:p>12526</text:p>
          </table:table-cell>
          <table:table-cell office:value-type="string" table:style-name="ce1">
            <text:p>Success</text:p>
          </table:table-cell>
          <table:table-cell office:value-type="float" office:value="122990" table:style-name="ce1">
            <text:p>122990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4H58M20.884S" table:style-name="ce2">
            <text:p>58:20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2398" table:style-name="ce1">
            <text:p>12398</text:p>
          </table:table-cell>
          <table:table-cell office:value-type="string" table:style-name="ce1">
            <text:p>Success</text:p>
          </table:table-cell>
          <table:table-cell office:value-type="float" office:value="123074" table:style-name="ce1">
            <text:p>123074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4H58M21.299S" table:style-name="ce2">
            <text:p>58:21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001" table:style-name="ce1">
            <text:p>12001</text:p>
          </table:table-cell>
          <table:table-cell office:value-type="string" table:style-name="ce1">
            <text:p>Success</text:p>
          </table:table-cell>
          <table:table-cell office:value-type="float" office:value="123076" table:style-name="ce1">
            <text:p>123076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4H58M28.355S" table:style-name="ce2">
            <text:p>58:28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946" table:style-name="ce1">
            <text:p>4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4H58M21.150S" table:style-name="ce2">
            <text:p>58:21.2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2201" table:style-name="ce1">
            <text:p>12201</text:p>
          </table:table-cell>
          <table:table-cell office:value-type="string" table:style-name="ce1">
            <text:p>Success</text:p>
          </table:table-cell>
          <table:table-cell office:value-type="float" office:value="123070" table:style-name="ce1">
            <text:p>123070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4H58M21.070S" table:style-name="ce2">
            <text:p>58:21.1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305" table:style-name="ce1">
            <text:p>12305</text:p>
          </table:table-cell>
          <table:table-cell office:value-type="string" table:style-name="ce1">
            <text:p>Success</text:p>
          </table:table-cell>
          <table:table-cell office:value-type="float" office:value="123075" table:style-name="ce1">
            <text:p>123075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4H58M21.137S" table:style-name="ce2">
            <text:p>58:21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246" table:style-name="ce1">
            <text:p>12246</text:p>
          </table:table-cell>
          <table:table-cell office:value-type="string" table:style-name="ce1">
            <text:p>Success</text:p>
          </table:table-cell>
          <table:table-cell office:value-type="float" office:value="123069" table:style-name="ce1">
            <text:p>123069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4H58M21.148S" table:style-name="ce2">
            <text:p>58:21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2457" table:style-name="ce1">
            <text:p>12457</text:p>
          </table:table-cell>
          <table:table-cell office:value-type="string" table:style-name="ce1">
            <text:p>Success</text:p>
          </table:table-cell>
          <table:table-cell office:value-type="float" office:value="123067" table:style-name="ce1">
            <text:p>123067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4H58M21.059S" table:style-name="ce2">
            <text:p>58:21.1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2583" table:style-name="ce1">
            <text:p>12583</text:p>
          </table:table-cell>
          <table:table-cell office:value-type="string" table:style-name="ce1">
            <text:p>Success</text:p>
          </table:table-cell>
          <table:table-cell office:value-type="float" office:value="123076" table:style-name="ce1">
            <text:p>123076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4H58M21.464S" table:style-name="ce2">
            <text:p>58:21.5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2269" table:style-name="ce1">
            <text:p>12269</text:p>
          </table:table-cell>
          <table:table-cell office:value-type="string" table:style-name="ce1">
            <text:p>Success</text:p>
          </table:table-cell>
          <table:table-cell office:value-type="float" office:value="125105" table:style-name="ce1">
            <text:p>125105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4H58M21.469S" table:style-name="ce2">
            <text:p>58:21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441" table:style-name="ce1">
            <text:p>12441</text:p>
          </table:table-cell>
          <table:table-cell office:value-type="string" table:style-name="ce1">
            <text:p>Success</text:p>
          </table:table-cell>
          <table:table-cell office:value-type="float" office:value="127315" table:style-name="ce1">
            <text:p>127315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4H58M21.490S" table:style-name="ce2">
            <text:p>58:21.5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2444" table:style-name="ce1">
            <text:p>12444</text:p>
          </table:table-cell>
          <table:table-cell office:value-type="string" table:style-name="ce1">
            <text:p>Success</text:p>
          </table:table-cell>
          <table:table-cell office:value-type="float" office:value="127230" table:style-name="ce1">
            <text:p>12723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4H58M28.356S" table:style-name="ce2">
            <text:p>58:28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643" table:style-name="ce1">
            <text:p>56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4H58M21.511S" table:style-name="ce2">
            <text:p>58:21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2642" table:style-name="ce1">
            <text:p>12642</text:p>
          </table:table-cell>
          <table:table-cell office:value-type="string" table:style-name="ce1">
            <text:p>Success</text:p>
          </table:table-cell>
          <table:table-cell office:value-type="float" office:value="129433" table:style-name="ce1">
            <text:p>129433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4H58M21.466S" table:style-name="ce2">
            <text:p>58:21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2760" table:style-name="ce1">
            <text:p>12760</text:p>
          </table:table-cell>
          <table:table-cell office:value-type="string" table:style-name="ce1">
            <text:p>Success</text:p>
          </table:table-cell>
          <table:table-cell office:value-type="float" office:value="129445" table:style-name="ce1">
            <text:p>129445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4H58M21.570S" table:style-name="ce2">
            <text:p>58:21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2658" table:style-name="ce1">
            <text:p>12658</text:p>
          </table:table-cell>
          <table:table-cell office:value-type="string" table:style-name="ce1">
            <text:p>Success</text:p>
          </table:table-cell>
          <table:table-cell office:value-type="float" office:value="129352" table:style-name="ce1">
            <text:p>129352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4H58M21.527S" table:style-name="ce2">
            <text:p>58:21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2900" table:style-name="ce1">
            <text:p>12900</text:p>
          </table:table-cell>
          <table:table-cell office:value-type="string" table:style-name="ce1">
            <text:p>Success</text:p>
          </table:table-cell>
          <table:table-cell office:value-type="float" office:value="129429" table:style-name="ce1">
            <text:p>129429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4H58M22.085S" table:style-name="ce2">
            <text:p>58:22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2354" table:style-name="ce1">
            <text:p>12354</text:p>
          </table:table-cell>
          <table:table-cell office:value-type="string" table:style-name="ce1">
            <text:p>Success</text:p>
          </table:table-cell>
          <table:table-cell office:value-type="float" office:value="129429" table:style-name="ce1">
            <text:p>129429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4H58M22.194S" table:style-name="ce2">
            <text:p>58:22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2288" table:style-name="ce1">
            <text:p>12288</text:p>
          </table:table-cell>
          <table:table-cell office:value-type="string" table:style-name="ce1">
            <text:p>Success</text:p>
          </table:table-cell>
          <table:table-cell office:value-type="float" office:value="129428" table:style-name="ce1">
            <text:p>129428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4H58M22.654S" table:style-name="ce2">
            <text:p>58:22.7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1870" table:style-name="ce1">
            <text:p>11870</text:p>
          </table:table-cell>
          <table:table-cell office:value-type="string" table:style-name="ce1">
            <text:p>Success</text:p>
          </table:table-cell>
          <table:table-cell office:value-type="float" office:value="129411" table:style-name="ce1">
            <text:p>129411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4H58M22.560S" table:style-name="ce2">
            <text:p>58:22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1972" table:style-name="ce1">
            <text:p>11972</text:p>
          </table:table-cell>
          <table:table-cell office:value-type="string" table:style-name="ce1">
            <text:p>Success</text:p>
          </table:table-cell>
          <table:table-cell office:value-type="float" office:value="129429" table:style-name="ce1">
            <text:p>129429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4H58M22.584S" table:style-name="ce2">
            <text:p>58:22.6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2026" table:style-name="ce1">
            <text:p>12026</text:p>
          </table:table-cell>
          <table:table-cell office:value-type="string" table:style-name="ce1">
            <text:p>Success</text:p>
          </table:table-cell>
          <table:table-cell office:value-type="float" office:value="129429" table:style-name="ce1">
            <text:p>129429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4H58M23.225S" table:style-name="ce2">
            <text:p>58:23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1442" table:style-name="ce1">
            <text:p>11442</text:p>
          </table:table-cell>
          <table:table-cell office:value-type="string" table:style-name="ce1">
            <text:p>Success</text:p>
          </table:table-cell>
          <table:table-cell office:value-type="float" office:value="129431" table:style-name="ce1">
            <text:p>129431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4H58M23.162S" table:style-name="ce2">
            <text:p>58:23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1508" table:style-name="ce1">
            <text:p>11508</text:p>
          </table:table-cell>
          <table:table-cell office:value-type="string" table:style-name="ce1">
            <text:p>Success</text:p>
          </table:table-cell>
          <table:table-cell office:value-type="float" office:value="129430" table:style-name="ce1">
            <text:p>129430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4H58M33.303S" table:style-name="ce2">
            <text:p>58:33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4H58M25.065S" table:style-name="ce2">
            <text:p>58:25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0249" table:style-name="ce1">
            <text:p>10249</text:p>
          </table:table-cell>
          <table:table-cell office:value-type="string" table:style-name="ce1">
            <text:p>Success</text:p>
          </table:table-cell>
          <table:table-cell office:value-type="float" office:value="129442" table:style-name="ce1">
            <text:p>129442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4H58M25.241S" table:style-name="ce2">
            <text:p>58:25.2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Success</text:p>
          </table:table-cell>
          <table:table-cell office:value-type="float" office:value="129443" table:style-name="ce1">
            <text:p>129443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4H58M25.098S" table:style-name="ce2">
            <text:p>58:25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0240" table:style-name="ce1">
            <text:p>10240</text:p>
          </table:table-cell>
          <table:table-cell office:value-type="string" table:style-name="ce1">
            <text:p>Success</text:p>
          </table:table-cell>
          <table:table-cell office:value-type="float" office:value="129444" table:style-name="ce1">
            <text:p>129444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4H58M25.366S" table:style-name="ce2">
            <text:p>58:25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0013" table:style-name="ce1">
            <text:p>10013</text:p>
          </table:table-cell>
          <table:table-cell office:value-type="string" table:style-name="ce1">
            <text:p>Success</text:p>
          </table:table-cell>
          <table:table-cell office:value-type="float" office:value="129444" table:style-name="ce1">
            <text:p>129444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4H58M25.262S" table:style-name="ce2">
            <text:p>58:25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0121" table:style-name="ce1">
            <text:p>10121</text:p>
          </table:table-cell>
          <table:table-cell office:value-type="string" table:style-name="ce1">
            <text:p>Success</text:p>
          </table:table-cell>
          <table:table-cell office:value-type="float" office:value="129442" table:style-name="ce1">
            <text:p>129442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4H58M32.523S" table:style-name="ce2">
            <text:p>58:32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4H58M25.807S" table:style-name="ce2">
            <text:p>58:25.8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9685" table:style-name="ce1">
            <text:p>9685</text:p>
          </table:table-cell>
          <table:table-cell office:value-type="string" table:style-name="ce1">
            <text:p>Success</text:p>
          </table:table-cell>
          <table:table-cell office:value-type="float" office:value="129446" table:style-name="ce1">
            <text:p>129446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4H58M27.519S" table:style-name="ce2">
            <text:p>58:27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8074" table:style-name="ce1">
            <text:p>8074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4H58M26.545S" table:style-name="ce2">
            <text:p>58:26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9063" table:style-name="ce1">
            <text:p>9063</text:p>
          </table:table-cell>
          <table:table-cell office:value-type="string" table:style-name="ce1">
            <text:p>Success</text:p>
          </table:table-cell>
          <table:table-cell office:value-type="float" office:value="129447" table:style-name="ce1">
            <text:p>129447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4H58M31.959S" table:style-name="ce2">
            <text:p>58:32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59" table:style-name="ce1">
            <text:p>3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4H58M26.711S" table:style-name="ce2">
            <text:p>58:26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8906" table:style-name="ce1">
            <text:p>8906</text:p>
          </table:table-cell>
          <table:table-cell office:value-type="string" table:style-name="ce1">
            <text:p>Success</text:p>
          </table:table-cell>
          <table:table-cell office:value-type="float" office:value="129451" table:style-name="ce1">
            <text:p>129451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4H58M27.191S" table:style-name="ce2">
            <text:p>58:27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8447" table:style-name="ce1">
            <text:p>8447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4H58M28.324S" table:style-name="ce2">
            <text:p>58:28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7354" table:style-name="ce1">
            <text:p>7354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4H58M31.032S" table:style-name="ce2">
            <text:p>58:31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741" table:style-name="ce1">
            <text:p>47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4H58M32.223S" table:style-name="ce2">
            <text:p>58:32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3652" table:style-name="ce1">
            <text:p>3652</text:p>
          </table:table-cell>
          <table:table-cell office:value-type="string" table:style-name="ce1">
            <text:p>Success</text:p>
          </table:table-cell>
          <table:table-cell office:value-type="float" office:value="129452" table:style-name="ce1">
            <text:p>129452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4H58M31.020S" table:style-name="ce2">
            <text:p>58:31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903" table:style-name="ce1">
            <text:p>4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4H58M30.137S" table:style-name="ce2">
            <text:p>58:30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5933" table:style-name="ce1">
            <text:p>59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4H58M30.062S" table:style-name="ce2">
            <text:p>58:30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144" table:style-name="ce1">
            <text:p>6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4H58M29.932S" table:style-name="ce2">
            <text:p>58:29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403" table:style-name="ce1">
            <text:p>64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4H58M29.763S" table:style-name="ce2">
            <text:p>58:29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720" table:style-name="ce1">
            <text:p>67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4H58M29.692S" table:style-name="ce2">
            <text:p>58:29.7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6943" table:style-name="ce1">
            <text:p>69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4H58M36.484S" table:style-name="ce2">
            <text:p>58:36.5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4H58M36.337S" table:style-name="ce2">
            <text:p>58:36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4H58M36.207S" table:style-name="ce2">
            <text:p>58:36.2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4H58M36.072S" table:style-name="ce2">
            <text:p>58:36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4H58M35.775S" table:style-name="ce2">
            <text:p>58:35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4H58M34.001S" table:style-name="ce2">
            <text:p>58:34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3481" table:style-name="ce1">
            <text:p>34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4H58M32.687S" table:style-name="ce2">
            <text:p>58:32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6528" table:style-name="ce1">
            <text:p>6528</text:p>
          </table:table-cell>
          <table:table-cell office:value-type="string" table:style-name="ce1">
            <text:p>Success</text:p>
          </table:table-cell>
          <table:table-cell office:value-type="float" office:value="59121" table:style-name="ce1">
            <text:p>59121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4H58M39.216S" table:style-name="ce2">
            <text:p>58:39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4H58M40.250S" table:style-name="ce2">
            <text:p>58:40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4H58M29.655S" table:style-name="ce2">
            <text:p>58:29.7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3441" table:style-name="ce1">
            <text:p>13441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4H58M43.099S" table:style-name="ce2">
            <text:p>58:43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4H58M43.416S" table:style-name="ce2">
            <text:p>58:43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4H58M30.257S" table:style-name="ce2">
            <text:p>58:30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918" table:style-name="ce1">
            <text:p>13918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4H58M36.636S" table:style-name="ce2">
            <text:p>58:36.6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7632" table:style-name="ce1">
            <text:p>763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4H58M37.217S" table:style-name="ce2">
            <text:p>58:37.2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7236" table:style-name="ce1">
            <text:p>723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4H58M35.925S" table:style-name="ce2">
            <text:p>58:35.9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8535" table:style-name="ce1">
            <text:p>853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4H58M30.529S" table:style-name="ce2">
            <text:p>58:30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3939" table:style-name="ce1">
            <text:p>13939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4H58M36.788S" table:style-name="ce2">
            <text:p>58:36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7688" table:style-name="ce1">
            <text:p>768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4H58M37.065S" table:style-name="ce2">
            <text:p>58:37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7414" table:style-name="ce1">
            <text:p>741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4H58M33.911S" table:style-name="ce2">
            <text:p>58:33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0572" table:style-name="ce1">
            <text:p>10572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4H58M31.611S" table:style-name="ce2">
            <text:p>58:31.6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2876" table:style-name="ce1">
            <text:p>12876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4H58M35.402S" table:style-name="ce2">
            <text:p>58:35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9136" table:style-name="ce1">
            <text:p>913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4H58M34.235S" table:style-name="ce2">
            <text:p>58:34.2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0307" table:style-name="ce1">
            <text:p>10307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4H58M32.272S" table:style-name="ce2">
            <text:p>58:32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2323" table:style-name="ce1">
            <text:p>12323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4H58M35.680S" table:style-name="ce2">
            <text:p>58:35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8916" table:style-name="ce1">
            <text:p>8916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4H58M34.440S" table:style-name="ce2">
            <text:p>58:34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210" table:style-name="ce1">
            <text:p>10210</text:p>
          </table:table-cell>
          <table:table-cell office:value-type="string" table:style-name="ce1">
            <text:p>Success</text:p>
          </table:table-cell>
          <table:table-cell office:value-type="float" office:value="69924" table:style-name="ce1">
            <text:p>69924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4H58M31.469S" table:style-name="ce2">
            <text:p>58:31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3185" table:style-name="ce1">
            <text:p>13185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4H58M30.499S" table:style-name="ce2">
            <text:p>58:30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4179" table:style-name="ce1">
            <text:p>14179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4H58M35.385S" table:style-name="ce2">
            <text:p>58:35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9331" table:style-name="ce1">
            <text:p>9331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4H58M34.230S" table:style-name="ce2">
            <text:p>58:34.2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0559" table:style-name="ce1">
            <text:p>10559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4H58M30.285S" table:style-name="ce2">
            <text:p>58:30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4508" table:style-name="ce1">
            <text:p>14508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4H58M34.671S" table:style-name="ce2">
            <text:p>58:34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0127" table:style-name="ce1">
            <text:p>10127</text:p>
          </table:table-cell>
          <table:table-cell office:value-type="string" table:style-name="ce1">
            <text:p>Success</text:p>
          </table:table-cell>
          <table:table-cell office:value-type="float" office:value="69924" table:style-name="ce1">
            <text:p>69924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4H58M34.668S" table:style-name="ce2">
            <text:p>58:34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0131" table:style-name="ce1">
            <text:p>10131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4H58M33.735S" table:style-name="ce2">
            <text:p>58:33.7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1064" table:style-name="ce1">
            <text:p>11064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4H58M35.596S" table:style-name="ce2">
            <text:p>58:35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9204" table:style-name="ce1">
            <text:p>9204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4H58M35.316S" table:style-name="ce2">
            <text:p>58:35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9488" table:style-name="ce1">
            <text:p>9488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4H58M33.274S" table:style-name="ce2">
            <text:p>58:33.3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1543" table:style-name="ce1">
            <text:p>11543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4H58M34.483S" table:style-name="ce2">
            <text:p>58:34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0473" table:style-name="ce1">
            <text:p>10473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4H58M33.376S" table:style-name="ce2">
            <text:p>58:33.4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1670" table:style-name="ce1">
            <text:p>11670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4H58M33.301S" table:style-name="ce2">
            <text:p>58:33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1833" table:style-name="ce1">
            <text:p>11833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4H58M33.936S" table:style-name="ce2">
            <text:p>58:33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1215" table:style-name="ce1">
            <text:p>11215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4H58M35.609S" table:style-name="ce2">
            <text:p>58:35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9543" table:style-name="ce1">
            <text:p>9543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4H58M44.177S" table:style-name="ce2">
            <text:p>58:44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4H58M45.152S" table:style-name="ce2">
            <text:p>58:45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4H58M45.153S" table:style-name="ce2">
            <text:p>58:45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4H58M45.137S" table:style-name="ce2">
            <text:p>58:45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4H58M45.048S" table:style-name="ce2">
            <text:p>58:45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4H58M44.957S" table:style-name="ce2">
            <text:p>58:45.0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4H58M44.819S" table:style-name="ce2">
            <text:p>58:44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4H58M44.799S" table:style-name="ce2">
            <text:p>58:44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4H58M44.806S" table:style-name="ce2">
            <text:p>58:44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4H58M44.795S" table:style-name="ce2">
            <text:p>58:44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615" table:style-name="ce1">
            <text:p>2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4H58M44.801S" table:style-name="ce2">
            <text:p>58:44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736" table:style-name="ce1">
            <text:p>2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4H58M44.802S" table:style-name="ce2">
            <text:p>58:44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887" table:style-name="ce1">
            <text:p>28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4H58M44.801S" table:style-name="ce2">
            <text:p>58:44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09" table:style-name="ce1">
            <text:p>30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4H58M44.790S" table:style-name="ce2">
            <text:p>58:44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160" table:style-name="ce1">
            <text:p>3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4H58M44.718S" table:style-name="ce2">
            <text:p>58:44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384" table:style-name="ce1">
            <text:p>33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4H58M44.679S" table:style-name="ce2">
            <text:p>58:44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551" table:style-name="ce1">
            <text:p>3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4H58M44.652S" table:style-name="ce2">
            <text:p>58:44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727" table:style-name="ce1">
            <text:p>37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4H58M44.656S" table:style-name="ce2">
            <text:p>58:44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870" table:style-name="ce1">
            <text:p>38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4H58M44.598S" table:style-name="ce2">
            <text:p>58:44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050" table:style-name="ce1">
            <text:p>40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4H58M44.597S" table:style-name="ce2">
            <text:p>58:44.6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191" table:style-name="ce1">
            <text:p>4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4H58M44.543S" table:style-name="ce2">
            <text:p>58:44.5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4H58M44.486S" table:style-name="ce2">
            <text:p>58:44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4572" table:style-name="ce1">
            <text:p>45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4H58M44.489S" table:style-name="ce2">
            <text:p>58:44.5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722" table:style-name="ce1">
            <text:p>47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4H58M44.470S" table:style-name="ce2">
            <text:p>58:44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856" table:style-name="ce1">
            <text:p>48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4H58M49.220S" table:style-name="ce2">
            <text:p>58:49.2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4H58M49.060S" table:style-name="ce2">
            <text:p>58:49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4H58M48.927S" table:style-name="ce2">
            <text:p>58:48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4H58M48.790S" table:style-name="ce2">
            <text:p>58:48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4H58M48.649S" table:style-name="ce2">
            <text:p>58:48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4H58M48.527S" table:style-name="ce2">
            <text:p>58:48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4H58M48.380S" table:style-name="ce2">
            <text:p>58:48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4H58M48.232S" table:style-name="ce2">
            <text:p>58:48.2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4H58M48.105S" table:style-name="ce2">
            <text:p>58:48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4H58M47.952S" table:style-name="ce2">
            <text:p>58:48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4H58M47.811S" table:style-name="ce2">
            <text:p>58:47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3017" table:style-name="ce1">
            <text:p>30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4H58M47.690S" table:style-name="ce2">
            <text:p>58:47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291" table:style-name="ce1">
            <text:p>3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4H58M47.538S" table:style-name="ce2">
            <text:p>58:47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583" table:style-name="ce1">
            <text:p>35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4H58M47.410S" table:style-name="ce2">
            <text:p>58:47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847" table:style-name="ce1">
            <text:p>38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4H58M47.285S" table:style-name="ce2">
            <text:p>58:47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114" table:style-name="ce1">
            <text:p>4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4H58M47.133S" table:style-name="ce2">
            <text:p>58:47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463" table:style-name="ce1">
            <text:p>44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4H58M47.002S" table:style-name="ce2">
            <text:p>58:47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740" table:style-name="ce1">
            <text:p>47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4H58M46.795S" table:style-name="ce2">
            <text:p>58:46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089" table:style-name="ce1">
            <text:p>50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4H58M46.496S" table:style-name="ce2">
            <text:p>58:46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513" table:style-name="ce1">
            <text:p>55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4H58M46.107S" table:style-name="ce2">
            <text:p>58:46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4H58M45.737S" table:style-name="ce2">
            <text:p>58:45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548" table:style-name="ce1">
            <text:p>6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4H58M45.497S" table:style-name="ce2">
            <text:p>58:45.5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6936" table:style-name="ce1">
            <text:p>69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4H58M45.242S" table:style-name="ce2">
            <text:p>58:45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7344" table:style-name="ce1">
            <text:p>73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4H58M49.327S" table:style-name="ce2">
            <text:p>58:49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4H58M44.455S" table:style-name="ce2">
            <text:p>58:44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8421" table:style-name="ce1">
            <text:p>8421</text:p>
          </table:table-cell>
          <table:table-cell office:value-type="string" table:style-name="ce1">
            <text:p>Success</text:p>
          </table:table-cell>
          <table:table-cell office:value-type="float" office:value="6370" table:style-name="ce1">
            <text:p>6370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4H58M49.624S" table:style-name="ce2">
            <text:p>58:49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375" table:style-name="ce1">
            <text:p>337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4H58M49.473S" table:style-name="ce2">
            <text:p>58:49.5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3550" table:style-name="ce1">
            <text:p>355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4H58M44.462S" table:style-name="ce2">
            <text:p>58:44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8566" table:style-name="ce1">
            <text:p>8566</text:p>
          </table:table-cell>
          <table:table-cell office:value-type="string" table:style-name="ce1">
            <text:p>Success</text:p>
          </table:table-cell>
          <table:table-cell office:value-type="float" office:value="8479" table:style-name="ce1">
            <text:p>8479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4H58M44.539S" table:style-name="ce2">
            <text:p>58:44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8490" table:style-name="ce1">
            <text:p>8490</text:p>
          </table:table-cell>
          <table:table-cell office:value-type="string" table:style-name="ce1">
            <text:p>Success</text:p>
          </table:table-cell>
          <table:table-cell office:value-type="float" office:value="8479" table:style-name="ce1">
            <text:p>8479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4H58M35.620S" table:style-name="ce2">
            <text:p>58:35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439" table:style-name="ce1">
            <text:p>17439</text:p>
          </table:table-cell>
          <table:table-cell office:value-type="string" table:style-name="ce1">
            <text:p>Success</text:p>
          </table:table-cell>
          <table:table-cell office:value-type="float" office:value="67796" table:style-name="ce1">
            <text:p>67796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4H58M33.384S" table:style-name="ce2">
            <text:p>58:33.4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9700" table:style-name="ce1">
            <text:p>19700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4H58M37.483S" table:style-name="ce2">
            <text:p>58:37.5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5635" table:style-name="ce1">
            <text:p>15635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4H58M44.048S" table:style-name="ce2">
            <text:p>58:44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9079" table:style-name="ce1">
            <text:p>907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4H58M34.969S" table:style-name="ce2">
            <text:p>58:35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8159" table:style-name="ce1">
            <text:p>1815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4H58M37.347S" table:style-name="ce2">
            <text:p>58:37.3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5785" table:style-name="ce1">
            <text:p>15785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4H58M35.381S" table:style-name="ce2">
            <text:p>58:35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806" table:style-name="ce1">
            <text:p>17806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4H58M35.877S" table:style-name="ce2">
            <text:p>58:35.9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311" table:style-name="ce1">
            <text:p>17311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4H58M35.493S" table:style-name="ce2">
            <text:p>58:35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713" table:style-name="ce1">
            <text:p>17713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4H58M35.639S" table:style-name="ce2">
            <text:p>58:35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566" table:style-name="ce1">
            <text:p>17566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4H58M36.912S" table:style-name="ce2">
            <text:p>58:36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6294" table:style-name="ce1">
            <text:p>1629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4H58M34.526S" table:style-name="ce2">
            <text:p>58:34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8679" table:style-name="ce1">
            <text:p>18679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4H58M30.054S" table:style-name="ce2">
            <text:p>58:30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3192" table:style-name="ce1">
            <text:p>23192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4H58M35.339S" table:style-name="ce2">
            <text:p>58:35.3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907" table:style-name="ce1">
            <text:p>17907</text:p>
          </table:table-cell>
          <table:table-cell office:value-type="string" table:style-name="ce1">
            <text:p>Success</text:p>
          </table:table-cell>
          <table:table-cell office:value-type="float" office:value="67791" table:style-name="ce1">
            <text:p>67791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4H58M33.284S" table:style-name="ce2">
            <text:p>58:33.3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9969" table:style-name="ce1">
            <text:p>19969</text:p>
          </table:table-cell>
          <table:table-cell office:value-type="string" table:style-name="ce1">
            <text:p>Success</text:p>
          </table:table-cell>
          <table:table-cell office:value-type="float" office:value="67791" table:style-name="ce1">
            <text:p>67791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4H58M40.481S" table:style-name="ce2">
            <text:p>58:40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2775" table:style-name="ce1">
            <text:p>1277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4H58M50.568S" table:style-name="ce2">
            <text:p>58:50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757" table:style-name="ce1">
            <text:p>275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4H58M51.258S" table:style-name="ce2">
            <text:p>58:51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2096" table:style-name="ce1">
            <text:p>2096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4H58M52.704S" table:style-name="ce2">
            <text:p>58:52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4H58M52.011S" table:style-name="ce2">
            <text:p>58:52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4H58M33.047S" table:style-name="ce2">
            <text:p>58:33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308" table:style-name="ce1">
            <text:p>20308</text:p>
          </table:table-cell>
          <table:table-cell office:value-type="string" table:style-name="ce1">
            <text:p>Success</text:p>
          </table:table-cell>
          <table:table-cell office:value-type="float" office:value="67773" table:style-name="ce1">
            <text:p>67773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4H58M50.020S" table:style-name="ce2">
            <text:p>58:50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3347" table:style-name="ce1">
            <text:p>3347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4H58M52.288S" table:style-name="ce2">
            <text:p>58:52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4H58M52.434S" table:style-name="ce2">
            <text:p>58:52.4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4H58M50.432S" table:style-name="ce2">
            <text:p>58:50.4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4H58M33.042S" table:style-name="ce2">
            <text:p>58:33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0368" table:style-name="ce1">
            <text:p>20368</text:p>
          </table:table-cell>
          <table:table-cell office:value-type="string" table:style-name="ce1">
            <text:p>Success</text:p>
          </table:table-cell>
          <table:table-cell office:value-type="float" office:value="69922" table:style-name="ce1">
            <text:p>69922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4H58M50.709S" table:style-name="ce2">
            <text:p>58:50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2701" table:style-name="ce1">
            <text:p>2701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4H58M50.982S" table:style-name="ce2">
            <text:p>58:51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4H58M51.122S" table:style-name="ce2">
            <text:p>58:51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4H58M35.622S" table:style-name="ce2">
            <text:p>58:35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7875" table:style-name="ce1">
            <text:p>17875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4H58M50.166S" table:style-name="ce2">
            <text:p>58:50.2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4H58M53.257S" table:style-name="ce2">
            <text:p>58:53.3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8826" table:style-name="ce1">
            <text:p>28826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4H58M34.611S" table:style-name="ce2">
            <text:p>58:34.6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8973" table:style-name="ce1">
            <text:p>18973</text:p>
          </table:table-cell>
          <table:table-cell office:value-type="string" table:style-name="ce1">
            <text:p>Success</text:p>
          </table:table-cell>
          <table:table-cell office:value-type="float" office:value="67791" table:style-name="ce1">
            <text:p>67791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4H58M33.645S" table:style-name="ce2">
            <text:p>58:33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9949" table:style-name="ce1">
            <text:p>19949</text:p>
          </table:table-cell>
          <table:table-cell office:value-type="string" table:style-name="ce1">
            <text:p>Success</text:p>
          </table:table-cell>
          <table:table-cell office:value-type="float" office:value="67788" table:style-name="ce1">
            <text:p>67788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4H58M50.830S" table:style-name="ce2">
            <text:p>58:50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2782" table:style-name="ce1">
            <text:p>278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4H58M49.749S" table:style-name="ce2">
            <text:p>58:49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3900" table:style-name="ce1">
            <text:p>390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4H58M34.154S" table:style-name="ce2">
            <text:p>58:34.2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9494" table:style-name="ce1">
            <text:p>19494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4H58M53.000S" table:style-name="ce2">
            <text:p>58:53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10595" table:style-name="ce1">
            <text:p>10595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4H58M51.597S" table:style-name="ce2">
            <text:p>58:51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4H58M53.061S" table:style-name="ce2">
            <text:p>58:53.1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4H58M33.090S" table:style-name="ce2">
            <text:p>58:33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640" table:style-name="ce1">
            <text:p>20640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4H58M50.301S" table:style-name="ce2">
            <text:p>58:50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473" table:style-name="ce1">
            <text:p>3473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4H58M49.896S" table:style-name="ce2">
            <text:p>58:49.9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4H58M32.881S" table:style-name="ce2">
            <text:p>58:32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0913" table:style-name="ce1">
            <text:p>20913</text:p>
          </table:table-cell>
          <table:table-cell office:value-type="string" table:style-name="ce1">
            <text:p>Success</text:p>
          </table:table-cell>
          <table:table-cell office:value-type="float" office:value="69924" table:style-name="ce1">
            <text:p>69924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4H58M51.886S" table:style-name="ce2">
            <text:p>58:51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4H58M33.353S" table:style-name="ce2">
            <text:p>58:33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478" table:style-name="ce1">
            <text:p>20478</text:p>
          </table:table-cell>
          <table:table-cell office:value-type="string" table:style-name="ce1">
            <text:p>Success</text:p>
          </table:table-cell>
          <table:table-cell office:value-type="float" office:value="67796" table:style-name="ce1">
            <text:p>67796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4H58M52.163S" table:style-name="ce2">
            <text:p>58:52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4H58M51.744S" table:style-name="ce2">
            <text:p>58:51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4H58M34.428S" table:style-name="ce2">
            <text:p>58:34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9418" table:style-name="ce1">
            <text:p>19418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4H58M33.607S" table:style-name="ce2">
            <text:p>58:33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274" table:style-name="ce1">
            <text:p>20274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4H58M35.322S" table:style-name="ce2">
            <text:p>58:35.3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8565" table:style-name="ce1">
            <text:p>18565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4H58M32.826S" table:style-name="ce2">
            <text:p>58:32.8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1072" table:style-name="ce1">
            <text:p>21072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4H58M53.086S" table:style-name="ce2">
            <text:p>58:53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4H58M53.131S" table:style-name="ce2">
            <text:p>58:53.1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4H58M53.208S" table:style-name="ce2">
            <text:p>58:53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4H58M53.358S" table:style-name="ce2">
            <text:p>58:53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4H58M52.587S" table:style-name="ce2">
            <text:p>58:52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4H58M53.211S" table:style-name="ce2">
            <text:p>58:53.2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4H58M53.207S" table:style-name="ce2">
            <text:p>58:53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4H58M53.024S" table:style-name="ce2">
            <text:p>58:53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4H58M53.133S" table:style-name="ce2">
            <text:p>58:53.1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4H58M53.119S" table:style-name="ce2">
            <text:p>58:53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56341" table:style-name="ce1">
            <text:p>56341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4H58M51.400S" table:style-name="ce2">
            <text:p>58:51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4H58M44.270S" table:style-name="ce2">
            <text:p>58:44.3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9733" table:style-name="ce1">
            <text:p>973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4H58M53.732S" table:style-name="ce2">
            <text:p>58:53.7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4H58M53.207S" table:style-name="ce2">
            <text:p>58:53.2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4H58M53.129S" table:style-name="ce2">
            <text:p>58:53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4H58M53.256S" table:style-name="ce2">
            <text:p>58:53.3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4H58M34.534S" table:style-name="ce2">
            <text:p>58:34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9559" table:style-name="ce1">
            <text:p>19559</text:p>
          </table:table-cell>
          <table:table-cell office:value-type="string" table:style-name="ce1">
            <text:p>Success</text:p>
          </table:table-cell>
          <table:table-cell office:value-type="float" office:value="67792" table:style-name="ce1">
            <text:p>67792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4H58M44.479S" table:style-name="ce2">
            <text:p>58:44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9621" table:style-name="ce1">
            <text:p>9621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4H58M53.207S" table:style-name="ce2">
            <text:p>58:53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4H58M53.249S" table:style-name="ce2">
            <text:p>58:53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28826" table:style-name="ce1">
            <text:p>28826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4H58M53.668S" table:style-name="ce2">
            <text:p>58:53.7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4H58M44.478S" table:style-name="ce2">
            <text:p>58:44.5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9741" table:style-name="ce1">
            <text:p>9741</text:p>
          </table:table-cell>
          <table:table-cell office:value-type="string" table:style-name="ce1">
            <text:p>Success</text:p>
          </table:table-cell>
          <table:table-cell office:value-type="float" office:value="64083" table:style-name="ce1">
            <text:p>64083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4H58M53.411S" table:style-name="ce2">
            <text:p>58:53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4H58M53.593S" table:style-name="ce2">
            <text:p>58:53.6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28826" table:style-name="ce1">
            <text:p>28826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4H58M53.250S" table:style-name="ce2">
            <text:p>58:53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4H58M53.209S" table:style-name="ce2">
            <text:p>58:53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4H58M53.888S" table:style-name="ce2">
            <text:p>58:53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4H58M53.371S" table:style-name="ce2">
            <text:p>58:53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4H58M53.601S" table:style-name="ce2">
            <text:p>58:53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4H58M53.657S" table:style-name="ce2">
            <text:p>58:53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4H58M53.032S" table:style-name="ce2">
            <text:p>58:53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4H58M52.878S" table:style-name="ce2">
            <text:p>58:52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4H58M53.029S" table:style-name="ce2">
            <text:p>58:53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4H58M53.398S" table:style-name="ce2">
            <text:p>58:53.4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4H58M53.882S" table:style-name="ce2">
            <text:p>58:53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4H58M53.849S" table:style-name="ce2">
            <text:p>58:53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4H58M54.652S" table:style-name="ce2">
            <text:p>58:54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4H58M54.653S" table:style-name="ce2">
            <text:p>58:54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4H58M53.833S" table:style-name="ce2">
            <text:p>58:53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4H58M53.372S" table:style-name="ce2">
            <text:p>58:53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483" table:style-name="ce1">
            <text:p>1483</text:p>
          </table:table-cell>
          <table:table-cell office:value-type="string" table:style-name="ce1">
            <text:p>Success</text:p>
          </table:table-cell>
          <table:table-cell office:value-type="float" office:value="19061" table:style-name="ce1">
            <text:p>19061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4H58M54.659S" table:style-name="ce2">
            <text:p>58:54.7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4H58M54.644S" table:style-name="ce2">
            <text:p>58:54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4H58M54.888S" table:style-name="ce2">
            <text:p>58:54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4H58M54.830S" table:style-name="ce2">
            <text:p>58:54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4H58M54.094S" table:style-name="ce2">
            <text:p>58:54.1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4H58M54.881S" table:style-name="ce2">
            <text:p>58:54.9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4H58M54.003S" table:style-name="ce2">
            <text:p>58:54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40945" table:style-name="ce1">
            <text:p>40945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4H58M54.003S" table:style-name="ce2">
            <text:p>58:54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40945" table:style-name="ce1">
            <text:p>40945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4H58M54.059S" table:style-name="ce2">
            <text:p>58:54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4H58M54.830S" table:style-name="ce2">
            <text:p>58:54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4H58M53.900S" table:style-name="ce2">
            <text:p>58:53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28825" table:style-name="ce1">
            <text:p>28825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4H58M54.079S" table:style-name="ce2">
            <text:p>58:54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4H58M53.845S" table:style-name="ce2">
            <text:p>58:53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4H58M54.221S" table:style-name="ce2">
            <text:p>58:54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45268" table:style-name="ce1">
            <text:p>45268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4H58M54.444S" table:style-name="ce2">
            <text:p>58:54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4H58M54.102S" table:style-name="ce2">
            <text:p>58:54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4H58M53.966S" table:style-name="ce2">
            <text:p>58:54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4H58M55.108S" table:style-name="ce2">
            <text:p>58:55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4H58M53.326S" table:style-name="ce2">
            <text:p>58:53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4H58M55.254S" table:style-name="ce2">
            <text:p>58:55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4H58M54.004S" table:style-name="ce2">
            <text:p>58:54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4H58M53.411S" table:style-name="ce2">
            <text:p>58:53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Success</text:p>
          </table:table-cell>
          <table:table-cell office:value-type="float" office:value="21177" table:style-name="ce1">
            <text:p>2117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4H58M54.856S" table:style-name="ce2">
            <text:p>58:54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4H58M55.615S" table:style-name="ce2">
            <text:p>58:55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4H58M55.636S" table:style-name="ce2">
            <text:p>58:55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4H58M55.458S" table:style-name="ce2">
            <text:p>58:55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4H58M55.276S" table:style-name="ce2">
            <text:p>58:55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4H58M54.924S" table:style-name="ce2">
            <text:p>58:54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4H58M55.674S" table:style-name="ce2">
            <text:p>58:55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4H58M53.372S" table:style-name="ce2">
            <text:p>58:53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Success</text:p>
          </table:table-cell>
          <table:table-cell office:value-type="float" office:value="27535" table:style-name="ce1">
            <text:p>27535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4H58M53.373S" table:style-name="ce2">
            <text:p>58:53.4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Success</text:p>
          </table:table-cell>
          <table:table-cell office:value-type="float" office:value="27536" table:style-name="ce1">
            <text:p>27536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4H58M55.381S" table:style-name="ce2">
            <text:p>58:55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4H58M55.797S" table:style-name="ce2">
            <text:p>58:55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4H58M55.017S" table:style-name="ce2">
            <text:p>58:55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4H58M55.653S" table:style-name="ce2">
            <text:p>58:55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4H58M53.796S" table:style-name="ce2">
            <text:p>58:53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4H58M55.052S" table:style-name="ce2">
            <text:p>58:55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4H58M55.701S" table:style-name="ce2">
            <text:p>58:55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4H58M55.000S" table:style-name="ce2">
            <text:p>58:55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4H58M55.960S" table:style-name="ce2">
            <text:p>58:56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4H58M56.079S" table:style-name="ce2">
            <text:p>58:56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4H58M53.789S" table:style-name="ce2">
            <text:p>58:53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Success</text:p>
          </table:table-cell>
          <table:table-cell office:value-type="float" office:value="56340" table:style-name="ce1">
            <text:p>56340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4H58M53.911S" table:style-name="ce2">
            <text:p>58:53.9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251" table:style-name="ce1">
            <text:p>2251</text:p>
          </table:table-cell>
          <table:table-cell office:value-type="string" table:style-name="ce1">
            <text:p>Success</text:p>
          </table:table-cell>
          <table:table-cell office:value-type="float" office:value="40943" table:style-name="ce1">
            <text:p>40943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4H58M53.501S" table:style-name="ce2">
            <text:p>58:53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Success</text:p>
          </table:table-cell>
          <table:table-cell office:value-type="float" office:value="31778" table:style-name="ce1">
            <text:p>31778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4H58M53.918S" table:style-name="ce2">
            <text:p>58:53.9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512" table:style-name="ce1">
            <text:p>251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4H58M54.420S" table:style-name="ce2">
            <text:p>58:54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4H58M54.115S" table:style-name="ce2">
            <text:p>58:54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4H58M54.108S" table:style-name="ce2">
            <text:p>58:54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362" table:style-name="ce1">
            <text:p>236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4H58M54.665S" table:style-name="ce2">
            <text:p>58:54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4H58M56.131S" table:style-name="ce2">
            <text:p>58:56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4H58M54.050S" table:style-name="ce2">
            <text:p>58:54.1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4H58M55.056S" table:style-name="ce2">
            <text:p>58:55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4H58M53.960S" table:style-name="ce2">
            <text:p>58:54.0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4H58M54.844S" table:style-name="ce2">
            <text:p>58:54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4H58M53.725S" table:style-name="ce2">
            <text:p>58:53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2913" table:style-name="ce1">
            <text:p>2913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4H58M53.547S" table:style-name="ce2">
            <text:p>58:53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093" table:style-name="ce1">
            <text:p>3093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4H58M54.110S" table:style-name="ce2">
            <text:p>58:54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Success</text:p>
          </table:table-cell>
          <table:table-cell office:value-type="float" office:value="59098" table:style-name="ce1">
            <text:p>59098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4H58M53.455S" table:style-name="ce2">
            <text:p>58:53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3187" table:style-name="ce1">
            <text:p>3187</text:p>
          </table:table-cell>
          <table:table-cell office:value-type="string" table:style-name="ce1">
            <text:p>Success</text:p>
          </table:table-cell>
          <table:table-cell office:value-type="float" office:value="31778" table:style-name="ce1">
            <text:p>31778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4H58M53.940S" table:style-name="ce2">
            <text:p>58:53.9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702" table:style-name="ce1">
            <text:p>270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4H58M54.629S" table:style-name="ce2">
            <text:p>58:54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4H58M55.005S" table:style-name="ce2">
            <text:p>58:55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4H58M56.523S" table:style-name="ce2">
            <text:p>58:56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4H58M54.822S" table:style-name="ce2">
            <text:p>58:54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4H58M53.962S" table:style-name="ce2">
            <text:p>58:54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2716" table:style-name="ce1">
            <text:p>2716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4H58M54.044S" table:style-name="ce2">
            <text:p>58:54.0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2638" table:style-name="ce1">
            <text:p>2638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4H58M54.565S" table:style-name="ce2">
            <text:p>58:54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4H58M56.478S" table:style-name="ce2">
            <text:p>58:56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4H58M53.910S" table:style-name="ce2">
            <text:p>58:53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Success</text:p>
          </table:table-cell>
          <table:table-cell office:value-type="float" office:value="59099" table:style-name="ce1">
            <text:p>59099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4H58M56.470S" table:style-name="ce2">
            <text:p>58:56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4H58M53.456S" table:style-name="ce2">
            <text:p>58:53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239" table:style-name="ce1">
            <text:p>3239</text:p>
          </table:table-cell>
          <table:table-cell office:value-type="string" table:style-name="ce1">
            <text:p>Success</text:p>
          </table:table-cell>
          <table:table-cell office:value-type="float" office:value="31781" table:style-name="ce1">
            <text:p>31781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4H58M56.471S" table:style-name="ce2">
            <text:p>58:56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4H58M56.634S" table:style-name="ce2">
            <text:p>58:56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4H58M56.644S" table:style-name="ce2">
            <text:p>58:56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4H58M56.646S" table:style-name="ce2">
            <text:p>58:56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4H58M56.468S" table:style-name="ce2">
            <text:p>58:56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4H58M56.643S" table:style-name="ce2">
            <text:p>58:56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4H58M56.644S" table:style-name="ce2">
            <text:p>58:56.6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4H58M56.678S" table:style-name="ce2">
            <text:p>58:56.7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4H58M56.640S" table:style-name="ce2">
            <text:p>58:56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4H58M56.680S" table:style-name="ce2">
            <text:p>58:56.7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4H58M56.641S" table:style-name="ce2">
            <text:p>58:56.6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4H58M56.688S" table:style-name="ce2">
            <text:p>58:56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4H58M56.684S" table:style-name="ce2">
            <text:p>58:56.7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4H58M56.639S" table:style-name="ce2">
            <text:p>58:56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4H58M56.694S" table:style-name="ce2">
            <text:p>58:56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4H58M56.432S" table:style-name="ce2">
            <text:p>58:56.4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4H58M56.628S" table:style-name="ce2">
            <text:p>58:56.6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4H58M53.708S" table:style-name="ce2">
            <text:p>58:53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Success</text:p>
          </table:table-cell>
          <table:table-cell office:value-type="float" office:value="33902" table:style-name="ce1">
            <text:p>33902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4H58M54.004S" table:style-name="ce2">
            <text:p>58:54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176" table:style-name="ce1">
            <text:p>3176</text:p>
          </table:table-cell>
          <table:table-cell office:value-type="string" table:style-name="ce1">
            <text:p>Success</text:p>
          </table:table-cell>
          <table:table-cell office:value-type="float" office:value="42376" table:style-name="ce1">
            <text:p>42376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4H58M54.327S" table:style-name="ce2">
            <text:p>58:54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4H58M53.829S" table:style-name="ce2">
            <text:p>58:53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465" table:style-name="ce1">
            <text:p>3465</text:p>
          </table:table-cell>
          <table:table-cell office:value-type="string" table:style-name="ce1">
            <text:p>Success</text:p>
          </table:table-cell>
          <table:table-cell office:value-type="float" office:value="40260" table:style-name="ce1">
            <text:p>40260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4H58M53.836S" table:style-name="ce2">
            <text:p>58:53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3577" table:style-name="ce1">
            <text:p>3577</text:p>
          </table:table-cell>
          <table:table-cell office:value-type="string" table:style-name="ce1">
            <text:p>Success</text:p>
          </table:table-cell>
          <table:table-cell office:value-type="float" office:value="40259" table:style-name="ce1">
            <text:p>40259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4H58M53.775S" table:style-name="ce2">
            <text:p>58:53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Success</text:p>
          </table:table-cell>
          <table:table-cell office:value-type="float" office:value="42383" table:style-name="ce1">
            <text:p>42383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4H58M55.047S" table:style-name="ce2">
            <text:p>58:55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613" table:style-name="ce1">
            <text:p>2613</text:p>
          </table:table-cell>
          <table:table-cell office:value-type="string" table:style-name="ce1">
            <text:p>Success</text:p>
          </table:table-cell>
          <table:table-cell office:value-type="float" office:value="46615" table:style-name="ce1">
            <text:p>46615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4H58M55.049S" table:style-name="ce2">
            <text:p>58:55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Success</text:p>
          </table:table-cell>
          <table:table-cell office:value-type="float" office:value="50855" table:style-name="ce1">
            <text:p>50855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4H58M55.044S" table:style-name="ce2">
            <text:p>58:55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742" table:style-name="ce1">
            <text:p>2742</text:p>
          </table:table-cell>
          <table:table-cell office:value-type="string" table:style-name="ce1">
            <text:p>Success</text:p>
          </table:table-cell>
          <table:table-cell office:value-type="float" office:value="57216" table:style-name="ce1">
            <text:p>57216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4H58M55.106S" table:style-name="ce2">
            <text:p>58:55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Success</text:p>
          </table:table-cell>
          <table:table-cell office:value-type="float" office:value="55096" table:style-name="ce1">
            <text:p>55096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4H58M55.123S" table:style-name="ce2">
            <text:p>58:55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Success</text:p>
          </table:table-cell>
          <table:table-cell office:value-type="float" office:value="46627" table:style-name="ce1">
            <text:p>46627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4H58M55.128S" table:style-name="ce2">
            <text:p>58:55.1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Success</text:p>
          </table:table-cell>
          <table:table-cell office:value-type="float" office:value="57213" table:style-name="ce1">
            <text:p>57213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4H58M55.099S" table:style-name="ce2">
            <text:p>58:55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Success</text:p>
          </table:table-cell>
          <table:table-cell office:value-type="float" office:value="52978" table:style-name="ce1">
            <text:p>52978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4H58M55.392S" table:style-name="ce2">
            <text:p>58:55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2432" table:style-name="ce1">
            <text:p>2432</text:p>
          </table:table-cell>
          <table:table-cell office:value-type="string" table:style-name="ce1">
            <text:p>Success</text:p>
          </table:table-cell>
          <table:table-cell office:value-type="float" office:value="59330" table:style-name="ce1">
            <text:p>59330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4H58M56.002S" table:style-name="ce2">
            <text:p>58:56.0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4H58M57.806S" table:style-name="ce2">
            <text:p>58:57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4H58M58.042S" table:style-name="ce2">
            <text:p>58:58.0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4H58M58.093S" table:style-name="ce2">
            <text:p>58:58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4H58M57.718S" table:style-name="ce2">
            <text:p>58:57.7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4H58M57.662S" table:style-name="ce2">
            <text:p>58:57.7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417" table:style-name="ce1">
            <text:p>14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4H58M58.362S" table:style-name="ce2">
            <text:p>58:58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4H58M57.809S" table:style-name="ce2">
            <text:p>58:57.8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4H58M57.825S" table:style-name="ce2">
            <text:p>58:57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4H58M56.833S" table:style-name="ce2">
            <text:p>58:56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3484" table:style-name="ce1">
            <text:p>3484</text:p>
          </table:table-cell>
          <table:table-cell office:value-type="string" table:style-name="ce1">
            <text:p>Success</text:p>
          </table:table-cell>
          <table:table-cell office:value-type="float" office:value="69907" table:style-name="ce1">
            <text:p>6990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4H58M56.823S" table:style-name="ce2">
            <text:p>58:56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74152" table:style-name="ce1">
            <text:p>74152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4H58M56.824S" table:style-name="ce2">
            <text:p>58:56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76268" table:style-name="ce1">
            <text:p>76268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4H59M0.319S" table:style-name="ce2">
            <text:p>59:00.3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4H59M0.461S" table:style-name="ce2">
            <text:p>59:00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4H59M0.461S" table:style-name="ce2">
            <text:p>59:00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4H58M56.807S" table:style-name="ce2">
            <text:p>58:56.8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744" table:style-name="ce1">
            <text:p>3744</text:p>
          </table:table-cell>
          <table:table-cell office:value-type="string" table:style-name="ce1">
            <text:p>Success</text:p>
          </table:table-cell>
          <table:table-cell office:value-type="float" office:value="76277" table:style-name="ce1">
            <text:p>7627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4H59M0.552S" table:style-name="ce2">
            <text:p>59:00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4H58M56.796S" table:style-name="ce2">
            <text:p>58:56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4098" table:style-name="ce1">
            <text:p>4098</text:p>
          </table:table-cell>
          <table:table-cell office:value-type="string" table:style-name="ce1">
            <text:p>Success</text:p>
          </table:table-cell>
          <table:table-cell office:value-type="float" office:value="80520" table:style-name="ce1">
            <text:p>80520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4H58M56.796S" table:style-name="ce2">
            <text:p>58:56.8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4109" table:style-name="ce1">
            <text:p>4109</text:p>
          </table:table-cell>
          <table:table-cell office:value-type="string" table:style-name="ce1">
            <text:p>Success</text:p>
          </table:table-cell>
          <table:table-cell office:value-type="float" office:value="80517" table:style-name="ce1">
            <text:p>80517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4H59M0.906S" table:style-name="ce2">
            <text:p>59:00.9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4H58M57.806S" table:style-name="ce2">
            <text:p>58:57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3149" table:style-name="ce1">
            <text:p>3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4H58M56.794S" table:style-name="ce2">
            <text:p>58:56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4167" table:style-name="ce1">
            <text:p>4167</text:p>
          </table:table-cell>
          <table:table-cell office:value-type="string" table:style-name="ce1">
            <text:p>Success</text:p>
          </table:table-cell>
          <table:table-cell office:value-type="float" office:value="84756" table:style-name="ce1">
            <text:p>84756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4H59M0.895S" table:style-name="ce2">
            <text:p>59:00.9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4H58M56.797S" table:style-name="ce2">
            <text:p>58:56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4188" table:style-name="ce1">
            <text:p>4188</text:p>
          </table:table-cell>
          <table:table-cell office:value-type="string" table:style-name="ce1">
            <text:p>Success</text:p>
          </table:table-cell>
          <table:table-cell office:value-type="float" office:value="84758" table:style-name="ce1">
            <text:p>84758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4H59M0.986S" table:style-name="ce2">
            <text:p>59:01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4H58M56.794S" table:style-name="ce2">
            <text:p>58:56.8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4222" table:style-name="ce1">
            <text:p>4222</text:p>
          </table:table-cell>
          <table:table-cell office:value-type="string" table:style-name="ce1">
            <text:p>Success</text:p>
          </table:table-cell>
          <table:table-cell office:value-type="float" office:value="86882" table:style-name="ce1">
            <text:p>86882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4H59M0.460S" table:style-name="ce2">
            <text:p>59:00.5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4H58M56.748S" table:style-name="ce2">
            <text:p>58:56.7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4329" table:style-name="ce1">
            <text:p>4329</text:p>
          </table:table-cell>
          <table:table-cell office:value-type="string" table:style-name="ce1">
            <text:p>Success</text:p>
          </table:table-cell>
          <table:table-cell office:value-type="float" office:value="93235" table:style-name="ce1">
            <text:p>93235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4H58M56.700S" table:style-name="ce2">
            <text:p>58:56.7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99597" table:style-name="ce1">
            <text:p>99597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4H59M0.963S" table:style-name="ce2">
            <text:p>59:01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4H59M1.017S" table:style-name="ce2">
            <text:p>59:01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4H59M1.070S" table:style-name="ce2">
            <text:p>59:01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4H59M1.078S" table:style-name="ce2">
            <text:p>59:01.1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4H59M1.083S" table:style-name="ce2">
            <text:p>59:01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4H59M1.084S" table:style-name="ce2">
            <text:p>59:01.1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4H59M1.096S" table:style-name="ce2">
            <text:p>59:01.1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4H59M1.153S" table:style-name="ce2">
            <text:p>59:01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4H59M1.140S" table:style-name="ce2">
            <text:p>59:01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4H59M1.128S" table:style-name="ce2">
            <text:p>59:01.1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4H59M1.155S" table:style-name="ce2">
            <text:p>59:01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4H59M1.178S" table:style-name="ce2">
            <text:p>59:01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4H58M56.734S" table:style-name="ce2">
            <text:p>58:56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4493" table:style-name="ce1">
            <text:p>4493</text:p>
          </table:table-cell>
          <table:table-cell office:value-type="string" table:style-name="ce1">
            <text:p>Success</text:p>
          </table:table-cell>
          <table:table-cell office:value-type="float" office:value="91121" table:style-name="ce1">
            <text:p>91121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4H59M0.969S" table:style-name="ce2">
            <text:p>59:01.0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4H59M1.179S" table:style-name="ce2">
            <text:p>59:01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4H58M56.706S" table:style-name="ce2">
            <text:p>58:56.7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4560" table:style-name="ce1">
            <text:p>4560</text:p>
          </table:table-cell>
          <table:table-cell office:value-type="string" table:style-name="ce1">
            <text:p>Success</text:p>
          </table:table-cell>
          <table:table-cell office:value-type="float" office:value="95361" table:style-name="ce1">
            <text:p>95361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4H59M1.234S" table:style-name="ce2">
            <text:p>59:01.2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4H58M56.695S" table:style-name="ce2">
            <text:p>58:56.7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Success</text:p>
          </table:table-cell>
          <table:table-cell office:value-type="float" office:value="101723" table:style-name="ce1">
            <text:p>101723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4H59M1.229S" table:style-name="ce2">
            <text:p>59:01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4H59M0.957S" table:style-name="ce2">
            <text:p>59:01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4H58M56.673S" table:style-name="ce2">
            <text:p>58:56.7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Success</text:p>
          </table:table-cell>
          <table:table-cell office:value-type="float" office:value="101724" table:style-name="ce1">
            <text:p>101724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4H59M1.292S" table:style-name="ce2">
            <text:p>59:01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4H59M1.267S" table:style-name="ce2">
            <text:p>59:01.3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4H59M1.287S" table:style-name="ce2">
            <text:p>59:01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4H59M0.594S" table:style-name="ce2">
            <text:p>59:00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4H59M1.387S" table:style-name="ce2">
            <text:p>59:01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4H58M56.692S" table:style-name="ce2">
            <text:p>58:56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4741" table:style-name="ce1">
            <text:p>4741</text:p>
          </table:table-cell>
          <table:table-cell office:value-type="string" table:style-name="ce1">
            <text:p>Success</text:p>
          </table:table-cell>
          <table:table-cell office:value-type="float" office:value="97481" table:style-name="ce1">
            <text:p>97481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4H59M1.300S" table:style-name="ce2">
            <text:p>59:01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4H59M1.409S" table:style-name="ce2">
            <text:p>59:01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4H59M1.386S" table:style-name="ce2">
            <text:p>59:01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4H59M1.428S" table:style-name="ce2">
            <text:p>59:01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4H59M1.434S" table:style-name="ce2">
            <text:p>59:01.4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4H59M1.380S" table:style-name="ce2">
            <text:p>59:01.4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4H59M1.456S" table:style-name="ce2">
            <text:p>59:0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4H59M1.369S" table:style-name="ce2">
            <text:p>59:01.4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4H59M1.467S" table:style-name="ce2">
            <text:p>59:01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4H58M57.808S" table:style-name="ce2">
            <text:p>58:57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3700" table:style-name="ce1">
            <text:p>37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4H59M0.506S" table:style-name="ce2">
            <text:p>59:00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4H59M1.505S" table:style-name="ce2">
            <text:p>59:01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4H59M1.505S" table:style-name="ce2">
            <text:p>59:01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4H59M1.543S" table:style-name="ce2">
            <text:p>59:01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4H59M1.537S" table:style-name="ce2">
            <text:p>59:01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4H59M0.508S" table:style-name="ce2">
            <text:p>59:00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4H59M1.543S" table:style-name="ce2">
            <text:p>59:01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4H59M1.618S" table:style-name="ce2">
            <text:p>59:01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4H59M1.500S" table:style-name="ce2">
            <text:p>59:0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4H59M1.701S" table:style-name="ce2">
            <text:p>59:01.7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4H59M1.483S" table:style-name="ce2">
            <text:p>59:01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4H59M1.434S" table:style-name="ce2">
            <text:p>59:01.4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4H59M1.462S" table:style-name="ce2">
            <text:p>59:01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4H58M57.788S" table:style-name="ce2">
            <text:p>58:57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4085" table:style-name="ce1">
            <text:p>40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4H59M1.445S" table:style-name="ce2">
            <text:p>59:01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4H59M1.287S" table:style-name="ce2">
            <text:p>59:01.3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4H59M1.236S" table:style-name="ce2">
            <text:p>59:01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4H59M1.216S" table:style-name="ce2">
            <text:p>59:01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4H59M1.180S" table:style-name="ce2">
            <text:p>59:01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4H59M1.177S" table:style-name="ce2">
            <text:p>59:01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4H59M1.105S" table:style-name="ce2">
            <text:p>59:01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4H59M1.510S" table:style-name="ce2">
            <text:p>59:01.5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4H59M1.003S" table:style-name="ce2">
            <text:p>59:01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4H59M1.586S" table:style-name="ce2">
            <text:p>59:01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4H59M2.204S" table:style-name="ce2">
            <text:p>59:02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4H59M1.586S" table:style-name="ce2">
            <text:p>59:01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4H59M2.239S" table:style-name="ce2">
            <text:p>59:02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4H59M0.957S" table:style-name="ce2">
            <text:p>59:01.0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89" table:style-name="ce1">
            <text:p>13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4H59M0.201S" table:style-name="ce2">
            <text:p>59:00.2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92" table:style-name="ce1">
            <text:p>22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4H58M59.778S" table:style-name="ce2">
            <text:p>58:59.8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845" table:style-name="ce1">
            <text:p>28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4H58M59.301S" table:style-name="ce2">
            <text:p>58:59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4H58M59.081S" table:style-name="ce2">
            <text:p>58:59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842" table:style-name="ce1">
            <text:p>38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4H59M2.760S" table:style-name="ce2">
            <text:p>59:02.8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4H59M2.624S" table:style-name="ce2">
            <text:p>59:02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4H59M2.494S" table:style-name="ce2">
            <text:p>59:02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4H59M2.348S" table:style-name="ce2">
            <text:p>59:02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4H59M2.185S" table:style-name="ce2">
            <text:p>59:02.2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4H59M1.874S" table:style-name="ce2">
            <text:p>59:01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4H59M3.712S" table:style-name="ce2">
            <text:p>59:03.7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4H59M3.562S" table:style-name="ce2">
            <text:p>59:03.6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4H59M3.409S" table:style-name="ce2">
            <text:p>59:03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4H59M3.246S" table:style-name="ce2">
            <text:p>59:03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4H59M2.925S" table:style-name="ce2">
            <text:p>59:02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4H59M3.837S" table:style-name="ce2">
            <text:p>59:03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4H59M4.531S" table:style-name="ce2">
            <text:p>59:04.5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4H59M4.678S" table:style-name="ce2">
            <text:p>59:04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4H58M56.169S" table:style-name="ce2">
            <text:p>58:56.2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9859" table:style-name="ce1">
            <text:p>9859</text:p>
          </table:table-cell>
          <table:table-cell office:value-type="string" table:style-name="ce1">
            <text:p>Success</text:p>
          </table:table-cell>
          <table:table-cell office:value-type="float" office:value="101672" table:style-name="ce1">
            <text:p>101672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4H59M6.030S" table:style-name="ce2">
            <text:p>59:06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4H59M6.180S" table:style-name="ce2">
            <text:p>59:06.2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4H59M6.373S" table:style-name="ce2">
            <text:p>59:06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4H59M6.571S" table:style-name="ce2">
            <text:p>59:06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4H58M56.144S" table:style-name="ce2">
            <text:p>58:56.1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1350" table:style-name="ce1">
            <text:p>11350</text:p>
          </table:table-cell>
          <table:table-cell office:value-type="string" table:style-name="ce1">
            <text:p>Success</text:p>
          </table:table-cell>
          <table:table-cell office:value-type="float" office:value="42093" table:style-name="ce1">
            <text:p>42093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4H58M55.841S" table:style-name="ce2">
            <text:p>58:55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1676" table:style-name="ce1">
            <text:p>1167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4H58M57.069S" table:style-name="ce2">
            <text:p>58:57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0464" table:style-name="ce1">
            <text:p>10464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4H58M57.295S" table:style-name="ce2">
            <text:p>58:57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0310" table:style-name="ce1">
            <text:p>1031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4H59M3.077S" table:style-name="ce2">
            <text:p>59:03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4548" table:style-name="ce1">
            <text:p>4548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4H58M54.660S" table:style-name="ce2">
            <text:p>58:54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2989" table:style-name="ce1">
            <text:p>12989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4H58M55.935S" table:style-name="ce2">
            <text:p>58:55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1742" table:style-name="ce1">
            <text:p>1174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4H58M57.268S" table:style-name="ce2">
            <text:p>58:57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0458" table:style-name="ce1">
            <text:p>10458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4H58M57.415S" table:style-name="ce2">
            <text:p>58:57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324" table:style-name="ce1">
            <text:p>1032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4H58M57.456S" table:style-name="ce2">
            <text:p>58:57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292" table:style-name="ce1">
            <text:p>1029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4H58M54.596S" table:style-name="ce2">
            <text:p>58:54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3170" table:style-name="ce1">
            <text:p>13170</text:p>
          </table:table-cell>
          <table:table-cell office:value-type="string" table:style-name="ce1">
            <text:p>Success</text:p>
          </table:table-cell>
          <table:table-cell office:value-type="float" office:value="42093" table:style-name="ce1">
            <text:p>42093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4H58M56.070S" table:style-name="ce2">
            <text:p>58:56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765" table:style-name="ce1">
            <text:p>11765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4H59M4.119S" table:style-name="ce2">
            <text:p>59:04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4H59M4.960S" table:style-name="ce2">
            <text:p>59:05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25534" table:style-name="ce1">
            <text:p>25534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4H59M3.973S" table:style-name="ce2">
            <text:p>59:04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3884" table:style-name="ce1">
            <text:p>3884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4H59M4.384S" table:style-name="ce2">
            <text:p>59:04.4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3474" table:style-name="ce1">
            <text:p>3474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4H58M57.182S" table:style-name="ce2">
            <text:p>58:57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0830" table:style-name="ce1">
            <text:p>10830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4H58M55.103S" table:style-name="ce2">
            <text:p>58:55.1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2927" table:style-name="ce1">
            <text:p>12927</text:p>
          </table:table-cell>
          <table:table-cell office:value-type="string" table:style-name="ce1">
            <text:p>Success</text:p>
          </table:table-cell>
          <table:table-cell office:value-type="float" office:value="41365" table:style-name="ce1">
            <text:p>41365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4H58M56.644S" table:style-name="ce2">
            <text:p>58:56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1409" table:style-name="ce1">
            <text:p>1140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4H58M56.698S" table:style-name="ce2">
            <text:p>58:56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1376" table:style-name="ce1">
            <text:p>1137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4H58M56.351S" table:style-name="ce2">
            <text:p>58:56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1728" table:style-name="ce1">
            <text:p>1172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4H59M4.240S" table:style-name="ce2">
            <text:p>59:04.2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3870" table:style-name="ce1">
            <text:p>3870</text:p>
          </table:table-cell>
          <table:table-cell office:value-type="string" table:style-name="ce1">
            <text:p>Success</text:p>
          </table:table-cell>
          <table:table-cell office:value-type="float" office:value="25533" table:style-name="ce1">
            <text:p>25533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4H59M1.898S" table:style-name="ce2">
            <text:p>59:01.9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215" table:style-name="ce1">
            <text:p>6215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4H59M1.853S" table:style-name="ce2">
            <text:p>59:01.9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263" table:style-name="ce1">
            <text:p>626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4H59M2.244S" table:style-name="ce2">
            <text:p>59:02.2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874" table:style-name="ce1">
            <text:p>587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4H58M55.967S" table:style-name="ce2">
            <text:p>58:56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167" table:style-name="ce1">
            <text:p>1216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4H58M54.422S" table:style-name="ce2">
            <text:p>58:54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3712" table:style-name="ce1">
            <text:p>13712</text:p>
          </table:table-cell>
          <table:table-cell office:value-type="string" table:style-name="ce1">
            <text:p>Success</text:p>
          </table:table-cell>
          <table:table-cell office:value-type="float" office:value="69196" table:style-name="ce1">
            <text:p>69196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4H59M2.146S" table:style-name="ce2">
            <text:p>59:02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004" table:style-name="ce1">
            <text:p>6004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4H59M1.972S" table:style-name="ce2">
            <text:p>59:02.0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180" table:style-name="ce1">
            <text:p>618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4H58M55.949S" table:style-name="ce2">
            <text:p>58:55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208" table:style-name="ce1">
            <text:p>1220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4H59M2.021S" table:style-name="ce2">
            <text:p>59:02.0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140" table:style-name="ce1">
            <text:p>6140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4H59M1.803S" table:style-name="ce2">
            <text:p>59:01.8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361" table:style-name="ce1">
            <text:p>6361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4H59M1.756S" table:style-name="ce2">
            <text:p>59:01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420" table:style-name="ce1">
            <text:p>642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4H59M2.272S" table:style-name="ce2">
            <text:p>59:02.3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948" table:style-name="ce1">
            <text:p>5948</text:p>
          </table:table-cell>
          <table:table-cell office:value-type="string" table:style-name="ce1">
            <text:p>Success</text:p>
          </table:table-cell>
          <table:table-cell office:value-type="float" office:value="52405" table:style-name="ce1">
            <text:p>52405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4H59M2.119S" table:style-name="ce2">
            <text:p>59:02.1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103" table:style-name="ce1">
            <text:p>610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4H59M7.627S" table:style-name="ce2">
            <text:p>59:07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4H59M7.836S" table:style-name="ce2">
            <text:p>59:07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4H59M8.159S" table:style-name="ce2">
            <text:p>59:08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4H59M2.059S" table:style-name="ce2">
            <text:p>59:02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208" table:style-name="ce1">
            <text:p>6208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4H59M8.137S" table:style-name="ce2">
            <text:p>59:08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4H59M8.138S" table:style-name="ce2">
            <text:p>59:08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4H59M8.961S" table:style-name="ce2">
            <text:p>59:09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17" table:style-name="ce1">
            <text:p>14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4H58M56.875S" table:style-name="ce2">
            <text:p>58:56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3679" table:style-name="ce1">
            <text:p>13679</text:p>
          </table:table-cell>
          <table:table-cell office:value-type="string" table:style-name="ce1">
            <text:p>Success</text:p>
          </table:table-cell>
          <table:table-cell office:value-type="float" office:value="101841" table:style-name="ce1">
            <text:p>101841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4H58M56.751S" table:style-name="ce2">
            <text:p>58:56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3808" table:style-name="ce1">
            <text:p>13808</text:p>
          </table:table-cell>
          <table:table-cell office:value-type="string" table:style-name="ce1">
            <text:p>Success</text:p>
          </table:table-cell>
          <table:table-cell office:value-type="float" office:value="101846" table:style-name="ce1">
            <text:p>101846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4H59M10.560S" table:style-name="ce2">
            <text:p>59:10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4H59M10.555S" table:style-name="ce2">
            <text:p>59:10.6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4H58M56.801S" table:style-name="ce2">
            <text:p>58:56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3906" table:style-name="ce1">
            <text:p>13906</text:p>
          </table:table-cell>
          <table:table-cell office:value-type="string" table:style-name="ce1">
            <text:p>Success</text:p>
          </table:table-cell>
          <table:table-cell office:value-type="float" office:value="101845" table:style-name="ce1">
            <text:p>101845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4H59M10.602S" table:style-name="ce2">
            <text:p>59:10.6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4H59M10.598S" table:style-name="ce2">
            <text:p>59:10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4H59M10.738S" table:style-name="ce2">
            <text:p>59:10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4H59M10.708S" table:style-name="ce2">
            <text:p>59:10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4H59M10.728S" table:style-name="ce2">
            <text:p>59:10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4H59M10.772S" table:style-name="ce2">
            <text:p>59:10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4H59M10.780S" table:style-name="ce2">
            <text:p>59:10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4H59M10.828S" table:style-name="ce2">
            <text:p>59:10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4H59M10.781S" table:style-name="ce2">
            <text:p>59:10.8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4H58M56.719S" table:style-name="ce2">
            <text:p>58:56.7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4151" table:style-name="ce1">
            <text:p>14151</text:p>
          </table:table-cell>
          <table:table-cell office:value-type="string" table:style-name="ce1">
            <text:p>Success</text:p>
          </table:table-cell>
          <table:table-cell office:value-type="float" office:value="101845" table:style-name="ce1">
            <text:p>101845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4H59M10.879S" table:style-name="ce2">
            <text:p>59:10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4H59M10.855S" table:style-name="ce2">
            <text:p>59:10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4H59M10.896S" table:style-name="ce2">
            <text:p>59:10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4H59M10.926S" table:style-name="ce2">
            <text:p>59:10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4H59M10.951S" table:style-name="ce2">
            <text:p>59:11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4H59M7.651S" table:style-name="ce2">
            <text:p>59:07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3526" table:style-name="ce1">
            <text:p>3526</text:p>
          </table:table-cell>
          <table:table-cell office:value-type="string" table:style-name="ce1">
            <text:p>Success</text:p>
          </table:table-cell>
          <table:table-cell office:value-type="float" office:value="105971" table:style-name="ce1">
            <text:p>105971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4H59M7.728S" table:style-name="ce2">
            <text:p>59:07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572" table:style-name="ce1">
            <text:p>3572</text:p>
          </table:table-cell>
          <table:table-cell office:value-type="string" table:style-name="ce1">
            <text:p>Success</text:p>
          </table:table-cell>
          <table:table-cell office:value-type="float" office:value="108091" table:style-name="ce1">
            <text:p>108091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4H59M7.497S" table:style-name="ce2">
            <text:p>59:07.5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Success</text:p>
          </table:table-cell>
          <table:table-cell office:value-type="float" office:value="103855" table:style-name="ce1">
            <text:p>103855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4H59M7.768S" table:style-name="ce2">
            <text:p>59:07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666" table:style-name="ce1">
            <text:p>3666</text:p>
          </table:table-cell>
          <table:table-cell office:value-type="string" table:style-name="ce1">
            <text:p>Success</text:p>
          </table:table-cell>
          <table:table-cell office:value-type="float" office:value="110209" table:style-name="ce1">
            <text:p>110209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4H59M8.032S" table:style-name="ce2">
            <text:p>59:08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3740" table:style-name="ce1">
            <text:p>3740</text:p>
          </table:table-cell>
          <table:table-cell office:value-type="string" table:style-name="ce1">
            <text:p>Success</text:p>
          </table:table-cell>
          <table:table-cell office:value-type="float" office:value="112323" table:style-name="ce1">
            <text:p>112323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4H59M11.178S" table:style-name="ce2">
            <text:p>59:11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4H59M8.271S" table:style-name="ce2">
            <text:p>59:08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280" table:style-name="ce1">
            <text:p>4280</text:p>
          </table:table-cell>
          <table:table-cell office:value-type="string" table:style-name="ce1">
            <text:p>Success</text:p>
          </table:table-cell>
          <table:table-cell office:value-type="float" office:value="112471" table:style-name="ce1">
            <text:p>112471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4H59M8.269S" table:style-name="ce2">
            <text:p>59:08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414" table:style-name="ce1">
            <text:p>4414</text:p>
          </table:table-cell>
          <table:table-cell office:value-type="string" table:style-name="ce1">
            <text:p>Success</text:p>
          </table:table-cell>
          <table:table-cell office:value-type="float" office:value="112471" table:style-name="ce1">
            <text:p>112471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4H59M8.231S" table:style-name="ce2">
            <text:p>59:08.2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4465" table:style-name="ce1">
            <text:p>4465</text:p>
          </table:table-cell>
          <table:table-cell office:value-type="string" table:style-name="ce1">
            <text:p>Success</text:p>
          </table:table-cell>
          <table:table-cell office:value-type="float" office:value="112471" table:style-name="ce1">
            <text:p>112471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4H59M11.781S" table:style-name="ce2">
            <text:p>59:11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4H59M11.435S" table:style-name="ce2">
            <text:p>59:11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4H59M11.372S" table:style-name="ce2">
            <text:p>59:11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4H59M13.070S" table:style-name="ce2">
            <text:p>59:13.1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4H59M8.055S" table:style-name="ce2">
            <text:p>59:08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5664" table:style-name="ce1">
            <text:p>56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4H59M7.534S" table:style-name="ce2">
            <text:p>59:07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6203" table:style-name="ce1">
            <text:p>620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4H59M7.740S" table:style-name="ce2">
            <text:p>59:07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6005" table:style-name="ce1">
            <text:p>60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4H59M7.749S" table:style-name="ce2">
            <text:p>59:07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6006" table:style-name="ce1">
            <text:p>60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4H59M8.014S" table:style-name="ce2">
            <text:p>59:08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5757" table:style-name="ce1">
            <text:p>57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4H59M13.773S" table:style-name="ce2">
            <text:p>59:13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4H59M13.746S" table:style-name="ce2">
            <text:p>59:13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4H59M8.075S" table:style-name="ce2">
            <text:p>59:08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751" table:style-name="ce1">
            <text:p>575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4H59M7.608S" table:style-name="ce2">
            <text:p>59:07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6248" table:style-name="ce1">
            <text:p>62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4H59M13.756S" table:style-name="ce2">
            <text:p>59:13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4H59M12.697S" table:style-name="ce2">
            <text:p>59:12.7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4H59M13.738S" table:style-name="ce2">
            <text:p>59:13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4H59M12.719S" table:style-name="ce2">
            <text:p>59:12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4H59M7.519S" table:style-name="ce2">
            <text:p>59:07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6359" table:style-name="ce1">
            <text:p>635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4H59M13.811S" table:style-name="ce2">
            <text:p>59:13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4H59M13.828S" table:style-name="ce2">
            <text:p>59:13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4H59M13.857S" table:style-name="ce2">
            <text:p>59:13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4H59M13.863S" table:style-name="ce2">
            <text:p>59:13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4H59M13.719S" table:style-name="ce2">
            <text:p>59:13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4H59M8.081S" table:style-name="ce2">
            <text:p>59:08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835" table:style-name="ce1">
            <text:p>58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4H59M13.880S" table:style-name="ce2">
            <text:p>59:13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4H59M13.885S" table:style-name="ce2">
            <text:p>59:13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4H59M13.869S" table:style-name="ce2">
            <text:p>59:13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4H59M7.679S" table:style-name="ce2">
            <text:p>59:07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6254" table:style-name="ce1">
            <text:p>62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4H59M13.869S" table:style-name="ce2">
            <text:p>59:13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4H59M13.917S" table:style-name="ce2">
            <text:p>59:13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4H59M13.934S" table:style-name="ce2">
            <text:p>59:13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4H59M13.917S" table:style-name="ce2">
            <text:p>59:13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4H59M13.817S" table:style-name="ce2">
            <text:p>59:13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4H59M13.917S" table:style-name="ce2">
            <text:p>59:13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4H59M13.928S" table:style-name="ce2">
            <text:p>59:13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4H59M13.940S" table:style-name="ce2">
            <text:p>59:13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4H59M13.977S" table:style-name="ce2">
            <text:p>59:14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4H59M13.977S" table:style-name="ce2">
            <text:p>59:14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80" table:style-name="ce1">
            <text:p>1380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4H59M13.987S" table:style-name="ce2">
            <text:p>59:14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432" table:style-name="ce1">
            <text:p>1432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4H59M12.017S" table:style-name="ce2">
            <text:p>59:12.0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29" table:style-name="ce1">
            <text:p>2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4H59M13.874S" table:style-name="ce2">
            <text:p>59:13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4H59M13.611S" table:style-name="ce2">
            <text:p>59:13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4H59M13.333S" table:style-name="ce2">
            <text:p>59:13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4H59M14.447S" table:style-name="ce2">
            <text:p>59:14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4H59M14.295S" table:style-name="ce2">
            <text:p>59:14.3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4H59M14.146S" table:style-name="ce2">
            <text:p>59:14.1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4H59M14.567S" table:style-name="ce2">
            <text:p>59:14.6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4H59M15.002S" table:style-name="ce2">
            <text:p>59:15.0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4H59M15.127S" table:style-name="ce2">
            <text:p>59:15.1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4H59M8.253S" table:style-name="ce2">
            <text:p>59:08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7940" table:style-name="ce1">
            <text:p>7940</text:p>
          </table:table-cell>
          <table:table-cell office:value-type="string" table:style-name="ce1">
            <text:p>Success</text:p>
          </table:table-cell>
          <table:table-cell office:value-type="float" office:value="65779" table:style-name="ce1">
            <text:p>65779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4H59M12.684S" table:style-name="ce2">
            <text:p>59:12.7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4H59M16.553S" table:style-name="ce2">
            <text:p>59:16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4H59M12.558S" table:style-name="ce2">
            <text:p>59:12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125" table:style-name="ce1">
            <text:p>41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4H59M16.686S" table:style-name="ce2">
            <text:p>59:16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4H59M16.194S" table:style-name="ce2">
            <text:p>59:16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4H59M17.199S" table:style-name="ce2">
            <text:p>59:17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4H59M4.830S" table:style-name="ce2">
            <text:p>59:04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2504" table:style-name="ce1">
            <text:p>12504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4H58M56.501S" table:style-name="ce2">
            <text:p>58:56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0843" table:style-name="ce1">
            <text:p>20843</text:p>
          </table:table-cell>
          <table:table-cell office:value-type="string" table:style-name="ce1">
            <text:p>Success</text:p>
          </table:table-cell>
          <table:table-cell office:value-type="float" office:value="51555" table:style-name="ce1">
            <text:p>51555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4H58M58.154S" table:style-name="ce2">
            <text:p>58:58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191" table:style-name="ce1">
            <text:p>19191</text:p>
          </table:table-cell>
          <table:table-cell office:value-type="string" table:style-name="ce1">
            <text:p>Success</text:p>
          </table:table-cell>
          <table:table-cell office:value-type="float" office:value="41397" table:style-name="ce1">
            <text:p>41397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4H58M53.947S" table:style-name="ce2">
            <text:p>58:53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3399" table:style-name="ce1">
            <text:p>23399</text:p>
          </table:table-cell>
          <table:table-cell office:value-type="string" table:style-name="ce1">
            <text:p>Success</text:p>
          </table:table-cell>
          <table:table-cell office:value-type="float" office:value="60156" table:style-name="ce1">
            <text:p>60156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4H58M55.966S" table:style-name="ce2">
            <text:p>58:56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1384" table:style-name="ce1">
            <text:p>21384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4H59M1.738S" table:style-name="ce2">
            <text:p>59:01.7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5626" table:style-name="ce1">
            <text:p>1562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4H59M17.352S" table:style-name="ce2">
            <text:p>59:17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4H59M7.860S" table:style-name="ce2">
            <text:p>59:07.9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9519" table:style-name="ce1">
            <text:p>9519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4H59M17.345S" table:style-name="ce2">
            <text:p>59:17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4H59M15.432S" table:style-name="ce2">
            <text:p>59:15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4H59M8.174S" table:style-name="ce2">
            <text:p>59:08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007" table:style-name="ce1">
            <text:p>10007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4H59M11.308S" table:style-name="ce2">
            <text:p>59:11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6882" table:style-name="ce1">
            <text:p>688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4H59M1.656S" table:style-name="ce2">
            <text:p>59:01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6540" table:style-name="ce1">
            <text:p>1654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4H59M8.111S" table:style-name="ce2">
            <text:p>59:08.1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0137" table:style-name="ce1">
            <text:p>1013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4H59M7.852S" table:style-name="ce2">
            <text:p>59:07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0399" table:style-name="ce1">
            <text:p>10399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4H59M16.568S" table:style-name="ce2">
            <text:p>59:16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4H59M7.844S" table:style-name="ce2">
            <text:p>59:07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0419" table:style-name="ce1">
            <text:p>10419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4H58M57.880S" table:style-name="ce2">
            <text:p>58:57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0401" table:style-name="ce1">
            <text:p>20401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4H59M6.766S" table:style-name="ce2">
            <text:p>59:06.8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1544" table:style-name="ce1">
            <text:p>11544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4H59M14.032S" table:style-name="ce2">
            <text:p>59:14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285" table:style-name="ce1">
            <text:p>4285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4H59M18.258S" table:style-name="ce2">
            <text:p>59:18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4H59M14.861S" table:style-name="ce2">
            <text:p>59:14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3467" table:style-name="ce1">
            <text:p>3467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4H59M7.858S" table:style-name="ce2">
            <text:p>59:07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0499" table:style-name="ce1">
            <text:p>10499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4H58M56.127S" table:style-name="ce2">
            <text:p>58:56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2239" table:style-name="ce1">
            <text:p>22239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4H59M17.335S" table:style-name="ce2">
            <text:p>59:17.3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4H58M56.091S" table:style-name="ce2">
            <text:p>58:56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2298" table:style-name="ce1">
            <text:p>22298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4H58M55.748S" table:style-name="ce2">
            <text:p>58:55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2642" table:style-name="ce1">
            <text:p>22642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4H59M8.114S" table:style-name="ce2">
            <text:p>59:08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295" table:style-name="ce1">
            <text:p>10295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4H59M1.716S" table:style-name="ce2">
            <text:p>59:01.7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6697" table:style-name="ce1">
            <text:p>16697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4H59M13.980S" table:style-name="ce2">
            <text:p>59:14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435" table:style-name="ce1">
            <text:p>4435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4H59M15.285S" table:style-name="ce2">
            <text:p>59:15.3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4H59M13.917S" table:style-name="ce2">
            <text:p>59:13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505" table:style-name="ce1">
            <text:p>4505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4H59M10.978S" table:style-name="ce2">
            <text:p>59:11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485" table:style-name="ce1">
            <text:p>7485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4H59M14.710S" table:style-name="ce2">
            <text:p>59:14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773" table:style-name="ce1">
            <text:p>3773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4H59M18.423S" table:style-name="ce2">
            <text:p>59:18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4H59M10.921S" table:style-name="ce2">
            <text:p>59:10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570" table:style-name="ce1">
            <text:p>757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4H59M2.218S" table:style-name="ce2">
            <text:p>59:02.2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6273" table:style-name="ce1">
            <text:p>16273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4H59M2.092S" table:style-name="ce2">
            <text:p>59:02.1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6401" table:style-name="ce1">
            <text:p>16401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4H59M18.367S" table:style-name="ce2">
            <text:p>59:18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4H59M18.319S" table:style-name="ce2">
            <text:p>59:18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4H59M18.391S" table:style-name="ce2">
            <text:p>59:18.4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4H59M18.416S" table:style-name="ce2">
            <text:p>59:18.4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4H59M17.349S" table:style-name="ce2">
            <text:p>59:17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ccess</text:p>
          </table:table-cell>
          <table:table-cell office:value-type="float" office:value="46057" table:style-name="ce1">
            <text:p>46057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4H59M18.391S" table:style-name="ce2">
            <text:p>59:18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4H59M8.177S" table:style-name="ce2">
            <text:p>59:08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395" table:style-name="ce1">
            <text:p>10395</text:p>
          </table:table-cell>
          <table:table-cell office:value-type="string" table:style-name="ce1">
            <text:p>Success</text:p>
          </table:table-cell>
          <table:table-cell office:value-type="float" office:value="59583" table:style-name="ce1">
            <text:p>59583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4H59M17.373S" table:style-name="ce2">
            <text:p>59:17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Success</text:p>
          </table:table-cell>
          <table:table-cell office:value-type="float" office:value="72059" table:style-name="ce1">
            <text:p>72059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4H59M17.381S" table:style-name="ce2">
            <text:p>59:17.4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ccess</text:p>
          </table:table-cell>
          <table:table-cell office:value-type="float" office:value="72062" table:style-name="ce1">
            <text:p>72062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4H59M19.061S" table:style-name="ce2">
            <text:p>59:19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4H59M19.150S" table:style-name="ce2">
            <text:p>59:19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4H59M17.386S" table:style-name="ce2">
            <text:p>59:17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Success</text:p>
          </table:table-cell>
          <table:table-cell office:value-type="float" office:value="72059" table:style-name="ce1">
            <text:p>72059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4H59M19.168S" table:style-name="ce2">
            <text:p>59:19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072" table:style-name="ce1">
            <text:p>2072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4H59M19.198S" table:style-name="ce2">
            <text:p>59:19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4H59M18.194S" table:style-name="ce2">
            <text:p>59:18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4H59M19.334S" table:style-name="ce2">
            <text:p>59:19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4H59M18.559S" table:style-name="ce2">
            <text:p>59:18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Success</text:p>
          </table:table-cell>
          <table:table-cell office:value-type="float" office:value="36004" table:style-name="ce1">
            <text:p>36004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4H59M19.371S" table:style-name="ce2">
            <text:p>59:19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072" table:style-name="ce1">
            <text:p>2072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4H59M18.569S" table:style-name="ce2">
            <text:p>59:18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Success</text:p>
          </table:table-cell>
          <table:table-cell office:value-type="float" office:value="36046" table:style-name="ce1">
            <text:p>36046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4H59M18.521S" table:style-name="ce2">
            <text:p>59:18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44517" table:style-name="ce1">
            <text:p>44517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4H59M18.555S" table:style-name="ce2">
            <text:p>59:18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44517" table:style-name="ce1">
            <text:p>44517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4H59M19.400S" table:style-name="ce2">
            <text:p>59:19.4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4H59M19.673S" table:style-name="ce2">
            <text:p>59:19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4H59M18.485S" table:style-name="ce2">
            <text:p>59:18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ccess</text:p>
          </table:table-cell>
          <table:table-cell office:value-type="float" office:value="46636" table:style-name="ce1">
            <text:p>46636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4H59M19.964S" table:style-name="ce2">
            <text:p>59:20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4H59M13.983S" table:style-name="ce2">
            <text:p>59:14.0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437" table:style-name="ce1">
            <text:p>6437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4H59M20.064S" table:style-name="ce2">
            <text:p>59:20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4H59M20.422S" table:style-name="ce2">
            <text:p>59:20.4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4H59M20.461S" table:style-name="ce2">
            <text:p>59:20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4H59M19.533S" table:style-name="ce2">
            <text:p>59:19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4H59M20.681S" table:style-name="ce2">
            <text:p>59:20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4H59M18.265S" table:style-name="ce2">
            <text:p>59:18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Success</text:p>
          </table:table-cell>
          <table:table-cell office:value-type="float" office:value="55114" table:style-name="ce1">
            <text:p>55114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4H59M20.801S" table:style-name="ce2">
            <text:p>59:20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4H59M18.252S" table:style-name="ce2">
            <text:p>59:18.3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Success</text:p>
          </table:table-cell>
          <table:table-cell office:value-type="float" office:value="55114" table:style-name="ce1">
            <text:p>55114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4H59M20.835S" table:style-name="ce2">
            <text:p>59:20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4H59M20.823S" table:style-name="ce2">
            <text:p>59:20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4H59M18.358S" table:style-name="ce2">
            <text:p>59:18.4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2493" table:style-name="ce1">
            <text:p>2493</text:p>
          </table:table-cell>
          <table:table-cell office:value-type="string" table:style-name="ce1">
            <text:p>Success</text:p>
          </table:table-cell>
          <table:table-cell office:value-type="float" office:value="55113" table:style-name="ce1">
            <text:p>55113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4H59M19.533S" table:style-name="ce2">
            <text:p>59:19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4H59M20.858S" table:style-name="ce2">
            <text:p>59:20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4H59M20.848S" table:style-name="ce2">
            <text:p>59:20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4H59M20.849S" table:style-name="ce2">
            <text:p>59:20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072" table:style-name="ce1">
            <text:p>2072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4H59M20.853S" table:style-name="ce2">
            <text:p>59:20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4H59M20.879S" table:style-name="ce2">
            <text:p>59:20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72" table:style-name="ce1">
            <text:p>2072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4H59M20.879S" table:style-name="ce2">
            <text:p>59:20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4H59M20.878S" table:style-name="ce2">
            <text:p>59:20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4H59M20.904S" table:style-name="ce2">
            <text:p>59:20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4H59M20.916S" table:style-name="ce2">
            <text:p>59:20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72" table:style-name="ce1">
            <text:p>2072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4H59M18.384S" table:style-name="ce2">
            <text:p>59:18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547" table:style-name="ce1">
            <text:p>2547</text:p>
          </table:table-cell>
          <table:table-cell office:value-type="string" table:style-name="ce1">
            <text:p>Success</text:p>
          </table:table-cell>
          <table:table-cell office:value-type="float" office:value="55064" table:style-name="ce1">
            <text:p>55064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4H59M20.928S" table:style-name="ce2">
            <text:p>59:20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4H59M20.932S" table:style-name="ce2">
            <text:p>59:20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4H59M20.945S" table:style-name="ce2">
            <text:p>59:20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4H59M20.954S" table:style-name="ce2">
            <text:p>59:21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72" table:style-name="ce1">
            <text:p>2072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4H59M20.966S" table:style-name="ce2">
            <text:p>59:21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4H59M19.403S" table:style-name="ce2">
            <text:p>59:19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4H59M21.039S" table:style-name="ce2">
            <text:p>59:21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4H59M19.181S" table:style-name="ce2">
            <text:p>59:19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4H59M21.228S" table:style-name="ce2">
            <text:p>59:21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4H59M18.968S" table:style-name="ce2">
            <text:p>59:19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4H59M21.307S" table:style-name="ce2">
            <text:p>59:21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4H59M18.555S" table:style-name="ce2">
            <text:p>59:18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987" table:style-name="ce1">
            <text:p>2987</text:p>
          </table:table-cell>
          <table:table-cell office:value-type="string" table:style-name="ce1">
            <text:p>Success</text:p>
          </table:table-cell>
          <table:table-cell office:value-type="float" office:value="55161" table:style-name="ce1">
            <text:p>55161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4H59M18.521S" table:style-name="ce2">
            <text:p>59:18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033" table:style-name="ce1">
            <text:p>3033</text:p>
          </table:table-cell>
          <table:table-cell office:value-type="string" table:style-name="ce1">
            <text:p>Success</text:p>
          </table:table-cell>
          <table:table-cell office:value-type="float" office:value="55161" table:style-name="ce1">
            <text:p>55161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4H59M18.250S" table:style-name="ce2">
            <text:p>59:18.2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3503" table:style-name="ce1">
            <text:p>3503</text:p>
          </table:table-cell>
          <table:table-cell office:value-type="string" table:style-name="ce1">
            <text:p>Success</text:p>
          </table:table-cell>
          <table:table-cell office:value-type="float" office:value="55115" table:style-name="ce1">
            <text:p>55115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4H59M21.755S" table:style-name="ce2">
            <text:p>59:21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4H59M21.767S" table:style-name="ce2">
            <text:p>59:21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4H59M21.777S" table:style-name="ce2">
            <text:p>59:21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4H59M21.789S" table:style-name="ce2">
            <text:p>59:21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4H59M20.462S" table:style-name="ce2">
            <text:p>59:20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Success</text:p>
          </table:table-cell>
          <table:table-cell office:value-type="float" office:value="57228" table:style-name="ce1">
            <text:p>57228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4H59M21.560S" table:style-name="ce2">
            <text:p>59:21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4H59M22.330S" table:style-name="ce2">
            <text:p>59:22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4H59M21.543S" table:style-name="ce2">
            <text:p>59:21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4H59M22.445S" table:style-name="ce2">
            <text:p>59:22.4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4H59M22.274S" table:style-name="ce2">
            <text:p>59:22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4H59M22.848S" table:style-name="ce2">
            <text:p>59:22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4H58M53.651S" table:style-name="ce2">
            <text:p>58:53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29230" table:style-name="ce1">
            <text:p>29230</text:p>
          </table:table-cell>
          <table:table-cell office:value-type="string" table:style-name="ce1">
            <text:p>Success</text:p>
          </table:table-cell>
          <table:table-cell office:value-type="float" office:value="58897" table:style-name="ce1">
            <text:p>5889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4H59M18.417S" table:style-name="ce2">
            <text:p>59:18.4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4479" table:style-name="ce1">
            <text:p>447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4H58M53.403S" table:style-name="ce2">
            <text:p>58:53.4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29886" table:style-name="ce1">
            <text:p>29886</text:p>
          </table:table-cell>
          <table:table-cell office:value-type="string" table:style-name="ce1">
            <text:p>Success</text:p>
          </table:table-cell>
          <table:table-cell office:value-type="float" office:value="58897" table:style-name="ce1">
            <text:p>58897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4H58M53.373S" table:style-name="ce2">
            <text:p>58:53.4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29924" table:style-name="ce1">
            <text:p>29924</text:p>
          </table:table-cell>
          <table:table-cell office:value-type="string" table:style-name="ce1">
            <text:p>Success</text:p>
          </table:table-cell>
          <table:table-cell office:value-type="float" office:value="58897" table:style-name="ce1">
            <text:p>58897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4H58M53.613S" table:style-name="ce2">
            <text:p>58:53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29691" table:style-name="ce1">
            <text:p>29691</text:p>
          </table:table-cell>
          <table:table-cell office:value-type="string" table:style-name="ce1">
            <text:p>Success</text:p>
          </table:table-cell>
          <table:table-cell office:value-type="float" office:value="58897" table:style-name="ce1">
            <text:p>58897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4H58M53.527S" table:style-name="ce2">
            <text:p>58:53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9784" table:style-name="ce1">
            <text:p>29784</text:p>
          </table:table-cell>
          <table:table-cell office:value-type="string" table:style-name="ce1">
            <text:p>Success</text:p>
          </table:table-cell>
          <table:table-cell office:value-type="float" office:value="58897" table:style-name="ce1">
            <text:p>58897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4H59M13.885S" table:style-name="ce2">
            <text:p>59:13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461" table:style-name="ce1">
            <text:p>9461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4H59M17.347S" table:style-name="ce2">
            <text:p>59:17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6004" table:style-name="ce1">
            <text:p>6004</text:p>
          </table:table-cell>
          <table:table-cell office:value-type="string" table:style-name="ce1">
            <text:p>Success</text:p>
          </table:table-cell>
          <table:table-cell office:value-type="float" office:value="45154" table:style-name="ce1">
            <text:p>45154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4H59M10.379S" table:style-name="ce2">
            <text:p>59:10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3038" table:style-name="ce1">
            <text:p>13038</text:p>
          </table:table-cell>
          <table:table-cell office:value-type="string" table:style-name="ce1">
            <text:p>Success</text:p>
          </table:table-cell>
          <table:table-cell office:value-type="float" office:value="24806" table:style-name="ce1">
            <text:p>24806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4H59M13.934S" table:style-name="ce2">
            <text:p>59:13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491" table:style-name="ce1">
            <text:p>9491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4H59M14.037S" table:style-name="ce2">
            <text:p>59:14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407" table:style-name="ce1">
            <text:p>9407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4H59M18.184S" table:style-name="ce2">
            <text:p>59:18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5272" table:style-name="ce1">
            <text:p>5272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4H59M8.151S" table:style-name="ce2">
            <text:p>59:08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313" table:style-name="ce1">
            <text:p>15313</text:p>
          </table:table-cell>
          <table:table-cell office:value-type="string" table:style-name="ce1">
            <text:p>Success</text:p>
          </table:table-cell>
          <table:table-cell office:value-type="float" office:value="58747" table:style-name="ce1">
            <text:p>58747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4H59M8.164S" table:style-name="ce2">
            <text:p>59:08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309" table:style-name="ce1">
            <text:p>15309</text:p>
          </table:table-cell>
          <table:table-cell office:value-type="string" table:style-name="ce1">
            <text:p>Success</text:p>
          </table:table-cell>
          <table:table-cell office:value-type="float" office:value="58747" table:style-name="ce1">
            <text:p>58747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4H59M10.857S" table:style-name="ce2">
            <text:p>59:10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660" table:style-name="ce1">
            <text:p>12660</text:p>
          </table:table-cell>
          <table:table-cell office:value-type="string" table:style-name="ce1">
            <text:p>Success</text:p>
          </table:table-cell>
          <table:table-cell office:value-type="float" office:value="50708" table:style-name="ce1">
            <text:p>50708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4H59M14.038S" table:style-name="ce2">
            <text:p>59:14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484" table:style-name="ce1">
            <text:p>948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4H59M18.484S" table:style-name="ce2">
            <text:p>59:18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5040" table:style-name="ce1">
            <text:p>504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4H59M13.984S" table:style-name="ce2">
            <text:p>59:14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543" table:style-name="ce1">
            <text:p>9543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4H59M17.366S" table:style-name="ce2">
            <text:p>59:17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178" table:style-name="ce1">
            <text:p>6178</text:p>
          </table:table-cell>
          <table:table-cell office:value-type="string" table:style-name="ce1">
            <text:p>Success</text:p>
          </table:table-cell>
          <table:table-cell office:value-type="float" office:value="57051" table:style-name="ce1">
            <text:p>57051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4H59M13.982S" table:style-name="ce2">
            <text:p>59:14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563" table:style-name="ce1">
            <text:p>9563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4H59M13.928S" table:style-name="ce2">
            <text:p>59:13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619" table:style-name="ce1">
            <text:p>9619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4H59M8.269S" table:style-name="ce2">
            <text:p>59:08.3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279" table:style-name="ce1">
            <text:p>15279</text:p>
          </table:table-cell>
          <table:table-cell office:value-type="string" table:style-name="ce1">
            <text:p>Success</text:p>
          </table:table-cell>
          <table:table-cell office:value-type="float" office:value="57899" table:style-name="ce1">
            <text:p>57899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4H59M8.223S" table:style-name="ce2">
            <text:p>59:08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330" table:style-name="ce1">
            <text:p>15330</text:p>
          </table:table-cell>
          <table:table-cell office:value-type="string" table:style-name="ce1">
            <text:p>Success</text:p>
          </table:table-cell>
          <table:table-cell office:value-type="float" office:value="57051" table:style-name="ce1">
            <text:p>5705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4H59M18.329S" table:style-name="ce2">
            <text:p>59:18.3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5225" table:style-name="ce1">
            <text:p>522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4H59M8.121S" table:style-name="ce2">
            <text:p>59:08.1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436" table:style-name="ce1">
            <text:p>15436</text:p>
          </table:table-cell>
          <table:table-cell office:value-type="string" table:style-name="ce1">
            <text:p>Success</text:p>
          </table:table-cell>
          <table:table-cell office:value-type="float" office:value="58747" table:style-name="ce1">
            <text:p>58747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4H59M16.698S" table:style-name="ce2">
            <text:p>59:16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859" table:style-name="ce1">
            <text:p>6859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4H59M8.117S" table:style-name="ce2">
            <text:p>59:08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440" table:style-name="ce1">
            <text:p>15440</text:p>
          </table:table-cell>
          <table:table-cell office:value-type="string" table:style-name="ce1">
            <text:p>Success</text:p>
          </table:table-cell>
          <table:table-cell office:value-type="float" office:value="57051" table:style-name="ce1">
            <text:p>57051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4H59M22.340S" table:style-name="ce2">
            <text:p>59:22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4H59M23.427S" table:style-name="ce2">
            <text:p>59:23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4H59M18.572S" table:style-name="ce2">
            <text:p>59:18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5016" table:style-name="ce1">
            <text:p>5016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4H59M23.549S" table:style-name="ce2">
            <text:p>59:23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4H59M23.348S" table:style-name="ce2">
            <text:p>59:23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4H59M23.559S" table:style-name="ce2">
            <text:p>59:23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4H59M10.809S" table:style-name="ce2">
            <text:p>59:10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828" table:style-name="ce1">
            <text:p>12828</text:p>
          </table:table-cell>
          <table:table-cell office:value-type="string" table:style-name="ce1">
            <text:p>Success</text:p>
          </table:table-cell>
          <table:table-cell office:value-type="float" office:value="50709" table:style-name="ce1">
            <text:p>50709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4H59M23.568S" table:style-name="ce2">
            <text:p>59:23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4H59M20.167S" table:style-name="ce2">
            <text:p>59:20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513" table:style-name="ce1">
            <text:p>3513</text:p>
          </table:table-cell>
          <table:table-cell office:value-type="string" table:style-name="ce1">
            <text:p>Success</text:p>
          </table:table-cell>
          <table:table-cell office:value-type="float" office:value="45808" table:style-name="ce1">
            <text:p>45808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4H59M18.034S" table:style-name="ce2">
            <text:p>59:18.0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5653" table:style-name="ce1">
            <text:p>565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4H59M23.445S" table:style-name="ce2">
            <text:p>59:23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4H59M8.240S" table:style-name="ce2">
            <text:p>59:08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456" table:style-name="ce1">
            <text:p>15456</text:p>
          </table:table-cell>
          <table:table-cell office:value-type="string" table:style-name="ce1">
            <text:p>Success</text:p>
          </table:table-cell>
          <table:table-cell office:value-type="float" office:value="57051" table:style-name="ce1">
            <text:p>57051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4H59M17.299S" table:style-name="ce2">
            <text:p>59:17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400" table:style-name="ce1">
            <text:p>6400</text:p>
          </table:table-cell>
          <table:table-cell office:value-type="string" table:style-name="ce1">
            <text:p>Success</text:p>
          </table:table-cell>
          <table:table-cell office:value-type="float" office:value="54085" table:style-name="ce1">
            <text:p>54085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4H59M23.547S" table:style-name="ce2">
            <text:p>59:23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4H59M23.529S" table:style-name="ce2">
            <text:p>59:23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4H59M8.153S" table:style-name="ce2">
            <text:p>59:08.2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581" table:style-name="ce1">
            <text:p>15581</text:p>
          </table:table-cell>
          <table:table-cell office:value-type="string" table:style-name="ce1">
            <text:p>Success</text:p>
          </table:table-cell>
          <table:table-cell office:value-type="float" office:value="57051" table:style-name="ce1">
            <text:p>57051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4H59M23.700S" table:style-name="ce2">
            <text:p>59:23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4H59M22.897S" table:style-name="ce2">
            <text:p>59:22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57289" table:style-name="ce1">
            <text:p>57289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4H59M23.842S" table:style-name="ce2">
            <text:p>59:23.8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4H59M23.891S" table:style-name="ce2">
            <text:p>59:23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4H59M23.524S" table:style-name="ce2">
            <text:p>59:23.5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4H59M23.926S" table:style-name="ce2">
            <text:p>59:23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4H59M24.023S" table:style-name="ce2">
            <text:p>59:24.0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4H59M23.989S" table:style-name="ce2">
            <text:p>59:24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4H59M23.419S" table:style-name="ce2">
            <text:p>59:23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59302" table:style-name="ce1">
            <text:p>59302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4H59M23.525S" table:style-name="ce2">
            <text:p>59:23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61534" table:style-name="ce1">
            <text:p>61534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4H59M24.637S" table:style-name="ce2">
            <text:p>59:24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4H59M24.676S" table:style-name="ce2">
            <text:p>59:24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4H59M23.458S" table:style-name="ce2">
            <text:p>59:23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61422" table:style-name="ce1">
            <text:p>61422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4H59M24.721S" table:style-name="ce2">
            <text:p>59:24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4H59M24.793S" table:style-name="ce2">
            <text:p>59:24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4H59M23.695S" table:style-name="ce2">
            <text:p>59:23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Success</text:p>
          </table:table-cell>
          <table:table-cell office:value-type="float" office:value="67822" table:style-name="ce1">
            <text:p>67822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4H59M23.709S" table:style-name="ce2">
            <text:p>59:23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423" table:style-name="ce1">
            <text:p>1423</text:p>
          </table:table-cell>
          <table:table-cell office:value-type="string" table:style-name="ce1">
            <text:p>Success</text:p>
          </table:table-cell>
          <table:table-cell office:value-type="float" office:value="67820" table:style-name="ce1">
            <text:p>67820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4H59M23.689S" table:style-name="ce2">
            <text:p>59:23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Success</text:p>
          </table:table-cell>
          <table:table-cell office:value-type="float" office:value="67900" table:style-name="ce1">
            <text:p>67900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4H59M25.137S" table:style-name="ce2">
            <text:p>59:25.1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4H59M25.057S" table:style-name="ce2">
            <text:p>59:25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4H59M25.192S" table:style-name="ce2">
            <text:p>59:25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4H59M25.183S" table:style-name="ce2">
            <text:p>59:25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4H59M25.224S" table:style-name="ce2">
            <text:p>59:25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36" table:style-name="ce1">
            <text:p>2436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4H59M25.250S" table:style-name="ce2">
            <text:p>59:25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8" table:style-name="ce1">
            <text:p>2488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4H59M24.762S" table:style-name="ce2">
            <text:p>59:24.8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4H59M25.346S" table:style-name="ce2">
            <text:p>59:25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4H59M25.417S" table:style-name="ce2">
            <text:p>59:25.4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4H59M25.426S" table:style-name="ce2">
            <text:p>59:25.4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4H59M23.592S" table:style-name="ce2">
            <text:p>59:23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Success</text:p>
          </table:table-cell>
          <table:table-cell office:value-type="float" office:value="76293" table:style-name="ce1">
            <text:p>76293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4H59M23.590S" table:style-name="ce2">
            <text:p>59:23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uccess</text:p>
          </table:table-cell>
          <table:table-cell office:value-type="float" office:value="76249" table:style-name="ce1">
            <text:p>76249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4H59M23.556S" table:style-name="ce2">
            <text:p>59:23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2060" table:style-name="ce1">
            <text:p>2060</text:p>
          </table:table-cell>
          <table:table-cell office:value-type="string" table:style-name="ce1">
            <text:p>Success</text:p>
          </table:table-cell>
          <table:table-cell office:value-type="float" office:value="76389" table:style-name="ce1">
            <text:p>76389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4H59M25.622S" table:style-name="ce2">
            <text:p>59:25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4H59M25.653S" table:style-name="ce2">
            <text:p>59:25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4H59M25.674S" table:style-name="ce2">
            <text:p>59:25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36" table:style-name="ce1">
            <text:p>2436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4H59M25.702S" table:style-name="ce2">
            <text:p>59:25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8" table:style-name="ce1">
            <text:p>2488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4H59M23.605S" table:style-name="ce2">
            <text:p>59:23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339" table:style-name="ce1">
            <text:p>2339</text:p>
          </table:table-cell>
          <table:table-cell office:value-type="string" table:style-name="ce1">
            <text:p>Success</text:p>
          </table:table-cell>
          <table:table-cell office:value-type="float" office:value="72059" table:style-name="ce1">
            <text:p>72059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4H59M23.570S" table:style-name="ce2">
            <text:p>59:23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Success</text:p>
          </table:table-cell>
          <table:table-cell office:value-type="float" office:value="72056" table:style-name="ce1">
            <text:p>72056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4H59M25.602S" table:style-name="ce2">
            <text:p>59:25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4H59M25.993S" table:style-name="ce2">
            <text:p>59:26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4H59M26.051S" table:style-name="ce2">
            <text:p>59:26.1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4H59M26.061S" table:style-name="ce2">
            <text:p>59:26.1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4H59M25.585S" table:style-name="ce2">
            <text:p>59:25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4H59M26.123S" table:style-name="ce2">
            <text:p>59:26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4H59M23.708S" table:style-name="ce2">
            <text:p>59:23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565" table:style-name="ce1">
            <text:p>2565</text:p>
          </table:table-cell>
          <table:table-cell office:value-type="string" table:style-name="ce1">
            <text:p>Success</text:p>
          </table:table-cell>
          <table:table-cell office:value-type="float" office:value="72104" table:style-name="ce1">
            <text:p>72104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4H59M25.134S" table:style-name="ce2">
            <text:p>59:25.1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4H59M26.297S" table:style-name="ce2">
            <text:p>59:26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4H59M26.273S" table:style-name="ce2">
            <text:p>59:26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4H59M26.409S" table:style-name="ce2">
            <text:p>59:26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4H59M25.976S" table:style-name="ce2">
            <text:p>59:26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4H59M26.586S" table:style-name="ce2">
            <text:p>59:26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4H59M25.944S" table:style-name="ce2">
            <text:p>59:25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4H59M26.684S" table:style-name="ce2">
            <text:p>59:26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4H59M18.410S" table:style-name="ce2">
            <text:p>59:18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8899" table:style-name="ce1">
            <text:p>8899</text:p>
          </table:table-cell>
          <table:table-cell office:value-type="string" table:style-name="ce1">
            <text:p>Success</text:p>
          </table:table-cell>
          <table:table-cell office:value-type="float" office:value="22116" table:style-name="ce1">
            <text:p>22116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4H59M23.299S" table:style-name="ce2">
            <text:p>59:23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4047" table:style-name="ce1">
            <text:p>4047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4H59M20.717S" table:style-name="ce2">
            <text:p>59:20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637" table:style-name="ce1">
            <text:p>6637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4H59M20.942S" table:style-name="ce2">
            <text:p>59:20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412" table:style-name="ce1">
            <text:p>6412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4H59M20.920S" table:style-name="ce2">
            <text:p>59:20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453" table:style-name="ce1">
            <text:p>6453</text:p>
          </table:table-cell>
          <table:table-cell office:value-type="string" table:style-name="ce1">
            <text:p>Success</text:p>
          </table:table-cell>
          <table:table-cell office:value-type="float" office:value="46114" table:style-name="ce1">
            <text:p>46114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4H59M23.634S" table:style-name="ce2">
            <text:p>59:23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742" table:style-name="ce1">
            <text:p>3742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4H59M18.312S" table:style-name="ce2">
            <text:p>59:18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9085" table:style-name="ce1">
            <text:p>908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4H59M22.883S" table:style-name="ce2">
            <text:p>59:22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4518" table:style-name="ce1">
            <text:p>4518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4H59M27.354S" table:style-name="ce2">
            <text:p>59:27.4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4H59M18.495S" table:style-name="ce2">
            <text:p>59:18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020" table:style-name="ce1">
            <text:p>9020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4H59M23.475S" table:style-name="ce2">
            <text:p>59:23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4045" table:style-name="ce1">
            <text:p>4045</text:p>
          </table:table-cell>
          <table:table-cell office:value-type="string" table:style-name="ce1">
            <text:p>Success</text:p>
          </table:table-cell>
          <table:table-cell office:value-type="float" office:value="20426" table:style-name="ce1">
            <text:p>20426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4H59M18.197S" table:style-name="ce2">
            <text:p>59:18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325" table:style-name="ce1">
            <text:p>9325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4H59M21.333S" table:style-name="ce2">
            <text:p>59:21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189" table:style-name="ce1">
            <text:p>6189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4H59M20.920S" table:style-name="ce2">
            <text:p>59:20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603" table:style-name="ce1">
            <text:p>6603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4H59M23.313S" table:style-name="ce2">
            <text:p>59:23.3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220" table:style-name="ce1">
            <text:p>4220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4H59M27.524S" table:style-name="ce2">
            <text:p>59:27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4H59M18.494S" table:style-name="ce2">
            <text:p>59:18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058" table:style-name="ce1">
            <text:p>9058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4H59M23.353S" table:style-name="ce2">
            <text:p>59:23.4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4202" table:style-name="ce1">
            <text:p>4202</text:p>
          </table:table-cell>
          <table:table-cell office:value-type="string" table:style-name="ce1">
            <text:p>Success</text:p>
          </table:table-cell>
          <table:table-cell office:value-type="float" office:value="56542" table:style-name="ce1">
            <text:p>56542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4H59M23.291S" table:style-name="ce2">
            <text:p>59:23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4305" table:style-name="ce1">
            <text:p>4305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4H59M23.308S" table:style-name="ce2">
            <text:p>59:23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291" table:style-name="ce1">
            <text:p>4291</text:p>
          </table:table-cell>
          <table:table-cell office:value-type="string" table:style-name="ce1">
            <text:p>Success</text:p>
          </table:table-cell>
          <table:table-cell office:value-type="float" office:value="40804" table:style-name="ce1">
            <text:p>40804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4H59M27.356S" table:style-name="ce2">
            <text:p>59:27.4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4H59M27.692S" table:style-name="ce2">
            <text:p>59:27.7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4H59M27.317S" table:style-name="ce2">
            <text:p>59:27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74133" table:style-name="ce1">
            <text:p>74133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4H59M27.347S" table:style-name="ce2">
            <text:p>59:27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74187" table:style-name="ce1">
            <text:p>7418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4H59M27.524S" table:style-name="ce2">
            <text:p>59:27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4H59M28.258S" table:style-name="ce2">
            <text:p>59:28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4H59M27.399S" table:style-name="ce2">
            <text:p>59:27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Success</text:p>
          </table:table-cell>
          <table:table-cell office:value-type="float" office:value="76297" table:style-name="ce1">
            <text:p>76297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4H59M28.504S" table:style-name="ce2">
            <text:p>59:28.5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4H59M28.583S" table:style-name="ce2">
            <text:p>59:28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4H59M28.663S" table:style-name="ce2">
            <text:p>59:28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74" table:style-name="ce1">
            <text:p>2574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4H59M27.597S" table:style-name="ce2">
            <text:p>59:27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80543" table:style-name="ce1">
            <text:p>80543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4H59M28.718S" table:style-name="ce2">
            <text:p>59:28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626" table:style-name="ce1">
            <text:p>2626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4H59M27.600S" table:style-name="ce2">
            <text:p>59:27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Success</text:p>
          </table:table-cell>
          <table:table-cell office:value-type="float" office:value="80543" table:style-name="ce1">
            <text:p>80543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4H59M28.232S" table:style-name="ce2">
            <text:p>59:28.2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4H59M27.555S" table:style-name="ce2">
            <text:p>59:27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Success</text:p>
          </table:table-cell>
          <table:table-cell office:value-type="float" office:value="80487" table:style-name="ce1">
            <text:p>80487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4H59M29.183S" table:style-name="ce2">
            <text:p>59:29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4H59M29.267S" table:style-name="ce2">
            <text:p>59:2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4H59M29.303S" table:style-name="ce2">
            <text:p>59:2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74" table:style-name="ce1">
            <text:p>2574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4H59M27.375S" table:style-name="ce2">
            <text:p>59:27.4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4H59M28.763S" table:style-name="ce2">
            <text:p>59:28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4H59M27.402S" table:style-name="ce2">
            <text:p>59:27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86898" table:style-name="ce1">
            <text:p>86898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4H59M29.344S" table:style-name="ce2">
            <text:p>59:29.3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4H59M29.338S" table:style-name="ce2">
            <text:p>59:2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626" table:style-name="ce1">
            <text:p>2626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4H59M27.535S" table:style-name="ce2">
            <text:p>59:27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84782" table:style-name="ce1">
            <text:p>84782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4H59M27.522S" table:style-name="ce2">
            <text:p>59:27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ccess</text:p>
          </table:table-cell>
          <table:table-cell office:value-type="float" office:value="84724" table:style-name="ce1">
            <text:p>84724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4H59M28.983S" table:style-name="ce2">
            <text:p>59:29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4H59M28.944S" table:style-name="ce2">
            <text:p>59:28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4H59M29.531S" table:style-name="ce2">
            <text:p>59:29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4H59M29.480S" table:style-name="ce2">
            <text:p>59:29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4H59M29.344S" table:style-name="ce2">
            <text:p>59:29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4H59M29.345S" table:style-name="ce2">
            <text:p>59:29.3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4H59M30.079S" table:style-name="ce2">
            <text:p>59:30.1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4H59M29.949S" table:style-name="ce2">
            <text:p>59:29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4H59M29.808S" table:style-name="ce2">
            <text:p>59:29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4H59M29.672S" table:style-name="ce2">
            <text:p>59:29.7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4H59M30.538S" table:style-name="ce2">
            <text:p>59:30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4H59M30.396S" table:style-name="ce2">
            <text:p>59:30.4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4H59M27.378S" table:style-name="ce2">
            <text:p>59:27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781" table:style-name="ce1">
            <text:p>378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4H59M29.485S" table:style-name="ce2">
            <text:p>59:29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4H59M30.210S" table:style-name="ce2">
            <text:p>59:30.2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4H59M31.296S" table:style-name="ce2">
            <text:p>59:31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4H59M31.361S" table:style-name="ce2">
            <text:p>59:31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4H59M31.416S" table:style-name="ce2">
            <text:p>59:31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4H59M31.007S" table:style-name="ce2">
            <text:p>59:31.0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4H59M30.881S" table:style-name="ce2">
            <text:p>59:30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4H59M31.296S" table:style-name="ce2">
            <text:p>59:31.3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4H59M31.584S" table:style-name="ce2">
            <text:p>59:31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4H59M31.730S" table:style-name="ce2">
            <text:p>59:31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4H59M28.204S" table:style-name="ce2">
            <text:p>59:28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084" table:style-name="ce1">
            <text:p>40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4H59M32.294S" table:style-name="ce2">
            <text:p>59:32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4H59M32.345S" table:style-name="ce2">
            <text:p>59:32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4H59M32.352S" table:style-name="ce2">
            <text:p>59:32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4H59M23.736S" table:style-name="ce2">
            <text:p>59:23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8771" table:style-name="ce1">
            <text:p>8771</text:p>
          </table:table-cell>
          <table:table-cell office:value-type="string" table:style-name="ce1">
            <text:p>Success</text:p>
          </table:table-cell>
          <table:table-cell office:value-type="float" office:value="20432" table:style-name="ce1">
            <text:p>20432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4H59M19.270S" table:style-name="ce2">
            <text:p>59:19.3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240" table:style-name="ce1">
            <text:p>13240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4H59M22.457S" table:style-name="ce2">
            <text:p>59:22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055" table:style-name="ce1">
            <text:p>1005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4H59M32.513S" table:style-name="ce2">
            <text:p>59:32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4H59M32.511S" table:style-name="ce2">
            <text:p>59:32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4H59M33.040S" table:style-name="ce2">
            <text:p>59:33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4H59M31.159S" table:style-name="ce2">
            <text:p>59:31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Success</text:p>
          </table:table-cell>
          <table:table-cell office:value-type="float" office:value="78512" table:style-name="ce1">
            <text:p>78512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4H59M33.183S" table:style-name="ce2">
            <text:p>59:33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4H59M32.515S" table:style-name="ce2">
            <text:p>59:32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80490" table:style-name="ce1">
            <text:p>80490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4H59M33.502S" table:style-name="ce2">
            <text:p>59:33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4H59M23.559S" table:style-name="ce2">
            <text:p>59:23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0025" table:style-name="ce1">
            <text:p>10025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4H59M23.558S" table:style-name="ce2">
            <text:p>59:23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0069" table:style-name="ce1">
            <text:p>10069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4H59M22.881S" table:style-name="ce2">
            <text:p>59:22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785" table:style-name="ce1">
            <text:p>1078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4H59M26.308S" table:style-name="ce2">
            <text:p>59:26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360" table:style-name="ce1">
            <text:p>7360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4H59M33.550S" table:style-name="ce2">
            <text:p>59:33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out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4H59M33.674S" table:style-name="ce2">
            <text:p>59:33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4H59M33.694S" table:style-name="ce2">
            <text:p>59:33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4H59M18.329S" table:style-name="ce2">
            <text:p>59:18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5430" table:style-name="ce1">
            <text:p>15430</text:p>
          </table:table-cell>
          <table:table-cell office:value-type="string" table:style-name="ce1">
            <text:p>Success</text:p>
          </table:table-cell>
          <table:table-cell office:value-type="float" office:value="53213" table:style-name="ce1">
            <text:p>53213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4H59M33.668S" table:style-name="ce2">
            <text:p>59:33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4H59M20.869S" table:style-name="ce2">
            <text:p>59:20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914" table:style-name="ce1">
            <text:p>12914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4H59M19.402S" table:style-name="ce2">
            <text:p>59:19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4382" table:style-name="ce1">
            <text:p>14382</text:p>
          </table:table-cell>
          <table:table-cell office:value-type="string" table:style-name="ce1">
            <text:p>Success</text:p>
          </table:table-cell>
          <table:table-cell office:value-type="float" office:value="50707" table:style-name="ce1">
            <text:p>50707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4H59M21.051S" table:style-name="ce2">
            <text:p>59:21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736" table:style-name="ce1">
            <text:p>12736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4H59M23.546S" table:style-name="ce2">
            <text:p>59:23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0244" table:style-name="ce1">
            <text:p>10244</text:p>
          </table:table-cell>
          <table:table-cell office:value-type="string" table:style-name="ce1">
            <text:p>Success</text:p>
          </table:table-cell>
          <table:table-cell office:value-type="float" office:value="22964" table:style-name="ce1">
            <text:p>22964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4H59M23.550S" table:style-name="ce2">
            <text:p>59:23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0240" table:style-name="ce1">
            <text:p>10240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4H59M31.882S" table:style-name="ce2">
            <text:p>59:31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4H59M23.698S" table:style-name="ce2">
            <text:p>59:23.7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0101" table:style-name="ce1">
            <text:p>10101</text:p>
          </table:table-cell>
          <table:table-cell office:value-type="string" table:style-name="ce1">
            <text:p>Success</text:p>
          </table:table-cell>
          <table:table-cell office:value-type="float" office:value="20426" table:style-name="ce1">
            <text:p>20426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4H59M30.712S" table:style-name="ce2">
            <text:p>59:30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3097" table:style-name="ce1">
            <text:p>3097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4H59M33.670S" table:style-name="ce2">
            <text:p>59:33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4H59M23.555S" table:style-name="ce2">
            <text:p>59:23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0291" table:style-name="ce1">
            <text:p>10291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4H59M23.471S" table:style-name="ce2">
            <text:p>59:23.5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0375" table:style-name="ce1">
            <text:p>10375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4H59M20.484S" table:style-name="ce2">
            <text:p>59:20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376" table:style-name="ce1">
            <text:p>13376</text:p>
          </table:table-cell>
          <table:table-cell office:value-type="string" table:style-name="ce1">
            <text:p>Success</text:p>
          </table:table-cell>
          <table:table-cell office:value-type="float" office:value="47794" table:style-name="ce1">
            <text:p>47794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4H59M23.682S" table:style-name="ce2">
            <text:p>59:23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0190" table:style-name="ce1">
            <text:p>10190</text:p>
          </table:table-cell>
          <table:table-cell office:value-type="string" table:style-name="ce1">
            <text:p>Success</text:p>
          </table:table-cell>
          <table:table-cell office:value-type="float" office:value="45154" table:style-name="ce1">
            <text:p>45154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4H59M33.789S" table:style-name="ce2">
            <text:p>59:33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4H59M23.746S" table:style-name="ce2">
            <text:p>59:23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149" table:style-name="ce1">
            <text:p>10149</text:p>
          </table:table-cell>
          <table:table-cell office:value-type="string" table:style-name="ce1">
            <text:p>Success</text:p>
          </table:table-cell>
          <table:table-cell office:value-type="float" office:value="54909" table:style-name="ce1">
            <text:p>54909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4H59M24.633S" table:style-name="ce2">
            <text:p>59:24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9267" table:style-name="ce1">
            <text:p>926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4H59M26.149S" table:style-name="ce2">
            <text:p>59:26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752" table:style-name="ce1">
            <text:p>7752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4H59M21.251S" table:style-name="ce2">
            <text:p>59:21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653" table:style-name="ce1">
            <text:p>12653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4H59M21.804S" table:style-name="ce2">
            <text:p>59:21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102" table:style-name="ce1">
            <text:p>1210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4H59M27.523S" table:style-name="ce2">
            <text:p>59:27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6384" table:style-name="ce1">
            <text:p>6384</text:p>
          </table:table-cell>
          <table:table-cell office:value-type="string" table:style-name="ce1">
            <text:p>Success</text:p>
          </table:table-cell>
          <table:table-cell office:value-type="float" office:value="22960" table:style-name="ce1">
            <text:p>22960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4H59M26.697S" table:style-name="ce2">
            <text:p>59:26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213" table:style-name="ce1">
            <text:p>7213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4H59M32.524S" table:style-name="ce2">
            <text:p>59:32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4H59M24.124S" table:style-name="ce2">
            <text:p>59:24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790" table:style-name="ce1">
            <text:p>9790</text:p>
          </table:table-cell>
          <table:table-cell office:value-type="string" table:style-name="ce1">
            <text:p>Success</text:p>
          </table:table-cell>
          <table:table-cell office:value-type="float" office:value="57015" table:style-name="ce1">
            <text:p>57015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4H59M18.492S" table:style-name="ce2">
            <text:p>59:18.5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430" table:style-name="ce1">
            <text:p>15430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4H59M33.862S" table:style-name="ce2">
            <text:p>59:33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4H59M23.639S" table:style-name="ce2">
            <text:p>59:23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287" table:style-name="ce1">
            <text:p>10287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4H59M25.212S" table:style-name="ce2">
            <text:p>59:25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715" table:style-name="ce1">
            <text:p>8715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4H59M18.416S" table:style-name="ce2">
            <text:p>59:18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514" table:style-name="ce1">
            <text:p>15514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4H59M33.903S" table:style-name="ce2">
            <text:p>59:33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4H59M33.784S" table:style-name="ce2">
            <text:p>59:33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4H59M33.910S" table:style-name="ce2">
            <text:p>59:33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4H59M27.551S" table:style-name="ce2">
            <text:p>59:27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401" table:style-name="ce1">
            <text:p>6401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4H59M33.905S" table:style-name="ce2">
            <text:p>59:33.9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4H59M24.880S" table:style-name="ce2">
            <text:p>59:24.9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078" table:style-name="ce1">
            <text:p>9078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4H59M27.769S" table:style-name="ce2">
            <text:p>59:27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198" table:style-name="ce1">
            <text:p>6198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4H59M33.928S" table:style-name="ce2">
            <text:p>59:33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4H59M26.419S" table:style-name="ce2">
            <text:p>59:26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576" table:style-name="ce1">
            <text:p>7576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4H59M23.519S" table:style-name="ce2">
            <text:p>59:23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483" table:style-name="ce1">
            <text:p>10483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4H59M20.979S" table:style-name="ce2">
            <text:p>59:21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060" table:style-name="ce1">
            <text:p>13060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4H59M33.785S" table:style-name="ce2">
            <text:p>59:33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718" table:style-name="ce1">
            <text:p>2718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4H59M18.464S" table:style-name="ce2">
            <text:p>59:18.5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606" table:style-name="ce1">
            <text:p>15606</text:p>
          </table:table-cell>
          <table:table-cell office:value-type="string" table:style-name="ce1">
            <text:p>Success</text:p>
          </table:table-cell>
          <table:table-cell office:value-type="float" office:value="51353" table:style-name="ce1">
            <text:p>51353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4H59M28.769S" table:style-name="ce2">
            <text:p>59:28.8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304" table:style-name="ce1">
            <text:p>5304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4H59M33.997S" table:style-name="ce2">
            <text:p>59:34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4H59M27.517S" table:style-name="ce2">
            <text:p>59:27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7134" table:style-name="ce1">
            <text:p>7134</text:p>
          </table:table-cell>
          <table:table-cell office:value-type="string" table:style-name="ce1">
            <text:p>Success</text:p>
          </table:table-cell>
          <table:table-cell office:value-type="float" office:value="442" table:style-name="ce1">
            <text:p>442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4H59M33.902S" table:style-name="ce2">
            <text:p>59:33.9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4H59M34.680S" table:style-name="ce2">
            <text:p>59:34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4H59M34.739S" table:style-name="ce2">
            <text:p>59:34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666" table:style-name="ce1">
            <text:p>2666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4H59M34.073S" table:style-name="ce2">
            <text:p>59:34.1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4H59M33.627S" table:style-name="ce2">
            <text:p>59:33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82606" table:style-name="ce1">
            <text:p>82606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4H59M34.915S" table:style-name="ce2">
            <text:p>59:34.9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4H59M33.790S" table:style-name="ce2">
            <text:p>59:33.8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84725" table:style-name="ce1">
            <text:p>84725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4H59M34.041S" table:style-name="ce2">
            <text:p>59:34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4H59M35.043S" table:style-name="ce2">
            <text:p>59:35.0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4H59M33.593S" table:style-name="ce2">
            <text:p>59:33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Success</text:p>
          </table:table-cell>
          <table:table-cell office:value-type="float" office:value="82606" table:style-name="ce1">
            <text:p>82606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4H59M33.927S" table:style-name="ce2">
            <text:p>59:33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4H59M33.790S" table:style-name="ce2">
            <text:p>59:33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Success</text:p>
          </table:table-cell>
          <table:table-cell office:value-type="float" office:value="86845" table:style-name="ce1">
            <text:p>86845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4H59M33.908S" table:style-name="ce2">
            <text:p>59:33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4H59M35.424S" table:style-name="ce2">
            <text:p>59:35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4H59M33.896S" table:style-name="ce2">
            <text:p>59:33.9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4H59M34.066S" table:style-name="ce2">
            <text:p>59:34.1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89005" table:style-name="ce1">
            <text:p>89005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4H59M33.959S" table:style-name="ce2">
            <text:p>59:34.0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4H59M35.567S" table:style-name="ce2">
            <text:p>59:35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4H59M33.913S" table:style-name="ce2">
            <text:p>59:33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4H59M33.953S" table:style-name="ce2">
            <text:p>59:34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4H59M33.761S" table:style-name="ce2">
            <text:p>59:33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4H59M33.969S" table:style-name="ce2">
            <text:p>59:34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Success</text:p>
          </table:table-cell>
          <table:table-cell office:value-type="float" office:value="87061" table:style-name="ce1">
            <text:p>87061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4H59M36.714S" table:style-name="ce2">
            <text:p>59:36.7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4H59M33.800S" table:style-name="ce2">
            <text:p>59:33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Success</text:p>
          </table:table-cell>
          <table:table-cell office:value-type="float" office:value="97434" table:style-name="ce1">
            <text:p>97434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4H59M33.916S" table:style-name="ce2">
            <text:p>59:33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3112" table:style-name="ce1">
            <text:p>3112</text:p>
          </table:table-cell>
          <table:table-cell office:value-type="string" table:style-name="ce1">
            <text:p>Success</text:p>
          </table:table-cell>
          <table:table-cell office:value-type="float" office:value="97490" table:style-name="ce1">
            <text:p>97490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4H59M33.848S" table:style-name="ce2">
            <text:p>59:33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Success</text:p>
          </table:table-cell>
          <table:table-cell office:value-type="float" office:value="93197" table:style-name="ce1">
            <text:p>93197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4H59M37.030S" table:style-name="ce2">
            <text:p>59:37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4H59M33.848S" table:style-name="ce2">
            <text:p>59:33.8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Success</text:p>
          </table:table-cell>
          <table:table-cell office:value-type="float" office:value="97434" table:style-name="ce1">
            <text:p>97434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4H59M33.908S" table:style-name="ce2">
            <text:p>59:33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3222" table:style-name="ce1">
            <text:p>3222</text:p>
          </table:table-cell>
          <table:table-cell office:value-type="string" table:style-name="ce1">
            <text:p>Success</text:p>
          </table:table-cell>
          <table:table-cell office:value-type="float" office:value="97434" table:style-name="ce1">
            <text:p>97434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4H59M35.538S" table:style-name="ce2">
            <text:p>59:35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4H59M37.239S" table:style-name="ce2">
            <text:p>59:37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4H59M36.096S" table:style-name="ce2">
            <text:p>59:36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Success</text:p>
          </table:table-cell>
          <table:table-cell office:value-type="float" office:value="99601" table:style-name="ce1">
            <text:p>99601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4H59M37.367S" table:style-name="ce2">
            <text:p>59:37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4H59M35.894S" table:style-name="ce2">
            <text:p>59:35.9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Success</text:p>
          </table:table-cell>
          <table:table-cell office:value-type="float" office:value="99785" table:style-name="ce1">
            <text:p>99785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4H59M37.458S" table:style-name="ce2">
            <text:p>59:37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4H59M35.296S" table:style-name="ce2">
            <text:p>59:35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2281" table:style-name="ce1">
            <text:p>228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4H59M37.579S" table:style-name="ce2">
            <text:p>59:37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4H59M37.590S" table:style-name="ce2">
            <text:p>59:37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4H59M37.606S" table:style-name="ce2">
            <text:p>59:37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4H59M35.582S" table:style-name="ce2">
            <text:p>59:35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Success</text:p>
          </table:table-cell>
          <table:table-cell office:value-type="float" office:value="99787" table:style-name="ce1">
            <text:p>99787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4H59M37.776S" table:style-name="ce2">
            <text:p>59:37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4H59M35.066S" table:style-name="ce2">
            <text:p>59:35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782" table:style-name="ce1">
            <text:p>27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4H59M35.021S" table:style-name="ce2">
            <text:p>59:35.0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899" table:style-name="ce1">
            <text:p>289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4H59M37.851S" table:style-name="ce2">
            <text:p>59:37.9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4H59M37.921S" table:style-name="ce2">
            <text:p>59:37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4H59M37.922S" table:style-name="ce2">
            <text:p>59:37.9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4H59M37.930S" table:style-name="ce2">
            <text:p>59:37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4H59M37.931S" table:style-name="ce2">
            <text:p>59:37.9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4H59M37.938S" table:style-name="ce2">
            <text:p>59:37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4H59M35.466S" table:style-name="ce2">
            <text:p>59:35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2560" table:style-name="ce1">
            <text:p>2560</text:p>
          </table:table-cell>
          <table:table-cell office:value-type="string" table:style-name="ce1">
            <text:p>Success</text:p>
          </table:table-cell>
          <table:table-cell office:value-type="float" office:value="101720" table:style-name="ce1">
            <text:p>101720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4H59M38.027S" table:style-name="ce2">
            <text:p>59:38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4H59M34.916S" table:style-name="ce2">
            <text:p>59:34.9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4H59M38.102S" table:style-name="ce2">
            <text:p>59:38.1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4H59M38.158S" table:style-name="ce2">
            <text:p>59:38.2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4H59M38.185S" table:style-name="ce2">
            <text:p>59:38.2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4H59M35.149S" table:style-name="ce2">
            <text:p>59:35.1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046" table:style-name="ce1">
            <text:p>3046</text:p>
          </table:table-cell>
          <table:table-cell office:value-type="string" table:style-name="ce1">
            <text:p>Success</text:p>
          </table:table-cell>
          <table:table-cell office:value-type="float" office:value="99785" table:style-name="ce1">
            <text:p>99785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4H59M38.197S" table:style-name="ce2">
            <text:p>59:38.2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4H59M34.652S" table:style-name="ce2">
            <text:p>59:34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4054" table:style-name="ce1">
            <text:p>4054</text:p>
          </table:table-cell>
          <table:table-cell office:value-type="string" table:style-name="ce1">
            <text:p>Success</text:p>
          </table:table-cell>
          <table:table-cell office:value-type="float" office:value="91077" table:style-name="ce1">
            <text:p>91077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4H59M38.707S" table:style-name="ce2">
            <text:p>59:38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4H59M38.723S" table:style-name="ce2">
            <text:p>59:38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4H59M38.736S" table:style-name="ce2">
            <text:p>59:38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4H59M38.743S" table:style-name="ce2">
            <text:p>59:38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4H59M37.131S" table:style-name="ce2">
            <text:p>59:37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4H59M37.065S" table:style-name="ce2">
            <text:p>59:37.1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4H59M37.063S" table:style-name="ce2">
            <text:p>59:37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4H59M39.023S" table:style-name="ce2">
            <text:p>59:39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4H59M39.014S" table:style-name="ce2">
            <text:p>59:39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4H59M39.023S" table:style-name="ce2">
            <text:p>59:39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4H59M39.073S" table:style-name="ce2">
            <text:p>59:39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4H59M39.076S" table:style-name="ce2">
            <text:p>59:39.1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4H59M39.083S" table:style-name="ce2">
            <text:p>59:39.1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4H59M36.970S" table:style-name="ce2">
            <text:p>59:37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118" table:style-name="ce1">
            <text:p>21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4H59M39.080S" table:style-name="ce2">
            <text:p>59:39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4H59M39.074S" table:style-name="ce2">
            <text:p>59:39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4H59M39.092S" table:style-name="ce2">
            <text:p>59:39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4H59M39.093S" table:style-name="ce2">
            <text:p>59:39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4H59M39.111S" table:style-name="ce2">
            <text:p>59:39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4H59M39.120S" table:style-name="ce2">
            <text:p>59:39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4H59M18.283S" table:style-name="ce2">
            <text:p>59:18.3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0850" table:style-name="ce1">
            <text:p>20850</text:p>
          </table:table-cell>
          <table:table-cell office:value-type="string" table:style-name="ce1">
            <text:p>Success</text:p>
          </table:table-cell>
          <table:table-cell office:value-type="float" office:value="58898" table:style-name="ce1">
            <text:p>58898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4H59M27.554S" table:style-name="ce2">
            <text:p>59:27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188" table:style-name="ce1">
            <text:p>12188</text:p>
          </table:table-cell>
          <table:table-cell office:value-type="string" table:style-name="ce1">
            <text:p>Success</text:p>
          </table:table-cell>
          <table:table-cell office:value-type="float" office:value="22116" table:style-name="ce1">
            <text:p>22116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4H59M32.034S" table:style-name="ce2">
            <text:p>59:32.0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7709" table:style-name="ce1">
            <text:p>7709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4H59M31.144S" table:style-name="ce2">
            <text:p>59:31.1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605" table:style-name="ce1">
            <text:p>8605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4H59M29.386S" table:style-name="ce2">
            <text:p>59:29.4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0368" table:style-name="ce1">
            <text:p>10368</text:p>
          </table:table-cell>
          <table:table-cell office:value-type="string" table:style-name="ce1">
            <text:p>Success</text:p>
          </table:table-cell>
          <table:table-cell office:value-type="float" office:value="52420" table:style-name="ce1">
            <text:p>52420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4H59M31.444S" table:style-name="ce2">
            <text:p>59:31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8315" table:style-name="ce1">
            <text:p>8315</text:p>
          </table:table-cell>
          <table:table-cell office:value-type="string" table:style-name="ce1">
            <text:p>Success</text:p>
          </table:table-cell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4H59M25.741S" table:style-name="ce2">
            <text:p>59:25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019" table:style-name="ce1">
            <text:p>1401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4H59M24.089S" table:style-name="ce2">
            <text:p>59:24.1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5707" table:style-name="ce1">
            <text:p>15707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4H59M23.639S" table:style-name="ce2">
            <text:p>59:23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6195" table:style-name="ce1">
            <text:p>16195</text:p>
          </table:table-cell>
          <table:table-cell office:value-type="string" table:style-name="ce1">
            <text:p>Success</text:p>
          </table:table-cell>
          <table:table-cell office:value-type="float" office:value="50509" table:style-name="ce1">
            <text:p>50509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4H59M33.792S" table:style-name="ce2">
            <text:p>59:33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4H59M28.301S" table:style-name="ce2">
            <text:p>59:28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565" table:style-name="ce1">
            <text:p>11565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4H59M27.469S" table:style-name="ce2">
            <text:p>59:27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443" table:style-name="ce1">
            <text:p>12443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4H59M26.625S" table:style-name="ce2">
            <text:p>59:26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292" table:style-name="ce1">
            <text:p>13292</text:p>
          </table:table-cell>
          <table:table-cell office:value-type="string" table:style-name="ce1">
            <text:p>Success</text:p>
          </table:table-cell>
          <table:table-cell office:value-type="float" office:value="47794" table:style-name="ce1">
            <text:p>47794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4H59M39.919S" table:style-name="ce2">
            <text:p>59:39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4H59M39.762S" table:style-name="ce2">
            <text:p>59:39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4H59M40.004S" table:style-name="ce2">
            <text:p>59:40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4H59M39.913S" table:style-name="ce2">
            <text:p>59:39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4H59M39.798S" table:style-name="ce2">
            <text:p>59:39.8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4H59M40.210S" table:style-name="ce2">
            <text:p>59:40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4H59M39.861S" table:style-name="ce2">
            <text:p>59:39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70025" table:style-name="ce1">
            <text:p>70025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4H59M40.386S" table:style-name="ce2">
            <text:p>59:40.4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4H59M40.418S" table:style-name="ce2">
            <text:p>59:40.4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4H59M40.445S" table:style-name="ce2">
            <text:p>59:40.4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710" table:style-name="ce1">
            <text:p>2710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4H59M40.489S" table:style-name="ce2">
            <text:p>59:40.5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762" table:style-name="ce1">
            <text:p>2762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4H59M39.756S" table:style-name="ce2">
            <text:p>59:39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67959" table:style-name="ce1">
            <text:p>67959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4H59M40.742S" table:style-name="ce2">
            <text:p>59:40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4H59M39.745S" table:style-name="ce2">
            <text:p>59:39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67779" table:style-name="ce1">
            <text:p>67779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4H59M39.867S" table:style-name="ce2">
            <text:p>59:39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70082" table:style-name="ce1">
            <text:p>70082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4H59M40.819S" table:style-name="ce2">
            <text:p>59:40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4H59M40.180S" table:style-name="ce2">
            <text:p>59:40.2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69945" table:style-name="ce1">
            <text:p>69945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4H59M40.814S" table:style-name="ce2">
            <text:p>59:40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4H59M41.088S" table:style-name="ce2">
            <text:p>59:41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4H59M41.101S" table:style-name="ce2">
            <text:p>59:41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4H59M41.118S" table:style-name="ce2">
            <text:p>59:41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4H59M41.125S" table:style-name="ce2">
            <text:p>59:41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4H59M34.071S" table:style-name="ce2">
            <text:p>59:34.1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7421" table:style-name="ce1">
            <text:p>7421</text:p>
          </table:table-cell>
          <table:table-cell office:value-type="string" table:style-name="ce1">
            <text:p>Success</text:p>
          </table:table-cell>
          <table:table-cell office:value-type="float" office:value="20424" table:style-name="ce1">
            <text:p>20424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4H59M34.003S" table:style-name="ce2">
            <text:p>59:34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7492" table:style-name="ce1">
            <text:p>7492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4H59M25.287S" table:style-name="ce2">
            <text:p>59:25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6212" table:style-name="ce1">
            <text:p>16212</text:p>
          </table:table-cell>
          <table:table-cell office:value-type="string" table:style-name="ce1">
            <text:p>Success</text:p>
          </table:table-cell>
          <table:table-cell office:value-type="float" office:value="51559" table:style-name="ce1">
            <text:p>51559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4H59M35.466S" table:style-name="ce2">
            <text:p>59:35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57015" table:style-name="ce1">
            <text:p>57015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4H59M33.934S" table:style-name="ce2">
            <text:p>59:33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591" table:style-name="ce1">
            <text:p>7591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4H59M33.939S" table:style-name="ce2">
            <text:p>59:33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589" table:style-name="ce1">
            <text:p>7589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4H59M33.924S" table:style-name="ce2">
            <text:p>59:33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7607" table:style-name="ce1">
            <text:p>7607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4H59M33.810S" table:style-name="ce2">
            <text:p>59:33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7723" table:style-name="ce1">
            <text:p>772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4H59M33.931S" table:style-name="ce2">
            <text:p>59:33.9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674" table:style-name="ce1">
            <text:p>7674</text:p>
          </table:table-cell>
          <table:table-cell office:value-type="string" table:style-name="ce1">
            <text:p>Success</text:p>
          </table:table-cell>
          <table:table-cell office:value-type="float" office:value="20428" table:style-name="ce1">
            <text:p>20428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4H59M33.814S" table:style-name="ce2">
            <text:p>59:33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811" table:style-name="ce1">
            <text:p>7811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4H59M29.385S" table:style-name="ce2">
            <text:p>59:29.4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242" table:style-name="ce1">
            <text:p>1224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4H59M39.751S" table:style-name="ce2">
            <text:p>59:39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4H59M33.955S" table:style-name="ce2">
            <text:p>59:34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11" table:style-name="ce1">
            <text:p>7711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4H59M39.837S" table:style-name="ce2">
            <text:p>59:39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Success</text:p>
          </table:table-cell>
          <table:table-cell office:value-type="float" office:value="20426" table:style-name="ce1">
            <text:p>20426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4H59M39.135S" table:style-name="ce2">
            <text:p>59:39.1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Success</text:p>
          </table:table-cell>
          <table:table-cell office:value-type="float" office:value="52888" table:style-name="ce1">
            <text:p>52888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4H59M33.872S" table:style-name="ce2">
            <text:p>59:33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7818" table:style-name="ce1">
            <text:p>7818</text:p>
          </table:table-cell>
          <table:table-cell office:value-type="string" table:style-name="ce1">
            <text:p>Success</text:p>
          </table:table-cell>
          <table:table-cell office:value-type="float" office:value="54956" table:style-name="ce1">
            <text:p>54956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4H59M37.260S" table:style-name="ce2">
            <text:p>59:37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432" table:style-name="ce1">
            <text:p>4432</text:p>
          </table:table-cell>
          <table:table-cell office:value-type="string" table:style-name="ce1">
            <text:p>Success</text:p>
          </table:table-cell>
          <table:table-cell office:value-type="float" office:value="47795" table:style-name="ce1">
            <text:p>47795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4H59M33.054S" table:style-name="ce2">
            <text:p>59:33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645" table:style-name="ce1">
            <text:p>8645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4H59M41.694S" table:style-name="ce2">
            <text:p>59:41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4H59M41.501S" table:style-name="ce2">
            <text:p>59:41.5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4H59M41.734S" table:style-name="ce2">
            <text:p>59:41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4H59M41.629S" table:style-name="ce2">
            <text:p>59:41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4H59M41.835S" table:style-name="ce2">
            <text:p>59:41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162" table:style-name="ce1">
            <text:p>1162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4H59M41.626S" table:style-name="ce2">
            <text:p>59:41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4H59M41.529S" table:style-name="ce2">
            <text:p>59:41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4H59M41.532S" table:style-name="ce2">
            <text:p>59:41.5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4H59M41.494S" table:style-name="ce2">
            <text:p>59:41.5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4H59M41.534S" table:style-name="ce2">
            <text:p>59:41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Success</text:p>
          </table:table-cell>
          <table:table-cell office:value-type="float" office:value="76391" table:style-name="ce1">
            <text:p>7639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4H59M42.939S" table:style-name="ce2">
            <text:p>59:42.9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4H59M41.496S" table:style-name="ce2">
            <text:p>59:41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Success</text:p>
          </table:table-cell>
          <table:table-cell office:value-type="float" office:value="82606" table:style-name="ce1">
            <text:p>82606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4H59M41.686S" table:style-name="ce2">
            <text:p>59:41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82608" table:style-name="ce1">
            <text:p>82608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4H59M41.691S" table:style-name="ce2">
            <text:p>59:41.7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Success</text:p>
          </table:table-cell>
          <table:table-cell office:value-type="float" office:value="82606" table:style-name="ce1">
            <text:p>82606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4H59M42.972S" table:style-name="ce2">
            <text:p>59:43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4H59M42.937S" table:style-name="ce2">
            <text:p>59:42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4H59M42.975S" table:style-name="ce2">
            <text:p>59:43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4H59M42.981S" table:style-name="ce2">
            <text:p>59:43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4H59M41.526S" table:style-name="ce2">
            <text:p>59:41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4H59M43.043S" table:style-name="ce2">
            <text:p>59:43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4H59M43.049S" table:style-name="ce2">
            <text:p>59:43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4H59M43.043S" table:style-name="ce2">
            <text:p>59:43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4H59M41.692S" table:style-name="ce2">
            <text:p>59:41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82653" table:style-name="ce1">
            <text:p>82653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4H59M43.068S" table:style-name="ce2">
            <text:p>59:43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4H59M43.079S" table:style-name="ce2">
            <text:p>59:43.1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4H59M43.081S" table:style-name="ce2">
            <text:p>59:43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4H59M43.042S" table:style-name="ce2">
            <text:p>59:43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4H59M43.113S" table:style-name="ce2">
            <text:p>59:43.1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4H59M43.070S" table:style-name="ce2">
            <text:p>59:43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4H59M43.068S" table:style-name="ce2">
            <text:p>59:43.1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4H59M43.170S" table:style-name="ce2">
            <text:p>59:43.2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4H59M43.189S" table:style-name="ce2">
            <text:p>59:43.2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4H59M43.170S" table:style-name="ce2">
            <text:p>59:43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4H59M43.169S" table:style-name="ce2">
            <text:p>59:43.2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4H59M43.237S" table:style-name="ce2">
            <text:p>59:43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4H59M42.837S" table:style-name="ce2">
            <text:p>59:42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4H59M42.994S" table:style-name="ce2">
            <text:p>59:43.0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4H59M41.608S" table:style-name="ce2">
            <text:p>59:41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82606" table:style-name="ce1">
            <text:p>82606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4H59M43.473S" table:style-name="ce2">
            <text:p>59:43.5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out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4H59M41.643S" table:style-name="ce2">
            <text:p>59:41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uccess</text:p>
          </table:table-cell>
          <table:table-cell office:value-type="float" office:value="82758" table:style-name="ce1">
            <text:p>82758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4H59M43.612S" table:style-name="ce2">
            <text:p>59:43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4H59M43.659S" table:style-name="ce2">
            <text:p>59:43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4H59M43.681S" table:style-name="ce2">
            <text:p>59:43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4H59M43.500S" table:style-name="ce2">
            <text:p>59:43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4H59M43.691S" table:style-name="ce2">
            <text:p>59:43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4H59M43.780S" table:style-name="ce2">
            <text:p>59:43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4H59M43.826S" table:style-name="ce2">
            <text:p>59:43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4H59M41.523S" table:style-name="ce2">
            <text:p>59:41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2393" table:style-name="ce1">
            <text:p>2393</text:p>
          </table:table-cell>
          <table:table-cell office:value-type="string" table:style-name="ce1">
            <text:p>Success</text:p>
          </table:table-cell>
          <table:table-cell office:value-type="float" office:value="80557" table:style-name="ce1">
            <text:p>80557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4H59M43.918S" table:style-name="ce2">
            <text:p>59:43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4H59M43.780S" table:style-name="ce2">
            <text:p>59:43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4H59M41.668S" table:style-name="ce2">
            <text:p>59:41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4H59M42.393S" table:style-name="ce2">
            <text:p>59:42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72197" table:style-name="ce1">
            <text:p>72197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4H59M44.278S" table:style-name="ce2">
            <text:p>59:44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4H59M41.700S" table:style-name="ce2">
            <text:p>59:41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819" table:style-name="ce1">
            <text:p>2819</text:p>
          </table:table-cell>
          <table:table-cell office:value-type="string" table:style-name="ce1">
            <text:p>Success</text:p>
          </table:table-cell>
          <table:table-cell office:value-type="float" office:value="65714" table:style-name="ce1">
            <text:p>65714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4H59M43.583S" table:style-name="ce2">
            <text:p>59:43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4H59M44.520S" table:style-name="ce2">
            <text:p>59:44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570" table:style-name="ce1">
            <text:p>570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4H59M44.533S" table:style-name="ce2">
            <text:p>59:44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4H59M44.550S" table:style-name="ce2">
            <text:p>59:44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4H59M44.558S" table:style-name="ce2">
            <text:p>59:44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4H59M42.721S" table:style-name="ce2">
            <text:p>59:42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63589" table:style-name="ce1">
            <text:p>63589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4H59M44.868S" table:style-name="ce2">
            <text:p>59:44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4H59M43.057S" table:style-name="ce2">
            <text:p>59:43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uccess</text:p>
          </table:table-cell>
          <table:table-cell office:value-type="float" office:value="57340" table:style-name="ce1">
            <text:p>57340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4H59M45.077S" table:style-name="ce2">
            <text:p>59:45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4H59M44.254S" table:style-name="ce2">
            <text:p>59:44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59353" table:style-name="ce1">
            <text:p>59353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4H59M45.233S" table:style-name="ce2">
            <text:p>59:45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4H59M37.492S" table:style-name="ce2">
            <text:p>59:37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852" table:style-name="ce1">
            <text:p>7852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4H59M37.792S" table:style-name="ce2">
            <text:p>59:37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561" table:style-name="ce1">
            <text:p>756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4H59M33.948S" table:style-name="ce2">
            <text:p>59:33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405" table:style-name="ce1">
            <text:p>11405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4H59M39.744S" table:style-name="ce2">
            <text:p>59:39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5622" table:style-name="ce1">
            <text:p>562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4H59M33.924S" table:style-name="ce2">
            <text:p>59:33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443" table:style-name="ce1">
            <text:p>11443</text:p>
          </table:table-cell>
          <table:table-cell office:value-type="string" table:style-name="ce1">
            <text:p>Success</text:p>
          </table:table-cell>
          <table:table-cell office:value-type="float" office:value="48616" table:style-name="ce1">
            <text:p>48616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4H59M33.208S" table:style-name="ce2">
            <text:p>59:33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2168" table:style-name="ce1">
            <text:p>12168</text:p>
          </table:table-cell>
          <table:table-cell office:value-type="string" table:style-name="ce1">
            <text:p>Success</text:p>
          </table:table-cell>
          <table:table-cell office:value-type="float" office:value="55719" table:style-name="ce1">
            <text:p>55719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4H59M33.991S" table:style-name="ce2">
            <text:p>59:34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384" table:style-name="ce1">
            <text:p>11384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4H59M39.955S" table:style-name="ce2">
            <text:p>59:40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422" table:style-name="ce1">
            <text:p>5422</text:p>
          </table:table-cell>
          <table:table-cell office:value-type="string" table:style-name="ce1">
            <text:p>Success</text:p>
          </table:table-cell>
          <table:table-cell office:value-type="float" office:value="48616" table:style-name="ce1">
            <text:p>48616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4H59M34.784S" table:style-name="ce2">
            <text:p>59:34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604" table:style-name="ce1">
            <text:p>10604</text:p>
          </table:table-cell>
          <table:table-cell office:value-type="string" table:style-name="ce1">
            <text:p>Success</text:p>
          </table:table-cell>
          <table:table-cell office:value-type="float" office:value="51556" table:style-name="ce1">
            <text:p>51556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4H59M33.875S" table:style-name="ce2">
            <text:p>59:33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520" table:style-name="ce1">
            <text:p>11520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4H59M39.760S" table:style-name="ce2">
            <text:p>59:39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5642" table:style-name="ce1">
            <text:p>564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4H59M45.390S" table:style-name="ce2">
            <text:p>59:45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46" table:style-name="ce1">
            <text:p>2946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4H59M45.397S" table:style-name="ce2">
            <text:p>59:45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4H59M45.377S" table:style-name="ce2">
            <text:p>59:45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4H59M45.370S" table:style-name="ce2">
            <text:p>59:45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4H59M45.378S" table:style-name="ce2">
            <text:p>59:45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4H59M45.356S" table:style-name="ce2">
            <text:p>59:45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4H59M34.091S" table:style-name="ce2">
            <text:p>59:34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354" table:style-name="ce1">
            <text:p>12354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4H59M33.761S" table:style-name="ce2">
            <text:p>59:33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722" table:style-name="ce1">
            <text:p>12722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4H59M38.045S" table:style-name="ce2">
            <text:p>59:38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461" table:style-name="ce1">
            <text:p>8461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4H59M37.390S" table:style-name="ce2">
            <text:p>59:37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138" table:style-name="ce1">
            <text:p>9138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4H59M37.064S" table:style-name="ce2">
            <text:p>59:37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500" table:style-name="ce1">
            <text:p>9500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4H59M35.062S" table:style-name="ce2">
            <text:p>59:35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504" table:style-name="ce1">
            <text:p>11504</text:p>
          </table:table-cell>
          <table:table-cell office:value-type="string" table:style-name="ce1">
            <text:p>Success</text:p>
          </table:table-cell>
          <table:table-cell office:value-type="float" office:value="52420" table:style-name="ce1">
            <text:p>52420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4H59M40.025S" table:style-name="ce2">
            <text:p>59:40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589" table:style-name="ce1">
            <text:p>6589</text:p>
          </table:table-cell>
          <table:table-cell office:value-type="string" table:style-name="ce1">
            <text:p>Success</text:p>
          </table:table-cell>
          <table:table-cell office:value-type="float" office:value="57015" table:style-name="ce1">
            <text:p>57015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4H59M34.960S" table:style-name="ce2">
            <text:p>59:35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654" table:style-name="ce1">
            <text:p>11654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4H59M40.276S" table:style-name="ce2">
            <text:p>59:40.3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345" table:style-name="ce1">
            <text:p>6345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4H59M43.254S" table:style-name="ce2">
            <text:p>59:43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384" table:style-name="ce1">
            <text:p>3384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4H59M38.210S" table:style-name="ce2">
            <text:p>59:38.2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428" table:style-name="ce1">
            <text:p>8428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4H59M41.826S" table:style-name="ce2">
            <text:p>59:41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821" table:style-name="ce1">
            <text:p>4821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4H59M40.764S" table:style-name="ce2">
            <text:p>59:40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890" table:style-name="ce1">
            <text:p>5890</text:p>
          </table:table-cell>
          <table:table-cell office:value-type="string" table:style-name="ce1">
            <text:p>Success</text:p>
          </table:table-cell>
          <table:table-cell office:value-type="float" office:value="53296" table:style-name="ce1">
            <text:p>53296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4H59M45.368S" table:style-name="ce2">
            <text:p>59:45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61533" table:style-name="ce1">
            <text:p>61533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4H59M46.706S" table:style-name="ce2">
            <text:p>59:46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4H59M44.097S" table:style-name="ce2">
            <text:p>59:44.1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Success</text:p>
          </table:table-cell>
          <table:table-cell office:value-type="float" office:value="57947" table:style-name="ce1">
            <text:p>57947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4H59M46.764S" table:style-name="ce2">
            <text:p>59:46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4H59M46.785S" table:style-name="ce2">
            <text:p>59:46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894" table:style-name="ce1">
            <text:p>2894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4H59M46.912S" table:style-name="ce2">
            <text:p>59:46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946" table:style-name="ce1">
            <text:p>2946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4H59M46.446S" table:style-name="ce2">
            <text:p>59:46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4H59M46.086S" table:style-name="ce2">
            <text:p>59:46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477" table:style-name="ce1">
            <text:p>1477</text:p>
          </table:table-cell>
          <table:table-cell office:value-type="string" table:style-name="ce1">
            <text:p>Success</text:p>
          </table:table-cell>
          <table:table-cell office:value-type="float" office:value="69946" table:style-name="ce1">
            <text:p>69946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4H59M47.565S" table:style-name="ce2">
            <text:p>59:47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4H59M46.035S" table:style-name="ce2">
            <text:p>59:46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Success</text:p>
          </table:table-cell>
          <table:table-cell office:value-type="float" office:value="65706" table:style-name="ce1">
            <text:p>65706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4H59M45.727S" table:style-name="ce2">
            <text:p>59:45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894" table:style-name="ce1">
            <text:p>1894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4H59M47.601S" table:style-name="ce2">
            <text:p>59:47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4H59M45.882S" table:style-name="ce2">
            <text:p>59:45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72065" table:style-name="ce1">
            <text:p>72065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4H59M47.622S" table:style-name="ce2">
            <text:p>59:47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4H59M47.645S" table:style-name="ce2">
            <text:p>59:47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4H59M45.921S" table:style-name="ce2">
            <text:p>59:45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4H59M45.418S" table:style-name="ce2">
            <text:p>59:45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Success</text:p>
          </table:table-cell>
          <table:table-cell office:value-type="float" office:value="72057" table:style-name="ce1">
            <text:p>72057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4H59M47.707S" table:style-name="ce2">
            <text:p>59:47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4H59M45.405S" table:style-name="ce2">
            <text:p>59:45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340" table:style-name="ce1">
            <text:p>2340</text:p>
          </table:table-cell>
          <table:table-cell office:value-type="string" table:style-name="ce1">
            <text:p>Success</text:p>
          </table:table-cell>
          <table:table-cell office:value-type="float" office:value="72148" table:style-name="ce1">
            <text:p>72148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4H59M47.751S" table:style-name="ce2">
            <text:p>59:47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4H59M47.771S" table:style-name="ce2">
            <text:p>59:47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4H59M47.787S" table:style-name="ce2">
            <text:p>59:47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4H59M46.639S" table:style-name="ce2">
            <text:p>59:46.6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4H59M47.840S" table:style-name="ce2">
            <text:p>59:47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94" table:style-name="ce1">
            <text:p>1594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4H59M43.871S" table:style-name="ce2">
            <text:p>59:43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015" table:style-name="ce1">
            <text:p>4015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4H59M47.803S" table:style-name="ce2">
            <text:p>59:47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992" table:style-name="ce1">
            <text:p>2992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4H59M46.485S" table:style-name="ce2">
            <text:p>59:46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05" table:style-name="ce1">
            <text:p>140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4H59M47.720S" table:style-name="ce2">
            <text:p>59:47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4H59M48.331S" table:style-name="ce2">
            <text:p>59:48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870" table:style-name="ce1">
            <text:p>870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4H59M46.616S" table:style-name="ce2">
            <text:p>59:46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Success</text:p>
          </table:table-cell>
          <table:table-cell office:value-type="float" office:value="80543" table:style-name="ce1">
            <text:p>80543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4H59M48.590S" table:style-name="ce2">
            <text:p>59:48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4H59M46.622S" table:style-name="ce2">
            <text:p>59:46.6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ccess</text:p>
          </table:table-cell>
          <table:table-cell office:value-type="float" office:value="80545" table:style-name="ce1">
            <text:p>80545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4H59M46.567S" table:style-name="ce2">
            <text:p>59:46.6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80541" table:style-name="ce1">
            <text:p>80541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4H59M48.668S" table:style-name="ce2">
            <text:p>59:48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4H59M48.675S" table:style-name="ce2">
            <text:p>59:48.7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4H59M46.616S" table:style-name="ce2">
            <text:p>59:46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ccess</text:p>
          </table:table-cell>
          <table:table-cell office:value-type="float" office:value="80691" table:style-name="ce1">
            <text:p>80691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4H59M48.696S" table:style-name="ce2">
            <text:p>59:48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4H59M47.218S" table:style-name="ce2">
            <text:p>59:47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Success</text:p>
          </table:table-cell>
          <table:table-cell office:value-type="float" office:value="80538" table:style-name="ce1">
            <text:p>80538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4H59M46.649S" table:style-name="ce2">
            <text:p>59:46.6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775" table:style-name="ce1">
            <text:p>2775</text:p>
          </table:table-cell>
          <table:table-cell office:value-type="string" table:style-name="ce1">
            <text:p>Success</text:p>
          </table:table-cell>
          <table:table-cell office:value-type="float" office:value="80568" table:style-name="ce1">
            <text:p>80568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4H59M49.419S" table:style-name="ce2">
            <text:p>59:49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4H59M49.425S" table:style-name="ce2">
            <text:p>59:49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4H59M47.887S" table:style-name="ce2">
            <text:p>59:47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4H59M49.653S" table:style-name="ce2">
            <text:p>59:49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088" table:style-name="ce1">
            <text:p>2088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4H59M47.891S" table:style-name="ce2">
            <text:p>59:47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291" table:style-name="ce1">
            <text:p>2291</text:p>
          </table:table-cell>
          <table:table-cell office:value-type="string" table:style-name="ce1">
            <text:p>Success</text:p>
          </table:table-cell>
          <table:table-cell office:value-type="float" office:value="82656" table:style-name="ce1">
            <text:p>82656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4H59M50.183S" table:style-name="ce2">
            <text:p>59:50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4H59M41.104S" table:style-name="ce2">
            <text:p>59:41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677" table:style-name="ce1">
            <text:p>9677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4H59M35.579S" table:style-name="ce2">
            <text:p>59:35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5229" table:style-name="ce1">
            <text:p>15229</text:p>
          </table:table-cell>
          <table:table-cell office:value-type="string" table:style-name="ce1">
            <text:p>Success</text:p>
          </table:table-cell>
          <table:table-cell office:value-type="float" office:value="57015" table:style-name="ce1">
            <text:p>57015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4H59M40.832S" table:style-name="ce2">
            <text:p>59:40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976" table:style-name="ce1">
            <text:p>9976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4H59M43.955S" table:style-name="ce2">
            <text:p>59:44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858" table:style-name="ce1">
            <text:p>6858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4H59M36.778S" table:style-name="ce2">
            <text:p>59:36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036" table:style-name="ce1">
            <text:p>14036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4H59M41.733S" table:style-name="ce2">
            <text:p>59:41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082" table:style-name="ce1">
            <text:p>9082</text:p>
          </table:table-cell>
          <table:table-cell office:value-type="string" table:style-name="ce1">
            <text:p>Success</text:p>
          </table:table-cell>
          <table:table-cell office:value-type="float" office:value="48619" table:style-name="ce1">
            <text:p>48619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4H59M45.377S" table:style-name="ce2">
            <text:p>59:45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5444" table:style-name="ce1">
            <text:p>5444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4H59M46.656S" table:style-name="ce2">
            <text:p>59:46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4168" table:style-name="ce1">
            <text:p>416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4H59M46.566S" table:style-name="ce2">
            <text:p>59:46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4261" table:style-name="ce1">
            <text:p>4261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4H59M40.539S" table:style-name="ce2">
            <text:p>59:40.5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345" table:style-name="ce1">
            <text:p>10345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4H59M44.883S" table:style-name="ce2">
            <text:p>59:44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006" table:style-name="ce1">
            <text:p>6006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4H59M41.881S" table:style-name="ce2">
            <text:p>59:41.9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017" table:style-name="ce1">
            <text:p>9017</text:p>
          </table:table-cell>
          <table:table-cell office:value-type="string" table:style-name="ce1">
            <text:p>Success</text:p>
          </table:table-cell>
          <table:table-cell office:value-type="float" office:value="57015" table:style-name="ce1">
            <text:p>57015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4H59M43.281S" table:style-name="ce2">
            <text:p>59:43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620" table:style-name="ce1">
            <text:p>7620</text:p>
          </table:table-cell>
          <table:table-cell office:value-type="string" table:style-name="ce1">
            <text:p>Success</text:p>
          </table:table-cell>
          <table:table-cell office:value-type="float" office:value="46113" table:style-name="ce1">
            <text:p>46113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4H59M48.403S" table:style-name="ce2">
            <text:p>59:48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Success</text:p>
          </table:table-cell>
          <table:table-cell office:value-type="float" office:value="47794" table:style-name="ce1">
            <text:p>47794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4H59M50.978S" table:style-name="ce2">
            <text:p>59:51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4H59M50.823S" table:style-name="ce2">
            <text:p>59:50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4H59M50.817S" table:style-name="ce2">
            <text:p>59:50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4H59M50.885S" table:style-name="ce2">
            <text:p>59:50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4H59M50.826S" table:style-name="ce2">
            <text:p>59:50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4H59M50.830S" table:style-name="ce2">
            <text:p>59:50.8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4H59M51.143S" table:style-name="ce2">
            <text:p>59:51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4H59M51.130S" table:style-name="ce2">
            <text:p>59:51.1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32" table:style-name="ce1">
            <text:p>1532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4H59M51.146S" table:style-name="ce2">
            <text:p>59:51.1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4H59M51.159S" table:style-name="ce2">
            <text:p>59:51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4H59M51.208S" table:style-name="ce2">
            <text:p>59:51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4H59M51.156S" table:style-name="ce2">
            <text:p>59:51.2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4H59M50.809S" table:style-name="ce2">
            <text:p>59:50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84780" table:style-name="ce1">
            <text:p>84780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4H59M51.443S" table:style-name="ce2">
            <text:p>59:51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56" table:style-name="ce1">
            <text:p>856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4H59M50.903S" table:style-name="ce2">
            <text:p>59:50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4H59M51.933S" table:style-name="ce2">
            <text:p>59:51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32" table:style-name="ce1">
            <text:p>1532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4H59M45.357S" table:style-name="ce2">
            <text:p>59:45.4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7124" table:style-name="ce1">
            <text:p>7124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4H59M46.529S" table:style-name="ce2">
            <text:p>59:46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991" table:style-name="ce1">
            <text:p>5991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4H59M46.639S" table:style-name="ce2">
            <text:p>59:46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5902" table:style-name="ce1">
            <text:p>5902</text:p>
          </table:table-cell>
          <table:table-cell office:value-type="string" table:style-name="ce1">
            <text:p>Success</text:p>
          </table:table-cell>
          <table:table-cell office:value-type="float" office:value="19835" table:style-name="ce1">
            <text:p>19835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4H59M46.507S" table:style-name="ce2">
            <text:p>59:46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6047" table:style-name="ce1">
            <text:p>604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4H59M47.629S" table:style-name="ce2">
            <text:p>59:47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34" table:style-name="ce1">
            <text:p>4934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4H59M50.815S" table:style-name="ce2">
            <text:p>59:50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4H59M49.468S" table:style-name="ce2">
            <text:p>59:49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106" table:style-name="ce1">
            <text:p>3106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4H59M52.483S" table:style-name="ce2">
            <text:p>59:52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4H59M45.345S" table:style-name="ce2">
            <text:p>59:45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7300" table:style-name="ce1">
            <text:p>730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4H59M47.890S" table:style-name="ce2">
            <text:p>59:47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789" table:style-name="ce1">
            <text:p>4789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4H59M44.289S" table:style-name="ce2">
            <text:p>59:44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390" table:style-name="ce1">
            <text:p>839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4H59M47.734S" table:style-name="ce2">
            <text:p>59:47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51" table:style-name="ce1">
            <text:p>4951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4H59M47.877S" table:style-name="ce2">
            <text:p>59:47.9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814" table:style-name="ce1">
            <text:p>4814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4H59M52.542S" table:style-name="ce2">
            <text:p>59:52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4H59M44.541S" table:style-name="ce2">
            <text:p>59:44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4H59M48.690S" table:style-name="ce2">
            <text:p>59:48.7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029" table:style-name="ce1">
            <text:p>4029</text:p>
          </table:table-cell>
          <table:table-cell office:value-type="string" table:style-name="ce1">
            <text:p>Success</text:p>
          </table:table-cell>
          <table:table-cell office:value-type="float" office:value="53296" table:style-name="ce1">
            <text:p>53296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4H59M48.707S" table:style-name="ce2">
            <text:p>59:48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4H59M47.028S" table:style-name="ce2">
            <text:p>59:47.0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692" table:style-name="ce1">
            <text:p>5692</text:p>
          </table:table-cell>
          <table:table-cell office:value-type="string" table:style-name="ce1">
            <text:p>Success</text:p>
          </table:table-cell>
          <table:table-cell office:value-type="float" office:value="52403" table:style-name="ce1">
            <text:p>52403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4H59M51.477S" table:style-name="ce2">
            <text:p>59:51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4H59M48.683S" table:style-name="ce2">
            <text:p>59:48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039" table:style-name="ce1">
            <text:p>4039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4H59M45.105S" table:style-name="ce2">
            <text:p>59:45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630" table:style-name="ce1">
            <text:p>7630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4H59M47.658S" table:style-name="ce2">
            <text:p>59:47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099" table:style-name="ce1">
            <text:p>5099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4H59M46.783S" table:style-name="ce2">
            <text:p>59:46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5987" table:style-name="ce1">
            <text:p>5987</text:p>
          </table:table-cell>
          <table:table-cell office:value-type="string" table:style-name="ce1">
            <text:p>Success</text:p>
          </table:table-cell>
          <table:table-cell office:value-type="float" office:value="46733" table:style-name="ce1">
            <text:p>46733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4H59M50.811S" table:style-name="ce2">
            <text:p>59:50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4H59M52.567S" table:style-name="ce2">
            <text:p>59:52.6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4H59M52.522S" table:style-name="ce2">
            <text:p>59:52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4H59M52.647S" table:style-name="ce2">
            <text:p>59:52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4H59M52.635S" table:style-name="ce2">
            <text:p>59:52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out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4H59M52.694S" table:style-name="ce2">
            <text:p>59:52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out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4H59M48.612S" table:style-name="ce2">
            <text:p>59:48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4H59M51.020S" table:style-name="ce2">
            <text:p>59:51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Success</text:p>
          </table:table-cell>
          <table:table-cell office:value-type="float" office:value="48616" table:style-name="ce1">
            <text:p>48616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4H59M50.815S" table:style-name="ce2">
            <text:p>59:50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2061" table:style-name="ce1">
            <text:p>206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4H59M52.844S" table:style-name="ce2">
            <text:p>59:52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4H59M52.837S" table:style-name="ce2">
            <text:p>59:52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4H59M52.882S" table:style-name="ce2">
            <text:p>59:52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4H59M52.882S" table:style-name="ce2">
            <text:p>59:52.9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4H59M52.824S" table:style-name="ce2">
            <text:p>59:52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4H59M52.850S" table:style-name="ce2">
            <text:p>59:52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4H59M52.829S" table:style-name="ce2">
            <text:p>59:52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4H59M52.889S" table:style-name="ce2">
            <text:p>59:52.9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4H59M52.891S" table:style-name="ce2">
            <text:p>59:52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4H59M52.892S" table:style-name="ce2">
            <text:p>59:52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4H59M49.475S" table:style-name="ce2">
            <text:p>59:49.5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428" table:style-name="ce1">
            <text:p>3428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4H59M52.899S" table:style-name="ce2">
            <text:p>59:52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4H59M52.562S" table:style-name="ce2">
            <text:p>59:52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4H59M52.680S" table:style-name="ce2">
            <text:p>59:52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4H59M51.125S" table:style-name="ce2">
            <text:p>59:51.1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ccess</text:p>
          </table:table-cell>
          <table:table-cell office:value-type="float" office:value="80685" table:style-name="ce1">
            <text:p>80685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4H59M53.077S" table:style-name="ce2">
            <text:p>59:53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088" table:style-name="ce1">
            <text:p>2088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4H59M53.075S" table:style-name="ce2">
            <text:p>59:53.1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4H59M53.051S" table:style-name="ce2">
            <text:p>59:53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ou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4H59M53.180S" table:style-name="ce2">
            <text:p>59:53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4H59M53.197S" table:style-name="ce2">
            <text:p>59:53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4H59M52.813S" table:style-name="ce2">
            <text:p>59:52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4H59M52.878S" table:style-name="ce2">
            <text:p>59:52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4H59M52.864S" table:style-name="ce2">
            <text:p>59:52.9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4H59M53.332S" table:style-name="ce2">
            <text:p>59:53.3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out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4H59M53.328S" table:style-name="ce2">
            <text:p>59:53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out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4H59M50.900S" table:style-name="ce2">
            <text:p>59:50.9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2583" table:style-name="ce1">
            <text:p>2583</text:p>
          </table:table-cell>
          <table:table-cell office:value-type="string" table:style-name="ce1">
            <text:p>Success</text:p>
          </table:table-cell>
          <table:table-cell office:value-type="float" office:value="80544" table:style-name="ce1">
            <text:p>80544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4H59M52.721S" table:style-name="ce2">
            <text:p>59:52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4H59M53.492S" table:style-name="ce2">
            <text:p>59:53.5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088" table:style-name="ce1">
            <text:p>2088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4H59M53.484S" table:style-name="ce2">
            <text:p>59:53.5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904" table:style-name="ce1">
            <text:p>904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4H59M52.692S" table:style-name="ce2">
            <text:p>59:52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67902" table:style-name="ce1">
            <text:p>67902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4H59M53.766S" table:style-name="ce2">
            <text:p>59:53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04" table:style-name="ce1">
            <text:p>904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4H59M50.783S" table:style-name="ce2">
            <text:p>59:50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720" table:style-name="ce1">
            <text:p>3720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4H59M50.890S" table:style-name="ce2">
            <text:p>59:50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4H59M47.689S" table:style-name="ce2">
            <text:p>59:47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844" table:style-name="ce1">
            <text:p>6844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4H59M50.196S" table:style-name="ce2">
            <text:p>59:50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337" table:style-name="ce1">
            <text:p>4337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4H59M45.338S" table:style-name="ce2">
            <text:p>59:45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204" table:style-name="ce1">
            <text:p>9204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4H59M54.524S" table:style-name="ce2">
            <text:p>59:54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4H59M54.505S" table:style-name="ce2">
            <text:p>59:54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4H59M54.594S" table:style-name="ce2">
            <text:p>59:54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out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4H59M52.904S" table:style-name="ce2">
            <text:p>59:52.9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4H59M52.694S" table:style-name="ce2">
            <text:p>59:52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4H59M52.856S" table:style-name="ce2">
            <text:p>59:52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4H59M51.947S" table:style-name="ce2">
            <text:p>59:51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Success</text:p>
          </table:table-cell>
          <table:table-cell office:value-type="float" office:value="52421" table:style-name="ce1">
            <text:p>5242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4H59M52.720S" table:style-name="ce2">
            <text:p>59:52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026" table:style-name="ce1">
            <text:p>202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4H59M47.591S" table:style-name="ce2">
            <text:p>59:47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162" table:style-name="ce1">
            <text:p>7162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4H59M54.702S" table:style-name="ce2">
            <text:p>59:54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4H59M54.723S" table:style-name="ce2">
            <text:p>59:54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4H59M54.759S" table:style-name="ce2">
            <text:p>59:54.8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4H59M54.757S" table:style-name="ce2">
            <text:p>59:54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4H59M52.721S" table:style-name="ce2">
            <text:p>59:52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2044" table:style-name="ce1">
            <text:p>2044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4H59M54.735S" table:style-name="ce2">
            <text:p>59:54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4H59M54.766S" table:style-name="ce2">
            <text:p>59:54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4H59M53.560S" table:style-name="ce2">
            <text:p>59:53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4H59M51.160S" table:style-name="ce2">
            <text:p>59:51.2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620" table:style-name="ce1">
            <text:p>3620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4H59M49.702S" table:style-name="ce2">
            <text:p>59:49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079" table:style-name="ce1">
            <text:p>5079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4H59M52.772S" table:style-name="ce2">
            <text:p>59:52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57386" table:style-name="ce1">
            <text:p>57386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4H59M54.737S" table:style-name="ce2">
            <text:p>59:54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4H59M54.737S" table:style-name="ce2">
            <text:p>59:54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4H59M54.748S" table:style-name="ce2">
            <text:p>59:54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4H59M52.720S" table:style-name="ce2">
            <text:p>59:52.7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24613" table:style-name="ce1">
            <text:p>24613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4H59M52.723S" table:style-name="ce2">
            <text:p>59:52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4H59M54.770S" table:style-name="ce2">
            <text:p>59:54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out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4H59M54.767S" table:style-name="ce2">
            <text:p>59:54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4H59M53.788S" table:style-name="ce2">
            <text:p>59:53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4H59M53.560S" table:style-name="ce2">
            <text:p>59:53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4H59M54.840S" table:style-name="ce2">
            <text:p>59:54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out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4H59M54.840S" table:style-name="ce2">
            <text:p>59:54.8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out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4H59M54.891S" table:style-name="ce2">
            <text:p>59:54.9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out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4H59M52.577S" table:style-name="ce2">
            <text:p>59:52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4H59M54.951S" table:style-name="ce2">
            <text:p>59:55.0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out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4H59M54.896S" table:style-name="ce2">
            <text:p>59:54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4H59M53.176S" table:style-name="ce2">
            <text:p>59:53.2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59547" table:style-name="ce1">
            <text:p>59547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4H59M55.046S" table:style-name="ce2">
            <text:p>59:55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4H59M54.893S" table:style-name="ce2">
            <text:p>59:54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4H59M55.050S" table:style-name="ce2">
            <text:p>59:55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out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4H59M55.101S" table:style-name="ce2">
            <text:p>59:55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4H59M55.102S" table:style-name="ce2">
            <text:p>59:55.1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4H59M55.112S" table:style-name="ce2">
            <text:p>59:55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4H59M55.145S" table:style-name="ce2">
            <text:p>59:55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4H59M53.334S" table:style-name="ce2">
            <text:p>59:53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Success</text:p>
          </table:table-cell>
          <table:table-cell office:value-type="float" office:value="63646" table:style-name="ce1">
            <text:p>63646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4H59M55.152S" table:style-name="ce2">
            <text:p>59:55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4H59M52.736S" table:style-name="ce2">
            <text:p>59:52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766" table:style-name="ce1">
            <text:p>276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4H59M52.680S" table:style-name="ce2">
            <text:p>59:52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837" table:style-name="ce1">
            <text:p>283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4H59M55.519S" table:style-name="ce2">
            <text:p>59:55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4H59M55.504S" table:style-name="ce2">
            <text:p>59:55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4H59M54.972S" table:style-name="ce2">
            <text:p>59:55.0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4H59M55.775S" table:style-name="ce2">
            <text:p>59:55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4H59M54.745S" table:style-name="ce2">
            <text:p>59:54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Success</text:p>
          </table:table-cell>
          <table:table-cell office:value-type="float" office:value="48860" table:style-name="ce1">
            <text:p>48860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4H59M55.099S" table:style-name="ce2">
            <text:p>59:55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42437" table:style-name="ce1">
            <text:p>42437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4H59M55.773S" table:style-name="ce2">
            <text:p>59:55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out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4H59M55.762S" table:style-name="ce2">
            <text:p>59:55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out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4H59M52.758S" table:style-name="ce2">
            <text:p>59:52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096" table:style-name="ce1">
            <text:p>309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4H59M52.567S" table:style-name="ce2">
            <text:p>59:52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287" table:style-name="ce1">
            <text:p>328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4H59M52.687S" table:style-name="ce2">
            <text:p>59:52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4H59M54.830S" table:style-name="ce2">
            <text:p>59:54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44557" table:style-name="ce1">
            <text:p>44557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4H59M54.782S" table:style-name="ce2">
            <text:p>59:54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Success</text:p>
          </table:table-cell>
          <table:table-cell office:value-type="float" office:value="42435" table:style-name="ce1">
            <text:p>42435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4H59M55.851S" table:style-name="ce2">
            <text:p>59:55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4H59M54.783S" table:style-name="ce2">
            <text:p>59:54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42435" table:style-name="ce1">
            <text:p>42435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4H59M55.852S" table:style-name="ce2">
            <text:p>59:55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4H59M53.168S" table:style-name="ce2">
            <text:p>59:53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735" table:style-name="ce1">
            <text:p>2735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4H59M55.861S" table:style-name="ce2">
            <text:p>59:55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4H59M55.857S" table:style-name="ce2">
            <text:p>59:55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4H59M55.855S" table:style-name="ce2">
            <text:p>59:55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4H59M55.854S" table:style-name="ce2">
            <text:p>59:55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4H59M55.869S" table:style-name="ce2">
            <text:p>59:55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4H59M55.925S" table:style-name="ce2">
            <text:p>59:55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4H59M55.928S" table:style-name="ce2">
            <text:p>59:55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4H59M55.910S" table:style-name="ce2">
            <text:p>59:55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4H59M55.969S" table:style-name="ce2">
            <text:p>59:56.0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86" table:style-name="ce1">
            <text:p>2986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4H59M56.000S" table:style-name="ce2">
            <text:p>59:56.0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38" table:style-name="ce1">
            <text:p>3038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4H59M55.856S" table:style-name="ce2">
            <text:p>59:55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4H59M56.312S" table:style-name="ce2">
            <text:p>59:56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4H59M55.856S" table:style-name="ce2">
            <text:p>59:55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4H59M55.857S" table:style-name="ce2">
            <text:p>59:55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4H59M56.330S" table:style-name="ce2">
            <text:p>59:56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4H59M56.348S" table:style-name="ce2">
            <text:p>59:56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4H59M55.214S" table:style-name="ce2">
            <text:p>59:55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49424" table:style-name="ce1">
            <text:p>49424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4H59M56.342S" table:style-name="ce2">
            <text:p>59:56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4H59M56.335S" table:style-name="ce2">
            <text:p>59:56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4H59M56.359S" table:style-name="ce2">
            <text:p>59:56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4H59M56.362S" table:style-name="ce2">
            <text:p>59:56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4H59M56.367S" table:style-name="ce2">
            <text:p>59:56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4H59M56.370S" table:style-name="ce2">
            <text:p>59:56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4H59M54.970S" table:style-name="ce2">
            <text:p>59:55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710" table:style-name="ce1">
            <text:p>171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4H59M56.682S" table:style-name="ce2">
            <text:p>59:56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4H59M54.777S" table:style-name="ce2">
            <text:p>59:54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4H59M55.826S" table:style-name="ce2">
            <text:p>59:55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4H59M56.752S" table:style-name="ce2">
            <text:p>59:56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4H59M55.864S" table:style-name="ce2">
            <text:p>59:55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53299" table:style-name="ce1">
            <text:p>53299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4H59M56.751S" table:style-name="ce2">
            <text:p>59:56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4H59M56.022S" table:style-name="ce2">
            <text:p>59:56.0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52404" table:style-name="ce1">
            <text:p>52404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4H59M56.834S" table:style-name="ce2">
            <text:p>59:56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4H59M55.931S" table:style-name="ce2">
            <text:p>59:55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4H59M55.906S" table:style-name="ce2">
            <text:p>59:55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4H59M56.859S" table:style-name="ce2">
            <text:p>59:56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4H59M54.755S" table:style-name="ce2">
            <text:p>59:54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538" table:style-name="ce1">
            <text:p>253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4H59M57.221S" table:style-name="ce2">
            <text:p>59:57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324" table:style-name="ce1">
            <text:p>3324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4H59M54.545S" table:style-name="ce2">
            <text:p>59:54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768" table:style-name="ce1">
            <text:p>276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4H59M57.294S" table:style-name="ce2">
            <text:p>59:57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4H59M54.536S" table:style-name="ce2">
            <text:p>59:54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4H59M55.905S" table:style-name="ce2">
            <text:p>59:55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4H59M54.535S" table:style-name="ce2">
            <text:p>59:54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796" table:style-name="ce1">
            <text:p>2796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4H59M55.876S" table:style-name="ce2">
            <text:p>59:55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60425" table:style-name="ce1">
            <text:p>60425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4H59M57.329S" table:style-name="ce2">
            <text:p>59:57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out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4H59M57.417S" table:style-name="ce2">
            <text:p>59:57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4H59M57.424S" table:style-name="ce2">
            <text:p>59:57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4H59M57.314S" table:style-name="ce2">
            <text:p>59:57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4H59M57.332S" table:style-name="ce2">
            <text:p>59:57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4H59M57.331S" table:style-name="ce2">
            <text:p>59:57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4H59M57.330S" table:style-name="ce2">
            <text:p>59:57.3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4H59M57.487S" table:style-name="ce2">
            <text:p>59:57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4H59M56.761S" table:style-name="ce2">
            <text:p>59:56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4H59M57.547S" table:style-name="ce2">
            <text:p>59:57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4H59M56.914S" table:style-name="ce2">
            <text:p>59:56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4H59M57.555S" table:style-name="ce2">
            <text:p>59:57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4H59M57.478S" table:style-name="ce2">
            <text:p>59:57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out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4H59M57.538S" table:style-name="ce2">
            <text:p>59:57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4H59M57.538S" table:style-name="ce2">
            <text:p>59:57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4H59M56.802S" table:style-name="ce2">
            <text:p>59:56.8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4H59M57.561S" table:style-name="ce2">
            <text:p>59:57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4H59M57.569S" table:style-name="ce2">
            <text:p>59:57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4H59M57.564S" table:style-name="ce2">
            <text:p>59:57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4H59M57.555S" table:style-name="ce2">
            <text:p>59:57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4H59M57.561S" table:style-name="ce2">
            <text:p>59:57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4H59M57.578S" table:style-name="ce2">
            <text:p>59:57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4H59M57.565S" table:style-name="ce2">
            <text:p>59:57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4H59M57.556S" table:style-name="ce2">
            <text:p>59:57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4H59M57.584S" table:style-name="ce2">
            <text:p>59:57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4H59M56.980S" table:style-name="ce2">
            <text:p>59:57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4H59M57.586S" table:style-name="ce2">
            <text:p>59:57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4H59M57.583S" table:style-name="ce2">
            <text:p>59:57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4H59M57.597S" table:style-name="ce2">
            <text:p>59:57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4H59M57.600S" table:style-name="ce2">
            <text:p>59:57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4H59M57.302S" table:style-name="ce2">
            <text:p>59:57.3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59546" table:style-name="ce1">
            <text:p>59546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4H59M57.615S" table:style-name="ce2">
            <text:p>59:57.6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4H59M56.359S" table:style-name="ce2">
            <text:p>59:56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4H59M57.636S" table:style-name="ce2">
            <text:p>59:57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4H59M57.395S" table:style-name="ce2">
            <text:p>59:57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4H59M57.686S" table:style-name="ce2">
            <text:p>59:57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4H59M57.626S" table:style-name="ce2">
            <text:p>59:57.6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6352" table:style-name="ce1">
            <text:p>6352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4H59M57.719S" table:style-name="ce2">
            <text:p>59:57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4H59M57.727S" table:style-name="ce2">
            <text:p>59:57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4H59M57.720S" table:style-name="ce2">
            <text:p>59:57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4H59M57.722S" table:style-name="ce2">
            <text:p>59:57.7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192" table:style-name="ce1">
            <text:p>1192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4H59M57.739S" table:style-name="ce2">
            <text:p>59:57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4H59M57.742S" table:style-name="ce2">
            <text:p>59:57.7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60422" table:style-name="ce1">
            <text:p>60422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4H59M57.804S" table:style-name="ce2">
            <text:p>59:57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4H59M57.891S" table:style-name="ce2">
            <text:p>59:57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4H59M57.902S" table:style-name="ce2">
            <text:p>59:57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5-04T10:21:52Z</dc:date>
  </office:meta>
</office:document-meta>
</file>